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style:text-underline-style="none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officeooo:paragraph-rsid="20c773b1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e9f5f17" officeooo:paragraph-rsid="28ad042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e9f5f17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150aff27" officeooo:paragraph-rsid="28ad0423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15108aed" officeooo:paragraph-rsid="28ad042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16ceb775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1687b0d4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175fecd3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17891a5a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192fa90f" officeooo:paragraph-rsid="2236b0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87b870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91ea54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b3ba51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b5593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4fa29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50885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941ad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a18e5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b1519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b83546" style:font-name-asian="Liberation Serif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b9967a" style:font-name-asian="Liberation Serif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e161a3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ef6761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f8396d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f85bae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fe6776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ffb481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490576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4a6df0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fd6128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05ffc3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f3ea36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c8a8a9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360db73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160f15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893343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94a1f1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97c8cf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1cc597ad" officeooo:paragraph-rsid="1cf34756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c9fb9ca" officeooo:paragraph-rsid="1cf3ea36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c9fb9ca" officeooo:paragraph-rsid="1cc8b570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8984423" officeooo:paragraph-rsid="28984423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8984423" officeooo:paragraph-rsid="289a1e4d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1d0f0f36" officeooo:paragraph-rsid="1d27c915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7cf70c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9329d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2208a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7923c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c3138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5c3d8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5bc58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81138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ab353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108161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11375d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47a562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1558a98c" officeooo:paragraph-rsid="28ddd37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1558a98c" officeooo:paragraph-rsid="28d663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1558a98c" officeooo:paragraph-rsid="28da4b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167f9524" officeooo:paragraph-rsid="295372e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167f9524" officeooo:paragraph-rsid="2236b0f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65533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63f350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7bca0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bf85bae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bffb481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12652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23a81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3d177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77975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98893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b5880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d1015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e848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0f55d4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18e733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12a408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14d42c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419c8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490576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50e5c2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527dc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53e724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579058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2ad04d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2ba40f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360bfa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37f53c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c5b7690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c730936" officeooo:paragraph-rsid="1c74c4d3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c74c4d3" officeooo:paragraph-rsid="1c74c4d3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7cf70c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50d47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6dbe3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d6b30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cbed3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da446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f19b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b8b27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c73b9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cb5a47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de5596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dca2fb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df3aa1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e0bf97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e37895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e3fe7d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e70eeb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44adb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765d1e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581ef6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67bb13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5c78f6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744cd1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6d4e24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97258f8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5b557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f307a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fbe1f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66616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5f7aa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83a9b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9ef7c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161aa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2d03e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e6a6f5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4a46d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6053d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e8e113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ea2691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eb1ee4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ef0380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cb1a2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0e6a7b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f7cf53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08c2e6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3c2fb1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3a4d20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1fadce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1fe86f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25aecb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2c34b0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2ae2bc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21e6fd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3e2230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9c2da9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9d9023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9f9100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981624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6a07c1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6a5925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49be56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6fa8ef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aa8b70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81a23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1a4ca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61d00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26ebe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91cd0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0e562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4b9451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592c6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7103e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55b0dc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575b58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5bcc72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5ec76b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60acac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3ef3bc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45e6a7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406664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b17305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425e0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b5893a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ba412f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bb9b13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bcb8df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0c3fa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0bb80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0a542f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0b1eff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3c379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6d10b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aa540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ef34a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24211a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2d7fae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37e12d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08db7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22734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29d9c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30126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71b4a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44748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64427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8d2d0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6859fb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18f76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b10adb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aeea83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b201d8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18537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8fdb6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a26d48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a38e33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f1a34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ed1b5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e1b266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ebd20e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e6ae88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eb1a72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e2f2ec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2b55b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76f84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0e3b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fb58d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42f3c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349d5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c2b8ac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622dd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9ff76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c5e1b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1613e46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1619102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c6778a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1636f5b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1639948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72436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b3621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8a7ec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9ae7a1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37187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29e23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d97ca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aa4727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a32a9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631900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6081bd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65963f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5fe8f0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605f6d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4bc4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4d968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4d5d8c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16b430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c7982a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5fdc0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f96fc6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fb4838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efc73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d0449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f31952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f51bc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c8e029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25aa2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cc9322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ccbdb7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e18908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dbc5a6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74294a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9dffa5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ac26d6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966c1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db790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90d104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8c1a1d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d82727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bb6ab1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b67b66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be02fe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c2e1c7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b6ee46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ea418ef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dcdfc4d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00f5c79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1da07617" officeooo:paragraph-rsid="1dac26d6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1da07617" officeooo:paragraph-rsid="1e74294a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1da07617" officeooo:paragraph-rsid="1dae6dc8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1dae6dc8" officeooo:paragraph-rsid="1db047c4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8fd18d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a0c6c4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7c1c78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2208a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244fb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8dde7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c3138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50da0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85c3d8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6114d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9b5ba3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48361b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77340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83e88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901c7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985c8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c6946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bc9720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c07acc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cbb05e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cfdf40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da7c12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db8cb5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dbde2e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dd92c4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413c6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468ca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5b07f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6849b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84f11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a14fd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edd82b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f148fe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f3cddd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f82597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07ff2a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16c387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172be6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211564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41a4c7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23491f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33d66d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2d6102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43c700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3f2056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36e761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1384a25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Liberation Serif" fo:font-size="17pt" style:text-underline-style="none" fo:font-weight="bold" officeooo:rsid="1db67b66" officeooo:paragraph-rsid="2056680e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Liberation Serif" fo:font-size="17pt" style:text-underline-style="none" fo:font-weight="bold" officeooo:rsid="210ebc0e" officeooo:paragraph-rsid="214d8ec6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Liberation Serif" fo:font-size="17pt" style:text-underline-style="none" fo:font-weight="bold" officeooo:rsid="192fa90f" officeooo:paragraph-rsid="2236b0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4" style:family="paragraph" style:parent-style-name="Standard" style:list-style-name="L1">
      <style:text-properties fo:color="#333333" style:font-name="Liberation Serif" fo:font-size="17pt" style:text-underline-style="none" fo:font-weight="bold" officeooo:rsid="192fa90f" officeooo:paragraph-rsid="28b113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5" style:family="paragraph" style:parent-style-name="Standard" style:list-style-name="L1">
      <style:text-properties fo:color="#333333" style:font-name="Liberation Serif" fo:font-size="17pt" style:text-underline-style="none" fo:font-weight="bold" officeooo:rsid="167f9524" officeooo:paragraph-rsid="2236b0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6" style:family="paragraph" style:parent-style-name="Standard" style:list-style-name="L1">
      <style:text-properties fo:color="#333333" style:font-name="Liberation Serif" fo:font-size="17pt" style:text-underline-style="none" fo:font-weight="bold" officeooo:rsid="292776e3" officeooo:paragraph-rsid="2236b0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7" style:family="paragraph" style:parent-style-name="Standard" style:list-style-name="L1">
      <style:text-properties fo:color="#333333" style:font-name="Liberation Serif" fo:font-size="17pt" style:text-underline-style="none" fo:font-weight="bold" officeooo:rsid="29254e59" officeooo:paragraph-rsid="2236b0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8" style:family="paragraph" style:parent-style-name="Standard" style:list-style-name="L1">
      <style:text-properties fo:color="#333333" style:font-name="Liberation Serif" officeooo:paragraph-rsid="2891ea54" style:font-name-asian="Liberation Serif"/>
    </style:style>
    <style:style style:name="P339" style:family="paragraph" style:parent-style-name="Standard" style:list-style-name="L1">
      <style:text-properties fo:color="#333333" officeooo:paragraph-rsid="28ad0423"/>
    </style:style>
    <style:style style:name="P340" style:family="paragraph" style:parent-style-name="Standard" style:list-style-name="L1">
      <style:text-properties fo:color="#333333" officeooo:paragraph-rsid="2891ea54"/>
    </style:style>
    <style:style style:name="P341" style:family="paragraph" style:parent-style-name="Standard" style:list-style-name="L1">
      <style:text-properties fo:color="#333333" officeooo:paragraph-rsid="1bbc49ae"/>
    </style:style>
    <style:style style:name="P342" style:family="paragraph" style:parent-style-name="Standard" style:list-style-name="L1">
      <style:text-properties fo:color="#333333" officeooo:paragraph-rsid="1bc41da8"/>
    </style:style>
    <style:style style:name="P343" style:family="paragraph" style:parent-style-name="Standard" style:list-style-name="L1">
      <style:text-properties fo:color="#333333" officeooo:paragraph-rsid="1bc21901"/>
    </style:style>
    <style:style style:name="P344" style:family="paragraph" style:parent-style-name="Standard" style:list-style-name="L1">
      <style:text-properties fo:color="#333333" officeooo:paragraph-rsid="1c754843"/>
    </style:style>
    <style:style style:name="P345" style:family="paragraph" style:parent-style-name="Standard" style:list-style-name="L1">
      <style:text-properties fo:color="#333333" officeooo:paragraph-rsid="1c782b48"/>
    </style:style>
    <style:style style:name="P346" style:family="paragraph" style:parent-style-name="Standard" style:list-style-name="L1">
      <style:text-properties fo:color="#333333" officeooo:paragraph-rsid="1c1eb236"/>
    </style:style>
    <style:style style:name="P347" style:family="paragraph" style:parent-style-name="Standard" style:list-style-name="L1">
      <style:text-properties fo:color="#333333" officeooo:paragraph-rsid="1c23cb37"/>
    </style:style>
    <style:style style:name="P348" style:family="paragraph" style:parent-style-name="Standard" style:list-style-name="L1">
      <style:text-properties fo:color="#333333" officeooo:paragraph-rsid="1c2e4517"/>
    </style:style>
    <style:style style:name="P349" style:family="paragraph" style:parent-style-name="Standard" style:list-style-name="L1">
      <style:text-properties fo:color="#333333" officeooo:paragraph-rsid="28ab2594"/>
    </style:style>
    <style:style style:name="P350" style:family="paragraph" style:parent-style-name="Standard" style:list-style-name="L1">
      <style:text-properties fo:color="#333333" officeooo:paragraph-rsid="1d855f11"/>
    </style:style>
    <style:style style:name="P351" style:family="paragraph" style:parent-style-name="Standard" style:list-style-name="L1">
      <style:text-properties fo:color="#333333" officeooo:paragraph-rsid="1d680057"/>
    </style:style>
    <style:style style:name="P352" style:family="paragraph" style:parent-style-name="Standard" style:list-style-name="L1">
      <style:text-properties fo:color="#333333" officeooo:paragraph-rsid="2236b0f1"/>
    </style:style>
    <style:style style:name="P353" style:family="paragraph" style:parent-style-name="Standard" style:list-style-name="L1">
      <style:text-properties fo:color="#333333" officeooo:paragraph-rsid="1e2ae2bc"/>
    </style:style>
    <style:style style:name="P354" style:family="paragraph" style:parent-style-name="Standard" style:list-style-name="L1">
      <style:text-properties fo:color="#333333" officeooo:paragraph-rsid="1e7ae0e1"/>
    </style:style>
    <style:style style:name="P355" style:family="paragraph" style:parent-style-name="Standard" style:list-style-name="L1">
      <style:text-properties fo:color="#333333" officeooo:paragraph-rsid="1f1ef34a"/>
    </style:style>
    <style:style style:name="P356" style:family="paragraph" style:parent-style-name="Standard" style:list-style-name="L1">
      <style:text-properties fo:color="#333333" officeooo:paragraph-rsid="2163e9a1"/>
    </style:style>
    <style:style style:name="P357" style:family="paragraph" style:parent-style-name="Standard" style:list-style-name="L1">
      <style:text-properties fo:color="#333333" officeooo:paragraph-rsid="21674503"/>
    </style:style>
    <style:style style:name="P358" style:family="paragraph" style:parent-style-name="Standard" style:list-style-name="L1">
      <style:text-properties fo:color="#333333" officeooo:paragraph-rsid="1dae6dc8"/>
    </style:style>
    <style:style style:name="P359" style:family="paragraph" style:parent-style-name="Standard" style:list-style-name="L1">
      <style:text-properties fo:color="#333333" officeooo:paragraph-rsid="1e74294a"/>
    </style:style>
    <style:style style:name="P360" style:family="paragraph" style:parent-style-name="Standard" style:list-style-name="L1">
      <style:text-properties fo:color="#333333" officeooo:paragraph-rsid="1db6ee46"/>
    </style:style>
    <style:style style:name="P361" style:family="paragraph" style:parent-style-name="Standard" style:list-style-name="L1">
      <style:text-properties fo:color="#333333" officeooo:paragraph-rsid="1db8deca"/>
    </style:style>
    <style:style style:name="P362" style:family="paragraph" style:parent-style-name="Standard" style:list-style-name="L1">
      <style:text-properties fo:color="#333333" officeooo:paragraph-rsid="1dbcea79"/>
    </style:style>
    <style:style style:name="P363" style:family="paragraph" style:parent-style-name="Standard" style:list-style-name="L1">
      <style:text-properties fo:color="#333333" officeooo:paragraph-rsid="216d2459"/>
    </style:style>
    <style:style style:name="P364" style:family="paragraph" style:parent-style-name="Standard" style:list-style-name="L1">
      <style:text-properties fo:color="#333333" officeooo:paragraph-rsid="217bc4c1"/>
    </style:style>
    <style:style style:name="P365" style:family="paragraph" style:parent-style-name="Standard" style:list-style-name="L1">
      <style:text-properties fo:color="#333333" officeooo:paragraph-rsid="218a6d97"/>
    </style:style>
    <style:style style:name="P366" style:family="paragraph" style:parent-style-name="Standard" style:list-style-name="L1">
      <style:text-properties fo:color="#333333" officeooo:paragraph-rsid="20c238dd"/>
    </style:style>
    <style:style style:name="P367" style:family="paragraph" style:parent-style-name="Standard" style:list-style-name="L1">
      <style:text-properties fo:color="#333333" officeooo:paragraph-rsid="20c4685e"/>
    </style:style>
    <style:style style:name="P368" style:family="paragraph" style:parent-style-name="Standard" style:list-style-name="L1">
      <style:text-properties fo:color="#333333" officeooo:paragraph-rsid="209ffef1"/>
    </style:style>
    <style:style style:name="P369" style:family="paragraph" style:parent-style-name="Standard" style:list-style-name="L1">
      <style:text-properties fo:color="#333333" officeooo:paragraph-rsid="209e2fcb"/>
    </style:style>
    <style:style style:name="P370" style:family="paragraph" style:parent-style-name="Standard" style:list-style-name="L1">
      <style:text-properties fo:color="#333333" officeooo:paragraph-rsid="20a4165b"/>
    </style:style>
    <style:style style:name="P371" style:family="paragraph" style:parent-style-name="Standard" style:list-style-name="L1">
      <style:text-properties fo:color="#333333" officeooo:paragraph-rsid="20afb356"/>
    </style:style>
    <style:style style:name="P372" style:family="paragraph" style:parent-style-name="Standard" style:list-style-name="L1">
      <style:text-properties fo:color="#333333" officeooo:paragraph-rsid="20a9eb6e"/>
    </style:style>
    <style:style style:name="P373" style:family="paragraph" style:parent-style-name="Standard" style:list-style-name="L1">
      <style:text-properties fo:color="#333333" officeooo:paragraph-rsid="20b215e4"/>
    </style:style>
    <style:style style:name="P374" style:family="paragraph" style:parent-style-name="Standard" style:list-style-name="L1">
      <style:text-properties fo:color="#333333" officeooo:paragraph-rsid="20b77340"/>
    </style:style>
    <style:style style:name="P375" style:family="paragraph" style:parent-style-name="Standard" style:list-style-name="L1">
      <style:text-properties fo:color="#333333" officeooo:paragraph-rsid="20adb6b2"/>
    </style:style>
    <style:style style:name="P376" style:family="paragraph" style:parent-style-name="Standard" style:list-style-name="L1">
      <style:text-properties fo:color="#333333" officeooo:paragraph-rsid="20c8c656"/>
    </style:style>
    <style:style style:name="P377" style:family="paragraph" style:parent-style-name="Standard" style:list-style-name="L1">
      <style:text-properties fo:color="#333333" officeooo:paragraph-rsid="20cbb05e"/>
    </style:style>
    <style:style style:name="P378" style:family="paragraph" style:parent-style-name="Standard" style:list-style-name="L1">
      <style:text-properties fo:color="#333333" officeooo:paragraph-rsid="20dfd0e0"/>
    </style:style>
    <style:style style:name="P379" style:family="paragraph" style:parent-style-name="Standard" style:list-style-name="L1">
      <style:text-properties fo:color="#333333" officeooo:paragraph-rsid="20ea14fd"/>
    </style:style>
    <style:style style:name="P380" style:family="paragraph" style:parent-style-name="Standard" style:list-style-name="L1">
      <style:text-properties fo:color="#333333" officeooo:paragraph-rsid="210d68e8"/>
    </style:style>
    <style:style style:name="P381" style:family="paragraph" style:parent-style-name="Standard" style:list-style-name="L1">
      <style:text-properties fo:color="#333333" style:font-name="標楷體1" fo:font-size="17pt" fo:font-weight="bold" officeooo:rsid="1687b0d4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L1">
      <style:text-properties fo:color="#333333" style:font-name="標楷體1" fo:font-size="17pt" fo:font-weight="bold" officeooo:rsid="175d8be6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L1">
      <style:text-properties fo:color="#333333" style:font-name="標楷體1" fo:font-size="17pt" fo:font-weight="bold" officeooo:rsid="176552e9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4" style:family="paragraph" style:parent-style-name="Standard" style:list-style-name="L1">
      <style:text-properties fo:color="#333333" style:font-name="標楷體1" fo:font-size="17pt" fo:font-weight="bold" officeooo:rsid="17891a5a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5" style:family="paragraph" style:parent-style-name="Standard" style:list-style-name="L1">
      <style:text-properties fo:color="#333333" style:font-name="標楷體1" fo:font-size="17pt" fo:font-weight="bold" officeooo:rsid="1851a7cb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6" style:family="paragraph" style:parent-style-name="Standard" style:list-style-name="L1">
      <style:text-properties fo:color="#333333" style:font-name="標楷體1" fo:font-size="17pt" style:text-underline-style="none" fo:font-weight="bold" officeooo:rsid="176552e9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7" style:family="paragraph" style:parent-style-name="Standard" style:list-style-name="L1">
      <style:text-properties fo:color="#333333" style:font-name="標楷體1" fo:font-size="17pt" style:text-underline-style="none" fo:font-weight="bold" officeooo:rsid="17cb7444" officeooo:paragraph-rsid="2891ea54" style:font-name-asian="標楷體1" style:font-size-asian="17pt" style:language-asian="zh" style:country-asian="TW" style:font-weight-asian="bold" style:font-size-complex="17pt" style:font-weight-complex="bold"/>
    </style:style>
    <style:style style:name="P388" style:family="paragraph" style:parent-style-name="Standard" style:list-style-name="L1">
      <style:text-properties fo:color="#333333" style:font-name="標楷體1" fo:font-size="17pt" style:text-underline-style="none" fo:font-weight="bold" officeooo:rsid="17cb7444" officeooo:paragraph-rsid="1d2342ce" style:font-name-asian="標楷體1" style:font-size-asian="17pt" style:language-asian="zh" style:country-asian="TW" style:font-weight-asian="bold" style:font-size-complex="17pt" style:font-weight-complex="bold"/>
    </style:style>
    <style:style style:name="P389" style:family="paragraph" style:parent-style-name="Standard" style:list-style-name="L1">
      <style:text-properties fo:color="#333333" style:font-name="標楷體1" fo:font-size="17pt" style:text-underline-style="none" fo:font-weight="bold" officeooo:rsid="17cb7444" officeooo:paragraph-rsid="1d160f15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ed67a2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c8d0d1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c76289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d50885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d70ee8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d8bb06" style:font-name-asian="標楷體1" style:font-size-asian="17pt" style:language-asian="zh" style:country-asian="TW" style:font-weight-asian="bold" style:font-size-complex="17pt" style:font-weight-complex="bold"/>
    </style:style>
    <style:style style:name="P396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f1a731" style:font-name-asian="標楷體1" style:font-size-asian="17pt" style:language-asian="zh" style:country-asian="TW" style:font-weight-asian="bold" style:font-size-complex="17pt" style:font-weight-complex="bold"/>
    </style:style>
    <style:style style:name="P397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f5c25a" style:font-name-asian="標楷體1" style:font-size-asian="17pt" style:language-asian="zh" style:country-asian="TW" style:font-weight-asian="bold" style:font-size-complex="17pt" style:font-weight-complex="bold"/>
    </style:style>
    <style:style style:name="P398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c0cb68" style:font-name-asian="標楷體1" style:font-size-asian="17pt" style:language-asian="zh" style:country-asian="TW" style:font-weight-asian="bold" style:font-size-complex="17pt" style:font-weight-complex="bold"/>
    </style:style>
    <style:style style:name="P399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e79ec4" style:font-name-asian="標楷體1" style:font-size-asian="17pt" style:language-asian="zh" style:country-asian="TW" style:font-weight-asian="bold" style:font-size-complex="17pt" style:font-weight-complex="bold"/>
    </style:style>
    <style:style style:name="P400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c6b7355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c6e2464" style:font-name-asian="標楷體1" style:font-size-asian="17pt" style:language-asian="zh" style:country-asian="TW" style:font-weight-asian="bold" style:font-size-complex="17pt" style:font-weight-complex="bold"/>
    </style:style>
    <style:style style:name="P402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c714171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c7fe100" style:font-name-asian="標楷體1" style:font-size-asian="17pt" style:language-asian="zh" style:country-asian="TW" style:font-weight-asian="bold" style:font-size-complex="17pt" style:font-weight-complex="bold"/>
    </style:style>
    <style:style style:name="P404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bf7997e" style:font-name-asian="標楷體1" style:font-size-asian="17pt" style:language-asian="zh" style:country-asian="TW" style:font-weight-asian="bold" style:font-size-complex="17pt" style:font-weight-complex="bold"/>
    </style:style>
    <style:style style:name="P405" style:family="paragraph" style:parent-style-name="Standard" style:list-style-name="L1">
      <style:text-properties fo:color="#333333" style:font-name="標楷體1" fo:font-size="17pt" style:text-underline-style="none" fo:font-weight="bold" officeooo:rsid="18b3759d" officeooo:paragraph-rsid="1c0c2408" style:font-name-asian="標楷體1" style:font-size-asian="17pt" style:language-asian="zh" style:country-asian="TW" style:font-weight-asian="bold" style:font-size-complex="17pt" style:font-weight-complex="bold"/>
    </style:style>
    <style:style style:name="P406" style:family="paragraph" style:parent-style-name="Standard" style:list-style-name="L1">
      <style:text-properties fo:color="#333333" style:font-name="標楷體1" fo:font-size="17pt" style:text-underline-style="none" fo:font-weight="bold" officeooo:rsid="1c730936" officeooo:paragraph-rsid="1c74c4d3" style:font-name-asian="標楷體1" style:font-size-asian="17pt" style:language-asian="zh" style:country-asian="TW" style:font-weight-asian="bold" style:font-size-complex="17pt" style:font-weight-complex="bold"/>
    </style:style>
    <style:style style:name="P407" style:family="paragraph" style:parent-style-name="Standard" style:list-style-name="L1">
      <style:text-properties fo:color="#333333" style:font-name="標楷體1" fo:font-size="17pt" style:text-underline-style="none" fo:font-weight="bold" officeooo:rsid="1c763832" officeooo:paragraph-rsid="1c7a17aa" style:font-name-asian="標楷體1" style:font-size-asian="17pt" style:language-asian="zh" style:country-asian="TW" style:font-weight-asian="bold" style:font-size-complex="17pt" style:font-weight-complex="bold"/>
    </style:style>
    <style:style style:name="P408" style:family="paragraph" style:parent-style-name="Standard" style:list-style-name="L1">
      <style:text-properties fo:color="#333333" style:font-name="標楷體1" fo:font-size="17pt" style:text-underline-style="none" fo:font-weight="bold" officeooo:rsid="1c763832" officeooo:paragraph-rsid="1c81ca96" style:font-name-asian="標楷體1" style:font-size-asian="17pt" style:language-asian="zh" style:country-asian="TW" style:font-weight-asian="bold" style:font-size-complex="17pt" style:font-weight-complex="bold"/>
    </style:style>
    <style:style style:name="P409" style:family="paragraph" style:parent-style-name="Standard" style:list-style-name="L1">
      <style:text-properties fo:color="#333333" style:font-name="標楷體1" fo:font-size="17pt" style:text-underline-style="none" fo:font-weight="bold" officeooo:rsid="1c763832" officeooo:paragraph-rsid="1c84f518" style:font-name-asian="標楷體1" style:font-size-asian="17pt" style:language-asian="zh" style:country-asian="TW" style:font-weight-asian="bold" style:font-size-complex="17pt" style:font-weight-complex="bold"/>
    </style:style>
    <style:style style:name="P410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f24b32" style:font-name-asian="標楷體1" style:font-size-asian="17pt" style:language-asian="zh" style:country-asian="TW" style:font-weight-asian="bold" style:font-size-complex="17pt" style:font-weight-complex="bold"/>
    </style:style>
    <style:style style:name="P411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b5e52f" style:font-name-asian="標楷體1" style:font-size-asian="17pt" style:language-asian="zh" style:country-asian="TW" style:font-weight-asian="bold" style:font-size-complex="17pt" style:font-weight-complex="bold"/>
    </style:style>
    <style:style style:name="P412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d00313b" style:font-name-asian="標楷體1" style:font-size-asian="17pt" style:language-asian="zh" style:country-asian="TW" style:font-weight-asian="bold" style:font-size-complex="17pt" style:font-weight-complex="bold"/>
    </style:style>
    <style:style style:name="P413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a1eb91" style:font-name-asian="標楷體1" style:font-size-asian="17pt" style:language-asian="zh" style:country-asian="TW" style:font-weight-asian="bold" style:font-size-complex="17pt" style:font-weight-complex="bold"/>
    </style:style>
    <style:style style:name="P414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e4eef6" style:font-name-asian="標楷體1" style:font-size-asian="17pt" style:language-asian="zh" style:country-asian="TW" style:font-weight-asian="bold" style:font-size-complex="17pt" style:font-weight-complex="bold"/>
    </style:style>
    <style:style style:name="P415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e9b9d2" style:font-name-asian="標楷體1" style:font-size-asian="17pt" style:language-asian="zh" style:country-asian="TW" style:font-weight-asian="bold" style:font-size-complex="17pt" style:font-weight-complex="bold"/>
    </style:style>
    <style:style style:name="P416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ed097e" style:font-name-asian="標楷體1" style:font-size-asian="17pt" style:language-asian="zh" style:country-asian="TW" style:font-weight-asian="bold" style:font-size-complex="17pt" style:font-weight-complex="bold"/>
    </style:style>
    <style:style style:name="P417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d6fc56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d5476c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cb87da" style:font-name-asian="標楷體1" style:font-size-asian="17pt" style:language-asian="zh" style:country-asian="TW" style:font-weight-asian="bold" style:font-size-complex="17pt" style:font-weight-complex="bold"/>
    </style:style>
    <style:style style:name="P420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d12908f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c49fcf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f2fa8c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28aa2ff3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28a8feba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d160f15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893343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8c53d2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L1">
      <style:text-properties fo:color="#333333" style:font-name="標楷體1" fo:font-size="17pt" style:text-underline-style="none" fo:font-weight="bold" officeooo:rsid="18800940" officeooo:paragraph-rsid="1c8ce6e9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L1">
      <style:text-properties fo:color="#333333" style:font-name="標楷體1" fo:font-size="17pt" style:text-underline-style="none" fo:font-weight="bold" officeooo:rsid="1d97db25" officeooo:paragraph-rsid="1d97db25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L1">
      <style:text-properties fo:color="#333333" style:font-name="標楷體1" fo:font-size="17pt" style:text-underline-style="none" fo:font-weight="bold" officeooo:rsid="1c8c53d2" officeooo:paragraph-rsid="1d97db25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L1">
      <style:text-properties fo:color="#333333" style:font-name="標楷體1" fo:font-size="17pt" style:text-underline-style="none" fo:font-weight="bold" officeooo:rsid="1d0f0f36" officeooo:paragraph-rsid="1d12908f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cc8a8a9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28975f4c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28984423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c9fb9ca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2cb03e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2e8e4e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7e56a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45c75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e3481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46d1ee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6adfd2" style:font-name-asian="標楷體1" style:font-size-asian="17pt" style:language-asian="zh" style:country-asian="TW" style:font-weight-asian="bold" style:font-size-complex="17pt" style:font-weight-complex="bold"/>
    </style:style>
    <style:style style:name="P443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14883" style:font-name-asian="標楷體1" style:font-size-asian="17pt" style:language-asian="zh" style:country-asian="TW" style:font-weight-asian="bold" style:font-size-complex="17pt" style:font-weight-complex="bold"/>
    </style:style>
    <style:style style:name="P444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adbd8" style:font-name-asian="標楷體1" style:font-size-asian="17pt" style:language-asian="zh" style:country-asian="TW" style:font-weight-asian="bold" style:font-size-complex="17pt" style:font-weight-complex="bold"/>
    </style:style>
    <style:style style:name="P445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10e40" style:font-name-asian="標楷體1" style:font-size-asian="17pt" style:language-asian="zh" style:country-asian="TW" style:font-weight-asian="bold" style:font-size-complex="17pt" style:font-weight-complex="bold"/>
    </style:style>
    <style:style style:name="P446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298d34" style:font-name-asian="標楷體1" style:font-size-asian="17pt" style:language-asian="zh" style:country-asian="TW" style:font-weight-asian="bold" style:font-size-complex="17pt" style:font-weight-complex="bold"/>
    </style:style>
    <style:style style:name="P447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785531" style:font-name-asian="標楷體1" style:font-size-asian="17pt" style:language-asian="zh" style:country-asian="TW" style:font-weight-asian="bold" style:font-size-complex="17pt" style:font-weight-complex="bold"/>
    </style:style>
    <style:style style:name="P448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7b30f7" style:font-name-asian="標楷體1" style:font-size-asian="17pt" style:language-asian="zh" style:country-asian="TW" style:font-weight-asian="bold" style:font-size-complex="17pt" style:font-weight-complex="bold"/>
    </style:style>
    <style:style style:name="P449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855f11" style:font-name-asian="標楷體1" style:font-size-asian="17pt" style:language-asian="zh" style:country-asian="TW" style:font-weight-asian="bold" style:font-size-complex="17pt" style:font-weight-complex="bold"/>
    </style:style>
    <style:style style:name="P450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8b1dab" style:font-name-asian="標楷體1" style:font-size-asian="17pt" style:language-asian="zh" style:country-asian="TW" style:font-weight-asian="bold" style:font-size-complex="17pt" style:font-weight-complex="bold"/>
    </style:style>
    <style:style style:name="P451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29eb7c82" style:font-name-asian="標楷體1" style:font-size-asian="17pt" style:language-asian="zh" style:country-asian="TW" style:font-weight-asian="bold" style:font-size-complex="17pt" style:font-weight-complex="bold"/>
    </style:style>
    <style:style style:name="P452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3282cd" style:font-name-asian="標楷體1" style:font-size-asian="17pt" style:language-asian="zh" style:country-asian="TW" style:font-weight-asian="bold" style:font-size-complex="17pt" style:font-weight-complex="bold"/>
    </style:style>
    <style:style style:name="P453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680057" style:font-name-asian="標楷體1" style:font-size-asian="17pt" style:language-asian="zh" style:country-asian="TW" style:font-weight-asian="bold" style:font-size-complex="17pt" style:font-weight-complex="bold"/>
    </style:style>
    <style:style style:name="P454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6d23f0" style:font-name-asian="標楷體1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6e6c9f" style:font-name-asian="標楷體1" style:font-size-asian="17pt" style:language-asian="zh" style:country-asian="TW" style:font-weight-asian="bold" style:font-size-complex="17pt" style:font-weight-complex="bold"/>
    </style:style>
    <style:style style:name="P456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6eee3f" style:font-name-asian="標楷體1" style:font-size-asian="17pt" style:language-asian="zh" style:country-asian="TW" style:font-weight-asian="bold" style:font-size-complex="17pt" style:font-weight-complex="bold"/>
    </style:style>
    <style:style style:name="P457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710536" style:font-name-asian="標楷體1" style:font-size-asian="17pt" style:language-asian="zh" style:country-asian="TW" style:font-weight-asian="bold" style:font-size-complex="17pt" style:font-weight-complex="bold"/>
    </style:style>
    <style:style style:name="P458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2b839c" style:font-name-asian="標楷體1" style:font-size-asian="17pt" style:language-asian="zh" style:country-asian="TW" style:font-weight-asian="bold" style:font-size-complex="17pt" style:font-weight-complex="bold"/>
    </style:style>
    <style:style style:name="P459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759a09" style:font-name-asian="標楷體1" style:font-size-asian="17pt" style:language-asian="zh" style:country-asian="TW" style:font-weight-asian="bold" style:font-size-complex="17pt" style:font-weight-complex="bold"/>
    </style:style>
    <style:style style:name="P460" style:family="paragraph" style:parent-style-name="Standard" style:list-style-name="L1">
      <style:text-properties fo:color="#333333" style:font-name="標楷體1" fo:font-size="17pt" style:text-underline-style="none" fo:font-weight="bold" officeooo:rsid="1c9fb9ca" officeooo:paragraph-rsid="1d74c3a1" style:font-name-asian="標楷體1" style:font-size-asian="17pt" style:language-asian="zh" style:country-asian="TW" style:font-weight-asian="bold" style:font-size-complex="17pt" style:font-weight-complex="bold"/>
    </style:style>
    <style:style style:name="P461" style:family="paragraph" style:parent-style-name="Standard" style:list-style-name="L1">
      <style:text-properties fo:color="#333333" style:font-name="標楷體1" fo:font-size="17pt" style:text-underline-style="none" fo:font-weight="bold" officeooo:rsid="1d5f7061" officeooo:paragraph-rsid="1d680057" style:font-name-asian="標楷體1" style:font-size-asian="17pt" style:language-asian="zh" style:country-asian="TW" style:font-weight-asian="bold" style:font-size-complex="17pt" style:font-weight-complex="bold"/>
    </style:style>
    <style:style style:name="P462" style:family="paragraph" style:parent-style-name="Standard" style:list-style-name="L1">
      <style:text-properties fo:color="#333333" style:font-name="標楷體1" fo:font-size="17pt" style:text-underline-style="none" fo:font-weight="bold" officeooo:rsid="1d5f7061" officeooo:paragraph-rsid="1d821948" style:font-name-asian="標楷體1" style:font-size-asian="17pt" style:language-asian="zh" style:country-asian="TW" style:font-weight-asian="bold" style:font-size-complex="17pt" style:font-weight-complex="bold"/>
    </style:style>
    <style:style style:name="P463" style:family="paragraph" style:parent-style-name="Standard" style:list-style-name="L1">
      <style:text-properties fo:color="#333333" style:font-name="標楷體1" fo:font-size="17pt" style:text-underline-style="none" fo:font-weight="bold" officeooo:rsid="1d4f3556" officeooo:paragraph-rsid="1d680057" style:font-name-asian="標楷體1" style:font-size-asian="17pt" style:language-asian="zh" style:country-asian="TW" style:font-weight-asian="bold" style:font-size-complex="17pt" style:font-weight-complex="bold"/>
    </style:style>
    <style:style style:name="P464" style:family="paragraph" style:parent-style-name="Standard" style:list-style-name="L1">
      <style:text-properties fo:color="#333333" style:font-name="標楷體1" fo:font-size="17pt" style:text-underline-style="none" fo:font-weight="bold" officeooo:rsid="1d765d1e" officeooo:paragraph-rsid="1d765d1e" style:font-name-asian="標楷體1" style:font-size-asian="17pt" style:language-asian="zh" style:country-asian="TW" style:font-weight-asian="bold" style:font-size-complex="17pt" style:font-weight-complex="bold"/>
    </style:style>
    <style:style style:name="P465" style:family="paragraph" style:parent-style-name="Standard" style:list-style-name="L1">
      <style:text-properties fo:color="#333333" style:font-name="標楷體1" fo:font-size="17pt" style:text-underline-style="none" fo:font-weight="bold" officeooo:rsid="1d765d1e" officeooo:paragraph-rsid="1e406664" style:font-name-asian="標楷體1" style:font-size-asian="17pt" style:language-asian="zh" style:country-asian="TW" style:font-weight-asian="bold" style:font-size-complex="17pt" style:font-weight-complex="bold"/>
    </style:style>
    <style:style style:name="P466" style:family="paragraph" style:parent-style-name="Standard" style:list-style-name="L1">
      <style:text-properties fo:color="#333333" style:font-name="標楷體1" fo:font-size="17pt" style:text-underline-style="none" fo:font-weight="bold" officeooo:rsid="1e304548" officeooo:paragraph-rsid="1e3339a9" style:font-name-asian="標楷體1" style:font-size-asian="17pt" style:language-asian="zh" style:country-asian="TW" style:font-weight-asian="bold" style:font-size-complex="17pt" style:font-weight-complex="bold"/>
    </style:style>
    <style:style style:name="P467" style:family="paragraph" style:parent-style-name="Standard" style:list-style-name="L1">
      <style:text-properties fo:color="#333333" style:font-name="標楷體1" fo:font-size="17pt" style:text-underline-style="none" fo:font-weight="bold" officeooo:rsid="1e304548" officeooo:paragraph-rsid="1e39cd57" style:font-name-asian="標楷體1" style:font-size-asian="17pt" style:language-asian="zh" style:country-asian="TW" style:font-weight-asian="bold" style:font-size-complex="17pt" style:font-weight-complex="bold"/>
    </style:style>
    <style:style style:name="P468" style:family="paragraph" style:parent-style-name="Standard" style:list-style-name="L1">
      <style:text-properties fo:color="#333333" style:font-name="標楷體1" fo:font-size="17pt" style:text-underline-style="none" fo:font-weight="bold" officeooo:rsid="1e7a6ba2" officeooo:paragraph-rsid="1e804343" style:font-name-asian="標楷體1" style:font-size-asian="17pt" style:language-asian="zh" style:country-asian="TW" style:font-weight-asian="bold" style:font-size-complex="17pt" style:font-weight-complex="bold"/>
    </style:style>
    <style:style style:name="P469" style:family="paragraph" style:parent-style-name="Standard" style:list-style-name="L1">
      <style:text-properties fo:color="#333333" style:font-name="標楷體1" fo:font-size="17pt" style:text-underline-style="none" fo:font-weight="bold" officeooo:rsid="1e7a6ba2" officeooo:paragraph-rsid="1e7b5b6c" style:font-name-asian="標楷體1" style:font-size-asian="17pt" style:language-asian="zh" style:country-asian="TW" style:font-weight-asian="bold" style:font-size-complex="17pt" style:font-weight-complex="bold"/>
    </style:style>
    <style:style style:name="P470" style:family="paragraph" style:parent-style-name="Standard" style:list-style-name="L1">
      <style:text-properties fo:color="#333333" style:font-name="標楷體1" fo:font-size="17pt" style:text-underline-style="none" fo:font-weight="bold" officeooo:rsid="1e7a6ba2" officeooo:paragraph-rsid="1e83a815" style:font-name-asian="標楷體1" style:font-size-asian="17pt" style:language-asian="zh" style:country-asian="TW" style:font-weight-asian="bold" style:font-size-complex="17pt" style:font-weight-complex="bold"/>
    </style:style>
    <style:style style:name="P471" style:family="paragraph" style:parent-style-name="Standard" style:list-style-name="L1">
      <style:text-properties fo:color="#333333" style:font-name="標楷體1" fo:font-size="17pt" style:text-underline-style="none" fo:font-weight="bold" officeooo:rsid="1e7a6ba2" officeooo:paragraph-rsid="1e84d7ea" style:font-name-asian="標楷體1" style:font-size-asian="17pt" style:language-asian="zh" style:country-asian="TW" style:font-weight-asian="bold" style:font-size-complex="17pt" style:font-weight-complex="bold"/>
    </style:style>
    <style:style style:name="P47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3b314" style:font-name-asian="標楷體1" style:font-size-asian="17pt" style:language-asian="zh" style:country-asian="TW" style:font-weight-asian="bold" style:font-size-complex="17pt" style:font-weight-complex="bold"/>
    </style:style>
    <style:style style:name="P47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bcea79" style:font-name-asian="標楷體1" style:font-size-asian="17pt" style:language-asian="zh" style:country-asian="TW" style:font-weight-asian="bold" style:font-size-complex="17pt" style:font-weight-complex="bold"/>
    </style:style>
    <style:style style:name="P47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bb6ab1" style:font-name-asian="標楷體1" style:font-size-asian="17pt" style:language-asian="zh" style:country-asian="TW" style:font-weight-asian="bold" style:font-size-complex="17pt" style:font-weight-complex="bold"/>
    </style:style>
    <style:style style:name="P47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73f5a" style:font-name-asian="標楷體1" style:font-size-asian="17pt" style:language-asian="zh" style:country-asian="TW" style:font-weight-asian="bold" style:font-size-complex="17pt" style:font-weight-complex="bold"/>
    </style:style>
    <style:style style:name="P47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dbac41" style:font-name-asian="標楷體1" style:font-size-asian="17pt" style:language-asian="zh" style:country-asian="TW" style:font-weight-asian="bold" style:font-size-complex="17pt" style:font-weight-complex="bold"/>
    </style:style>
    <style:style style:name="P47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e158c2" style:font-name-asian="標楷體1" style:font-size-asian="17pt" style:language-asian="zh" style:country-asian="TW" style:font-weight-asian="bold" style:font-size-complex="17pt" style:font-weight-complex="bold"/>
    </style:style>
    <style:style style:name="P47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8dd20" style:font-name-asian="標楷體1" style:font-size-asian="17pt" style:language-asian="zh" style:country-asian="TW" style:font-weight-asian="bold" style:font-size-complex="17pt" style:font-weight-complex="bold"/>
    </style:style>
    <style:style style:name="P47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cd2c5" style:font-name-asian="標楷體1" style:font-size-asian="17pt" style:language-asian="zh" style:country-asian="TW" style:font-weight-asian="bold" style:font-size-complex="17pt" style:font-weight-complex="bold"/>
    </style:style>
    <style:style style:name="P48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53573" style:font-name-asian="標楷體1" style:font-size-asian="17pt" style:language-asian="zh" style:country-asian="TW" style:font-weight-asian="bold" style:font-size-complex="17pt" style:font-weight-complex="bold"/>
    </style:style>
    <style:style style:name="P48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cfcda" style:font-name-asian="標楷體1" style:font-size-asian="17pt" style:language-asian="zh" style:country-asian="TW" style:font-weight-asian="bold" style:font-size-complex="17pt" style:font-weight-complex="bold"/>
    </style:style>
    <style:style style:name="P48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dfc4d" style:font-name-asian="標楷體1" style:font-size-asian="17pt" style:language-asian="zh" style:country-asian="TW" style:font-weight-asian="bold" style:font-size-complex="17pt" style:font-weight-complex="bold"/>
    </style:style>
    <style:style style:name="P48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cebf13" style:font-name-asian="標楷體1" style:font-size-asian="17pt" style:language-asian="zh" style:country-asian="TW" style:font-weight-asian="bold" style:font-size-complex="17pt" style:font-weight-complex="bold"/>
    </style:style>
    <style:style style:name="P48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d0938d" style:font-name-asian="標楷體1" style:font-size-asian="17pt" style:language-asian="zh" style:country-asian="TW" style:font-weight-asian="bold" style:font-size-complex="17pt" style:font-weight-complex="bold"/>
    </style:style>
    <style:style style:name="P48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ea4eab2" style:font-name-asian="標楷體1" style:font-size-asian="17pt" style:language-asian="zh" style:country-asian="TW" style:font-weight-asian="bold" style:font-size-complex="17pt" style:font-weight-complex="bold"/>
    </style:style>
    <style:style style:name="P48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dd4a30c" style:font-name-asian="標楷體1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693390" style:font-name-asian="標楷體1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6d2459" style:font-name-asian="標楷體1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505d4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11a6c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dca31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aacadd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8a6d97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7a1a4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9197c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dc9f7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8ca0bc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45308" style:font-name-asian="標楷體1" style:font-size-asian="17pt" style:language-asian="zh" style:country-asian="TW" style:font-weight-asian="bold" style:font-size-complex="17pt" style:font-weight-complex="bold"/>
    </style:style>
    <style:style style:name="P49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87ee38" style:font-name-asian="標楷體1" style:font-size-asian="17pt" style:language-asian="zh" style:country-asian="TW" style:font-weight-asian="bold" style:font-size-complex="17pt" style:font-weight-complex="bold"/>
    </style:style>
    <style:style style:name="P50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12264" style:font-name-asian="標楷體1" style:font-size-asian="17pt" style:language-asian="zh" style:country-asian="TW" style:font-weight-asian="bold" style:font-size-complex="17pt" style:font-weight-complex="bold"/>
    </style:style>
    <style:style style:name="P50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5e836" style:font-name-asian="標楷體1" style:font-size-asian="17pt" style:language-asian="zh" style:country-asian="TW" style:font-weight-asian="bold" style:font-size-complex="17pt" style:font-weight-complex="bold"/>
    </style:style>
    <style:style style:name="P50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2f03f" style:font-name-asian="標楷體1" style:font-size-asian="17pt" style:language-asian="zh" style:country-asian="TW" style:font-weight-asian="bold" style:font-size-complex="17pt" style:font-weight-complex="bold"/>
    </style:style>
    <style:style style:name="P50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966c5c" style:font-name-asian="標楷體1" style:font-size-asian="17pt" style:language-asian="zh" style:country-asian="TW" style:font-weight-asian="bold" style:font-size-complex="17pt" style:font-weight-complex="bold"/>
    </style:style>
    <style:style style:name="P50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a89406" style:font-name-asian="標楷體1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fc754" style:font-name-asian="標楷體1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56a6f" style:font-name-asian="標楷體1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b7e0cf" style:font-name-asian="標楷體1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9d703" style:font-name-asian="標楷體1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adfb8" style:font-name-asian="標楷體1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775205" style:font-name-asian="標楷體1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befd2a" style:font-name-asian="標楷體1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c7e33c" style:font-name-asian="標楷體1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f0d83e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dc0055" style:font-name-asian="標楷體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d0b75f" style:font-name-asian="標楷體1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e03818" style:font-name-asian="標楷體1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1eb3b58" style:font-name-asian="標楷體1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fffd9a2" style:font-name-asian="標楷體1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013466" style:font-name-asian="標楷體1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ffced1f" style:font-name-asian="標楷體1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1cbfe" style:font-name-asian="標楷體1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3047a" style:font-name-asian="標楷體1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7c47d" style:font-name-asian="標楷體1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08773" style:font-name-asian="標楷體1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24d40" style:font-name-asian="標楷體1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47e0a" style:font-name-asian="標楷體1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bbd12" style:font-name-asian="標楷體1" style:font-size-asian="17pt" style:language-asian="zh" style:country-asian="TW" style:font-weight-asian="bold" style:font-size-complex="17pt" style:font-weight-complex="bold"/>
    </style:style>
    <style:style style:name="P52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b1d91" style:font-name-asian="標楷體1" style:font-size-asian="17pt" style:language-asian="zh" style:country-asian="TW" style:font-weight-asian="bold" style:font-size-complex="17pt" style:font-weight-complex="bold"/>
    </style:style>
    <style:style style:name="P52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eaca6" style:font-name-asian="標楷體1" style:font-size-asian="17pt" style:language-asian="zh" style:country-asian="TW" style:font-weight-asian="bold" style:font-size-complex="17pt" style:font-weight-complex="bold"/>
    </style:style>
    <style:style style:name="P53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d0288" style:font-name-asian="標楷體1" style:font-size-asian="17pt" style:language-asian="zh" style:country-asian="TW" style:font-weight-asian="bold" style:font-size-complex="17pt" style:font-weight-complex="bold"/>
    </style:style>
    <style:style style:name="P53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fb13f" style:font-name-asian="標楷體1" style:font-size-asian="17pt" style:language-asian="zh" style:country-asian="TW" style:font-weight-asian="bold" style:font-size-complex="17pt" style:font-weight-complex="bold"/>
    </style:style>
    <style:style style:name="P53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11cf1" style:font-name-asian="標楷體1" style:font-size-asian="17pt" style:language-asian="zh" style:country-asian="TW" style:font-weight-asian="bold" style:font-size-complex="17pt" style:font-weight-complex="bold"/>
    </style:style>
    <style:style style:name="P53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2f34b" style:font-name-asian="標楷體1" style:font-size-asian="17pt" style:language-asian="zh" style:country-asian="TW" style:font-weight-asian="bold" style:font-size-complex="17pt" style:font-weight-complex="bold"/>
    </style:style>
    <style:style style:name="P53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55ebd" style:font-name-asian="標楷體1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5f45a" style:font-name-asian="標楷體1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45925" style:font-name-asian="標楷體1" style:font-size-asian="17pt" style:language-asian="zh" style:country-asian="TW" style:font-weight-asian="bold" style:font-size-complex="17pt" style:font-weight-complex="bold"/>
    </style:style>
    <style:style style:name="P53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a7df1" style:font-name-asian="標楷體1" style:font-size-asian="17pt" style:language-asian="zh" style:country-asian="TW" style:font-weight-asian="bold" style:font-size-complex="17pt" style:font-weight-complex="bold"/>
    </style:style>
    <style:style style:name="P53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4b9540" style:font-name-asian="標楷體1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51ff26" style:font-name-asian="標楷體1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507637" style:font-name-asian="標楷體1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2ad7d" style:font-name-asian="標楷體1" style:font-size-asian="17pt" style:language-asian="zh" style:country-asian="TW" style:font-weight-asian="bold" style:font-size-complex="17pt" style:font-weight-complex="bold"/>
    </style:style>
    <style:style style:name="P54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d3f0a" style:font-name-asian="標楷體1" style:font-size-asian="17pt" style:language-asian="zh" style:country-asian="TW" style:font-weight-asian="bold" style:font-size-complex="17pt" style:font-weight-complex="bold"/>
    </style:style>
    <style:style style:name="P54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56680e" style:font-name-asian="標楷體1" style:font-size-asian="17pt" style:language-asian="zh" style:country-asian="TW" style:font-weight-asian="bold" style:font-size-complex="17pt" style:font-weight-complex="bold"/>
    </style:style>
    <style:style style:name="P54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60b053" style:font-name-asian="標楷體1" style:font-size-asian="17pt" style:language-asian="zh" style:country-asian="TW" style:font-weight-asian="bold" style:font-size-complex="17pt" style:font-weight-complex="bold"/>
    </style:style>
    <style:style style:name="P54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5e606a" style:font-name-asian="標楷體1" style:font-size-asian="17pt" style:language-asian="zh" style:country-asian="TW" style:font-weight-asian="bold" style:font-size-complex="17pt" style:font-weight-complex="bold"/>
    </style:style>
    <style:style style:name="P54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56b181" style:font-name-asian="標楷體1" style:font-size-asian="17pt" style:language-asian="zh" style:country-asian="TW" style:font-weight-asian="bold" style:font-size-complex="17pt" style:font-weight-complex="bold"/>
    </style:style>
    <style:style style:name="P54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637a59" style:font-name-asian="標楷體1" style:font-size-asian="17pt" style:language-asian="zh" style:country-asian="TW" style:font-weight-asian="bold" style:font-size-complex="17pt" style:font-weight-complex="bold"/>
    </style:style>
    <style:style style:name="P54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01cde" style:font-name-asian="標楷體1" style:font-size-asian="17pt" style:language-asian="zh" style:country-asian="TW" style:font-weight-asian="bold" style:font-size-complex="17pt" style:font-weight-complex="bold"/>
    </style:style>
    <style:style style:name="P54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431ef" style:font-name-asian="標楷體1" style:font-size-asian="17pt" style:language-asian="zh" style:country-asian="TW" style:font-weight-asian="bold" style:font-size-complex="17pt" style:font-weight-complex="bold"/>
    </style:style>
    <style:style style:name="P55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51675" style:font-name-asian="標楷體1" style:font-size-asian="17pt" style:language-asian="zh" style:country-asian="TW" style:font-weight-asian="bold" style:font-size-complex="17pt" style:font-weight-complex="bold"/>
    </style:style>
    <style:style style:name="P55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83b8e" style:font-name-asian="標楷體1" style:font-size-asian="17pt" style:language-asian="zh" style:country-asian="TW" style:font-weight-asian="bold" style:font-size-complex="17pt" style:font-weight-complex="bold"/>
    </style:style>
    <style:style style:name="P55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a4602" style:font-name-asian="標楷體1" style:font-size-asian="17pt" style:language-asian="zh" style:country-asian="TW" style:font-weight-asian="bold" style:font-size-complex="17pt" style:font-weight-complex="bold"/>
    </style:style>
    <style:style style:name="P55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7afcc3" style:font-name-asian="標楷體1" style:font-size-asian="17pt" style:language-asian="zh" style:country-asian="TW" style:font-weight-asian="bold" style:font-size-complex="17pt" style:font-weight-complex="bold"/>
    </style:style>
    <style:style style:name="P55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8e3bf0" style:font-name-asian="標楷體1" style:font-size-asian="17pt" style:language-asian="zh" style:country-asian="TW" style:font-weight-asian="bold" style:font-size-complex="17pt" style:font-weight-complex="bold"/>
    </style:style>
    <style:style style:name="P55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906e6c" style:font-name-asian="標楷體1" style:font-size-asian="17pt" style:language-asian="zh" style:country-asian="TW" style:font-weight-asian="bold" style:font-size-complex="17pt" style:font-weight-complex="bold"/>
    </style:style>
    <style:style style:name="P55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2e2310" style:font-name-asian="標楷體1" style:font-size-asian="17pt" style:language-asian="zh" style:country-asian="TW" style:font-weight-asian="bold" style:font-size-complex="17pt" style:font-weight-complex="bold"/>
    </style:style>
    <style:style style:name="P557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095b5" style:font-name-asian="標楷體1" style:font-size-asian="17pt" style:language-asian="zh" style:country-asian="TW" style:font-weight-asian="bold" style:font-size-complex="17pt" style:font-weight-complex="bold"/>
    </style:style>
    <style:style style:name="P55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64bf2" style:font-name-asian="標楷體1" style:font-size-asian="17pt" style:language-asian="zh" style:country-asian="TW" style:font-weight-asian="bold" style:font-size-complex="17pt" style:font-weight-complex="bold"/>
    </style:style>
    <style:style style:name="P559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75476" style:font-name-asian="標楷體1" style:font-size-asian="17pt" style:language-asian="zh" style:country-asian="TW" style:font-weight-asian="bold" style:font-size-complex="17pt" style:font-weight-complex="bold"/>
    </style:style>
    <style:style style:name="P560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aebd7" style:font-name-asian="標楷體1" style:font-size-asian="17pt" style:language-asian="zh" style:country-asian="TW" style:font-weight-asian="bold" style:font-size-complex="17pt" style:font-weight-complex="bold"/>
    </style:style>
    <style:style style:name="P56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31b9d5" style:font-name-asian="標楷體1" style:font-size-asian="17pt" style:language-asian="zh" style:country-asian="TW" style:font-weight-asian="bold" style:font-size-complex="17pt" style:font-weight-complex="bold"/>
    </style:style>
    <style:style style:name="P56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db90b" style:font-name-asian="標楷體1" style:font-size-asian="17pt" style:language-asian="zh" style:country-asian="TW" style:font-weight-asian="bold" style:font-size-complex="17pt" style:font-weight-complex="bold"/>
    </style:style>
    <style:style style:name="P563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ffbae87" style:font-name-asian="標楷體1" style:font-size-asian="17pt" style:language-asian="zh" style:country-asian="TW" style:font-weight-asian="bold" style:font-size-complex="17pt" style:font-weight-complex="bold"/>
    </style:style>
    <style:style style:name="P564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364f4" style:font-name-asian="標楷體1" style:font-size-asian="17pt" style:language-asian="zh" style:country-asian="TW" style:font-weight-asian="bold" style:font-size-complex="17pt" style:font-weight-complex="bold"/>
    </style:style>
    <style:style style:name="P565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1d94dc" style:font-name-asian="標楷體1" style:font-size-asian="17pt" style:language-asian="zh" style:country-asian="TW" style:font-weight-asian="bold" style:font-size-complex="17pt" style:font-weight-complex="bold"/>
    </style:style>
    <style:style style:name="P566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00b6f0d" style:font-name-asian="標楷體1" style:font-size-asian="17pt" style:language-asian="zh" style:country-asian="TW" style:font-weight-asian="bold" style:font-size-complex="17pt" style:font-weight-complex="bold"/>
    </style:style>
    <style:style style:name="P567" style:family="paragraph" style:parent-style-name="Standard" style:list-style-name="L1">
      <style:text-properties fo:color="#333333" style:font-name="標楷體1" fo:font-size="17pt" style:text-underline-style="none" fo:font-weight="bold" officeooo:rsid="28d588db" officeooo:paragraph-rsid="28db900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8" style:family="paragraph" style:parent-style-name="Standard" style:list-style-name="L1">
      <style:text-properties fo:color="#333333" style:font-name="標楷體1" fo:font-size="17pt" style:text-underline-style="none" fo:font-weight="bold" officeooo:rsid="28d588db" officeooo:paragraph-rsid="28d663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9" style:family="paragraph" style:parent-style-name="Standard" style:list-style-name="L1">
      <style:text-properties fo:color="#333333" style:font-name="標楷體1" fo:font-size="17pt" style:text-underline-style="none" fo:font-weight="bold" officeooo:rsid="294791d5" officeooo:paragraph-rsid="294791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0" style:family="paragraph" style:parent-style-name="Standard" style:list-style-name="L1">
      <style:text-properties fo:color="#333333" fo:font-weight="normal" officeooo:paragraph-rsid="2891ea54" style:font-weight-asian="normal" style:font-weight-complex="normal"/>
    </style:style>
    <style:style style:name="P5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1d7cf7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765d1e" officeooo:paragraph-rsid="28f932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765d1e" officeooo:paragraph-rsid="28f9a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765d1e" officeooo:paragraph-rsid="28fab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765d1e" officeooo:paragraph-rsid="28fcef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765d1e" officeooo:paragraph-rsid="28feb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3e2911" officeooo:paragraph-rsid="29581e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5c78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70e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40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af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da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aa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c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de3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2fc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95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e2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a714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ae0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267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a9e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adb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af75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8a1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33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ab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9e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51c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b6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bd2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9e2840" officeooo:paragraph-rsid="29a321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ace080" officeooo:paragraph-rsid="29ace0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ace080" officeooo:paragraph-rsid="29ad2c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ace080" officeooo:paragraph-rsid="29ad3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71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71e85" officeooo:paragraph-rsid="29b71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71e85" officeooo:paragraph-rsid="29b74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71e85" officeooo:paragraph-rsid="29b9e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29581ef6" officeooo:paragraph-rsid="1d765d1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5c78f6" officeooo:paragraph-rsid="299af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2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b113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3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b202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4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ce985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5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babde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6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c2532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7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c1230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8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c821d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19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cdf99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20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ddd37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21" style:family="paragraph" style:parent-style-name="Standard" style:list-style-name="L1">
      <style:text-properties fo:color="#333333" style:font-name="標楷體" fo:font-size="17pt" style:text-underline-style="none" fo:font-weight="bold" officeooo:rsid="1558a98c" officeooo:paragraph-rsid="28d782a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22" style:family="paragraph" style:parent-style-name="Standard" style:list-style-name="L1">
      <style:text-properties fo:color="#333333" style:font-name="標楷體" fo:font-size="17pt" style:text-underline-style="none" fo:font-weight="bold" officeooo:rsid="167f9524" officeooo:paragraph-rsid="2236b0f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623" style:family="paragraph" style:parent-style-name="Standard" style:list-style-name="L1">
      <style:text-properties fo:color="#333333" officeooo:rsid="1e2f3e0e" officeooo:paragraph-rsid="1e2f3e0e"/>
    </style:style>
    <style:style style:name="P624" style:family="paragraph" style:parent-style-name="Standard" style:list-style-name="L1">
      <style:text-properties style:use-window-font-color="true" style:font-name="Liberation Serif" fo:font-size="17pt" fo:font-weight="bold" officeooo:rsid="150aff27" officeooo:paragraph-rsid="28ad0423" style:font-name-asian="標楷體1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7fb66be" style:font-name-asian="標楷體1" style:font-size-asian="17pt" style:language-asian="zh" style:country-asian="TW" style:font-weight-asian="bold" style:font-size-complex="17pt" style:font-weight-complex="bold"/>
    </style:style>
    <style:style style:name="P62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e0cb1a2" style:font-name-asian="標楷體1" style:font-size-asian="17pt" style:language-asian="zh" style:country-asian="TW" style:font-weight-asian="bold" style:font-size-complex="17pt" style:font-weight-complex="bold"/>
    </style:style>
    <style:style style:name="P6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e4b9451" style:font-name-asian="標楷體1" style:font-size-asian="17pt" style:language-asian="zh" style:country-asian="TW" style:font-weight-asian="bold" style:font-size-complex="17pt" style:font-weight-complex="bold"/>
    </style:style>
    <style:style style:name="P6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e6e0a57" style:font-name-asian="標楷體1" style:font-size-asian="17pt" style:language-asian="zh" style:country-asian="TW" style:font-weight-asian="bold" style:font-size-complex="17pt" style:font-weight-complex="bold"/>
    </style:style>
    <style:style style:name="P62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e49be56" style:font-name-asian="標楷體1" style:font-size-asian="17pt" style:language-asian="zh" style:country-asian="TW" style:font-weight-asian="bold" style:font-size-complex="17pt" style:font-weight-complex="bold"/>
    </style:style>
    <style:style style:name="P63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e3e2230" style:font-name-asian="標楷體1" style:font-size-asian="17pt" style:language-asian="zh" style:country-asian="TW" style:font-weight-asian="bold" style:font-size-complex="17pt" style:font-weight-complex="bold"/>
    </style:style>
    <style:style style:name="P63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1f564427" style:font-name-asian="標楷體1" style:font-size-asian="17pt" style:language-asian="zh" style:country-asian="TW" style:font-weight-asian="bold" style:font-size-complex="17pt" style:font-weight-complex="bold"/>
    </style:style>
    <style:style style:name="P63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c9124a8" style:font-name-asian="Liberation Serif" style:font-size-asian="17pt" style:language-asian="zh" style:country-asian="TW" style:font-weight-asian="bold" style:font-size-complex="17pt" style:font-weight-complex="bold"/>
    </style:style>
    <style:style style:name="P63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ca1eb91" style:font-name-asian="Liberation Serif" style:font-size-asian="17pt" style:language-asian="zh" style:country-asian="TW" style:font-weight-asian="bold" style:font-size-complex="17pt" style:font-weight-complex="bold"/>
    </style:style>
    <style:style style:name="P63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cf3ea36" style:font-name-asian="Liberation Serif" style:font-size-asian="17pt" style:language-asian="zh" style:country-asian="TW" style:font-weight-asian="bold" style:font-size-complex="17pt" style:font-weight-complex="bold"/>
    </style:style>
    <style:style style:name="P63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2360db73" style:font-name-asian="Liberation Serif" style:font-size-asian="17pt" style:language-asian="zh" style:country-asian="TW" style:font-weight-asian="bold" style:font-size-complex="17pt" style:font-weight-complex="bold"/>
    </style:style>
    <style:style style:name="P636" style:family="paragraph" style:parent-style-name="Standard" style:list-style-name="L1">
      <style:text-properties style:use-window-font-color="true" style:font-name="標楷體1" fo:font-size="17pt" style:text-underline-style="none" fo:font-weight="bold" officeooo:rsid="1c9fb9ca" officeooo:paragraph-rsid="1d37e56a" style:font-name-asian="標楷體1" style:font-size-asian="17pt" style:language-asian="zh" style:country-asian="TW" style:font-weight-asian="bold" style:font-size-complex="17pt" style:font-weight-complex="bold"/>
    </style:style>
    <style:style style:name="P637" style:family="paragraph" style:parent-style-name="Standard" style:list-style-name="L1">
      <style:text-properties style:use-window-font-color="true" style:font-name="標楷體1" fo:font-size="17pt" style:text-underline-style="none" fo:font-weight="bold" officeooo:rsid="1db67b66" officeooo:paragraph-rsid="21cbbbfb" style:font-name-asian="標楷體1" style:font-size-asian="17pt" style:language-asian="zh" style:country-asian="TW" style:font-weight-asian="bold" style:font-size-complex="17pt" style:font-weight-complex="bold"/>
    </style:style>
    <style:style style:name="P638" style:family="paragraph" style:parent-style-name="Standard" style:list-style-name="L1">
      <style:text-properties fo:color="#1c1c1c" style:font-name="Liberation Serif" fo:font-size="17pt" style:text-underline-style="none" fo:font-weight="bold" officeooo:rsid="167f9524" officeooo:paragraph-rsid="2236b0f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39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295c78f6" officeooo:paragraph-rsid="2995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0" style:family="paragraph" style:parent-style-name="Standard" style:list-style-name="L1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9b71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1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1db67b66" officeooo:paragraph-rsid="20cbb05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 style:font-name-asian="標楷體1"/>
    </style:style>
    <style:style style:name="T3" style:family="text">
      <style:text-properties fo:color="#050505" style:font-name="標楷體1" officeooo:rsid="18800940" style:font-name-asian="標楷體1"/>
    </style:style>
    <style:style style:name="T4" style:family="text">
      <style:text-properties fo:color="#050505" style:font-name="標楷體1" officeooo:rsid="1c954fab" style:font-name-asian="標楷體1"/>
    </style:style>
    <style:style style:name="T5" style:family="text">
      <style:text-properties fo:color="#050505" style:font-name="標楷體1" officeooo:rsid="1fb201d8" style:font-name-asian="標楷體1"/>
    </style:style>
    <style:style style:name="T6" style:family="text">
      <style:text-properties fo:color="#050505" style:font-name="標楷體1" officeooo:rsid="1db67b66"/>
    </style:style>
    <style:style style:name="T7" style:family="text">
      <style:text-properties fo:color="#050505"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050505" style:font-name="標楷體1" fo:font-size="17pt" style:text-underline-style="none" fo:font-weight="bold" officeooo:rsid="210d68e8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fo:color="#050505" style:font-name="標楷體1" fo:font-size="14pt" officeooo:rsid="295c78f6" style:font-size-asian="14pt" style:font-size-complex="14pt"/>
    </style:style>
    <style:style style:name="T10" style:family="text">
      <style:text-properties fo:color="#050505" style:font-name="標楷體1" fo:font-size="14pt" officeooo:rsid="29a1dea7" style:font-size-asian="14pt" style:font-size-complex="14pt"/>
    </style:style>
    <style:style style:name="T11" style:family="text">
      <style:text-properties fo:color="#050505" officeooo:rsid="1d2edca6"/>
    </style:style>
    <style:style style:name="T12" style:family="text">
      <style:text-properties fo:color="#050505" officeooo:rsid="1fb201d8"/>
    </style:style>
    <style:style style:name="T13" style:family="text">
      <style:text-properties fo:color="#050505" style:font-name="Liberation Serif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fo:color="#050505" style:font-name="Liberation Serif" fo:font-size="17pt" style:text-underline-style="none" fo:font-weight="bold" officeooo:rsid="210d68e8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fo:color="#050505" officeooo:rsid="21ed8225"/>
    </style:style>
    <style:style style:name="T16" style:family="text">
      <style:text-properties fo:color="#050505" style:font-name="標楷體" officeooo:rsid="1947e4a5" style:font-name-asian="標楷體"/>
    </style:style>
    <style:style style:name="T17" style:family="text">
      <style:text-properties fo:color="#050505" style:font-name="標楷體" officeooo:rsid="153af7c3" style:font-name-asian="標楷體"/>
    </style:style>
    <style:style style:name="T18" style:family="text">
      <style:text-properties fo:color="#050505" style:font-name="標楷體" officeooo:rsid="167f9524" style:font-name-asian="標楷體"/>
    </style:style>
    <style:style style:name="T19" style:family="text">
      <style:text-properties fo:color="#050505" style:font-name="標楷體" officeooo:rsid="194d2c82" style:font-name-asian="標楷體"/>
    </style:style>
    <style:style style:name="T20" style:family="text">
      <style:text-properties fo:color="#050505"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1" style:family="text">
      <style:text-properties fo:color="#050505"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2" style:family="text">
      <style:text-properties fo:color="#050505" officeooo:rsid="1687b0d4"/>
    </style:style>
    <style:style style:name="T23" style:family="text">
      <style:text-properties fo:color="#050505"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fo:color="#050505" officeooo:rsid="0e9f5f17"/>
    </style:style>
    <style:style style:name="T25" style:family="text">
      <style:text-properties style:font-name="標楷體1"/>
    </style:style>
    <style:style style:name="T26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18b3759d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bbc49ae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bc21901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bc31cdf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1c1d7704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c763832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c77b5b8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1c9fb9ca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1d4f3556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1d512fc9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d5609db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1d855f11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1da60811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1dae6dc8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1e304548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1d765d1e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1e7a6ba2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1e7ae0e1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1e7e1451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style:text-underline-style="none" fo:font-weight="bold" officeooo:rsid="1db6ee46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style:text-underline-style="none" fo:font-weight="bold" officeooo:rsid="1e2e7a37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style:text-underline-style="none" fo:font-weight="bold" officeooo:rsid="1f1b961e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style:text-underline-style="none" fo:font-weight="bold" officeooo:rsid="218bcc5a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style:text-underline-style="none" fo:font-weight="bold" officeooo:rsid="176552e9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style:text-underline-style="none" fo:font-weight="bold" officeooo:rsid="17d0c3ff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17cee4dc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fo:font-size="17pt" style:text-underline-style="none" fo:font-weight="bold" officeooo:rsid="17d197c5" style:font-name-asian="標楷體1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style:font-name="標楷體1" fo:font-size="17pt" style:text-underline-style="none" fo:font-weight="bold" officeooo:rsid="1803765a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style:font-name="標楷體1" fo:font-size="17pt" style:text-underline-style="none" fo:font-weight="bold" officeooo:rsid="18800940" style:font-name-asian="標楷體1" style:font-size-asian="17pt" style:language-asian="zh" style:country-asian="TW" style:font-weight-asian="bold" style:font-size-complex="17pt" style:font-weight-complex="bold"/>
    </style:style>
    <style:style style:name="T58" style:family="text">
      <style:text-properties style:font-name="標楷體1" fo:font-size="17pt" style:text-underline-style="none" fo:font-weight="bold" officeooo:rsid="28ab2594" style:font-name-asian="標楷體1" style:font-size-asian="17pt" style:language-asian="zh" style:country-asian="TW" style:font-weight-asian="bold" style:font-size-complex="17pt" style:font-weight-complex="bold"/>
    </style:style>
    <style:style style:name="T59" style:family="text">
      <style:text-properties style:font-name="標楷體1" fo:font-size="17pt" fo:font-weight="bold" officeooo:rsid="175d8be6" style:font-name-asian="標楷體1" style:font-size-asian="17pt" style:language-asian="zh" style:country-asian="TW" style:font-weight-asian="bold" style:font-size-complex="17pt" style:font-weight-complex="bold"/>
    </style:style>
    <style:style style:name="T60" style:family="text">
      <style:text-properties style:font-name="標楷體1" fo:font-size="17pt" fo:font-weight="bold" officeooo:rsid="1762bf30" style:font-name-asian="標楷體1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style:font-name="標楷體1" fo:font-size="17pt" fo:font-weight="bold" officeooo:rsid="176552e9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style:font-name="標楷體1" fo:font-size="17pt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style:font-name="標楷體1" fo:font-size="17pt" fo:font-weight="bold" officeooo:rsid="17891a5a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style:font-name="標楷體1" fo:font-size="17pt" fo:font-weight="bold" officeooo:rsid="178a3fe8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style:font-name="標楷體1" fo:font-size="17pt" fo:font-weight="bold" officeooo:rsid="1b3426c8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style:font-name="標楷體1" fo:font-size="17pt" fo:font-weight="bold" officeooo:rsid="1b41bb66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style:font-name="標楷體1" fo:font-size="17pt" fo:font-weight="bold" officeooo:rsid="1b3b3614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1b4f8e23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fo:font-size="17pt" fo:font-weight="bold" officeooo:rsid="1b3bb8c2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style:font-name="標楷體1" fo:font-size="17pt" fo:font-weight="bold" officeooo:rsid="1b3c9f0d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style:font-name="標楷體1" fo:font-size="17pt" fo:font-weight="bold" officeooo:rsid="1b3e4d10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style:font-name="標楷體1" fo:font-size="17pt" fo:font-weight="bold" officeooo:rsid="1b3ef7f0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style:font-name="標楷體1" fo:font-size="17pt" fo:font-weight="bold" officeooo:rsid="182a823c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style:font-name="標楷體1" fo:font-size="17pt" fo:font-weight="bold" officeooo:rsid="182c67cf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style:font-name="標楷體1" fo:font-size="17pt" fo:font-weight="bold" officeooo:rsid="182fd190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style:font-name="標楷體1" fo:font-size="17pt" fo:font-weight="bold" officeooo:rsid="1851a7cb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style:font-name="標楷體1" fo:font-size="17pt" fo:font-weight="bold" officeooo:rsid="179f371c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style:font-name="標楷體1" fo:font-size="17pt" fo:font-weight="bold" officeooo:rsid="17b75f44" style:font-name-asian="標楷體1" style:font-size-asian="17pt" style:language-asian="zh" style:country-asian="TW" style:font-weight-asian="bold" style:font-size-complex="17pt" style:font-weight-complex="bold"/>
    </style:style>
    <style:style style:name="T79" style:family="text">
      <style:text-properties style:font-name="標楷體1" fo:font-size="17pt" fo:font-weight="bold" officeooo:rsid="150aff27" style:font-name-asian="標楷體1" style:font-size-asian="17pt" style:language-asian="zh" style:country-asian="TW" style:font-weight-asian="bold" style:font-size-complex="17pt" style:font-weight-complex="bold"/>
    </style:style>
    <style:style style:name="T80" style:family="text">
      <style:text-properties style:font-name="標楷體1" fo:font-size="17pt" fo:font-weight="bold" officeooo:rsid="15108aed" style:font-name-asian="標楷體1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標楷體1" style:font-name-asian="標楷體1"/>
    </style:style>
    <style:style style:name="T82" style:family="text">
      <style:text-properties style:font-name="標楷體1" officeooo:rsid="18800940" style:font-name-asian="標楷體1"/>
    </style:style>
    <style:style style:name="T83" style:family="text">
      <style:text-properties style:font-name="標楷體1" officeooo:rsid="18b3759d" style:font-name-asian="標楷體1"/>
    </style:style>
    <style:style style:name="T84" style:family="text">
      <style:text-properties style:font-name="標楷體1" officeooo:rsid="1bb83546" style:font-name-asian="標楷體1"/>
    </style:style>
    <style:style style:name="T85" style:family="text">
      <style:text-properties style:font-name="標楷體1" officeooo:rsid="1bd66747" style:font-name-asian="標楷體1"/>
    </style:style>
    <style:style style:name="T86" style:family="text">
      <style:text-properties style:font-name="標楷體1" officeooo:rsid="1bbc49ae" style:font-name-asian="標楷體1"/>
    </style:style>
    <style:style style:name="T87" style:family="text">
      <style:text-properties style:font-name="標楷體1" officeooo:rsid="1c8c53d2" style:font-name-asian="標楷體1"/>
    </style:style>
    <style:style style:name="T88" style:family="text">
      <style:text-properties style:font-name="標楷體1" officeooo:rsid="1c8f6b4d" style:font-name-asian="標楷體1"/>
    </style:style>
    <style:style style:name="T89" style:family="text">
      <style:text-properties style:font-name="標楷體1" officeooo:rsid="1c9fb9ca" style:font-name-asian="標楷體1"/>
    </style:style>
    <style:style style:name="T90" style:family="text">
      <style:text-properties style:font-name="標楷體1" officeooo:rsid="1cabb6ed" style:font-name-asian="標楷體1"/>
    </style:style>
    <style:style style:name="T91" style:family="text">
      <style:text-properties style:font-name="標楷體1" officeooo:rsid="1d0104f6" style:font-name-asian="標楷體1"/>
    </style:style>
    <style:style style:name="T92" style:family="text">
      <style:text-properties style:font-name="標楷體1" officeooo:rsid="1d1c1a37" style:font-name-asian="標楷體1"/>
    </style:style>
    <style:style style:name="T93" style:family="text">
      <style:text-properties style:font-name="標楷體1" officeooo:rsid="1da60811" style:font-name-asian="標楷體1"/>
    </style:style>
    <style:style style:name="T94" style:family="text">
      <style:text-properties style:font-name="標楷體1" officeooo:rsid="1db6ee46" style:font-name-asian="標楷體1"/>
    </style:style>
    <style:style style:name="T95" style:family="text">
      <style:text-properties style:font-name="標楷體1" officeooo:rsid="1e58794e" style:font-name-asian="標楷體1"/>
    </style:style>
    <style:style style:name="T96" style:family="text">
      <style:text-properties style:font-name="標楷體1" officeooo:rsid="1e669073" style:font-name-asian="標楷體1"/>
    </style:style>
    <style:style style:name="T97" style:family="text">
      <style:text-properties style:font-name="標楷體1" officeooo:rsid="1e7a6ba2" style:font-name-asian="標楷體1"/>
    </style:style>
    <style:style style:name="T98" style:family="text">
      <style:text-properties style:font-name="標楷體1" officeooo:rsid="1e7ae0e1" style:font-name-asian="標楷體1"/>
    </style:style>
    <style:style style:name="T99" style:family="text">
      <style:text-properties style:font-name="標楷體1" officeooo:rsid="1e7e1451" style:font-name-asian="標楷體1"/>
    </style:style>
    <style:style style:name="T100" style:family="text">
      <style:text-properties style:font-name="標楷體1" officeooo:rsid="1ed0f4db" style:font-name-asian="標楷體1"/>
    </style:style>
    <style:style style:name="T101" style:family="text">
      <style:text-properties style:font-name="標楷體1" officeooo:rsid="2360db73" style:font-name-asian="標楷體1"/>
    </style:style>
    <style:style style:name="T102" style:family="text">
      <style:text-properties style:font-name="標楷體1" officeooo:rsid="289a1e4d" style:font-name-asian="標楷體1"/>
    </style:style>
    <style:style style:name="T103" style:family="text">
      <style:text-properties style:font-name="標楷體1" officeooo:rsid="28d588db" style:font-name-asian="標楷體1"/>
    </style:style>
    <style:style style:name="T104" style:family="text">
      <style:text-properties style:font-name="標楷體1" officeooo:rsid="28da384d" style:font-name-asian="標楷體1"/>
    </style:style>
    <style:style style:name="T105" style:family="text">
      <style:text-properties style:font-name="標楷體1" officeooo:rsid="28da4b57" style:font-name-asian="標楷體1"/>
    </style:style>
    <style:style style:name="T106" style:family="text">
      <style:text-properties style:font-name="標楷體1" officeooo:rsid="0a7edee9" style:font-name-asian="標楷體1"/>
    </style:style>
    <style:style style:name="T107" style:family="text">
      <style:text-properties style:font-name="標楷體1" officeooo:rsid="29254e59" style:font-name-asian="標楷體1"/>
    </style:style>
    <style:style style:name="T108" style:family="text">
      <style:text-properties style:font-name="標楷體1" officeooo:rsid="292776e3" style:font-name-asian="標楷體1"/>
    </style:style>
    <style:style style:name="T109" style:family="text">
      <style:text-properties style:font-name="標楷體1" officeooo:rsid="293e2911" style:font-name-asian="標楷體1"/>
    </style:style>
    <style:style style:name="T110" style:family="text">
      <style:text-properties style:font-name="標楷體1" officeooo:rsid="294791d5" style:font-name-asian="標楷體1"/>
    </style:style>
    <style:style style:name="T111" style:family="text">
      <style:text-properties style:font-name="標楷體1" officeooo:rsid="299afbce" style:font-name-asian="標楷體1"/>
    </style:style>
    <style:style style:name="T112" style:family="text">
      <style:text-properties style:font-name="標楷體1" officeooo:rsid="299e2840" style:font-name-asian="標楷體1"/>
    </style:style>
    <style:style style:name="T113" style:family="text">
      <style:text-properties style:font-name="標楷體1" officeooo:rsid="1c74c4d3"/>
    </style:style>
    <style:style style:name="T114" style:family="text">
      <style:text-properties style:font-name="標楷體1" officeooo:rsid="18b3759d"/>
    </style:style>
    <style:style style:name="T115" style:family="text">
      <style:text-properties style:font-name="標楷體1" officeooo:rsid="1c763832"/>
    </style:style>
    <style:style style:name="T116" style:family="text">
      <style:text-properties style:font-name="標楷體1" officeooo:rsid="1da60811"/>
    </style:style>
    <style:style style:name="T117" style:family="text">
      <style:text-properties style:font-name="標楷體1" officeooo:rsid="1db67b66"/>
    </style:style>
    <style:style style:name="T118" style:family="text">
      <style:text-properties style:font-name="標楷體1" officeooo:rsid="1db6ee46"/>
    </style:style>
    <style:style style:name="T119" style:family="text">
      <style:text-properties style:font-name="標楷體1" officeooo:rsid="1e7a6ba2"/>
    </style:style>
    <style:style style:name="T120" style:family="text">
      <style:text-properties style:font-name="標楷體1" officeooo:rsid="1e7b5b6c"/>
    </style:style>
    <style:style style:name="T121" style:family="text">
      <style:text-properties style:font-name="標楷體1" officeooo:rsid="1f47c8a9"/>
    </style:style>
    <style:style style:name="T122" style:family="text">
      <style:text-properties style:font-name="標楷體1" officeooo:rsid="1f4d5d8c"/>
    </style:style>
    <style:style style:name="T123" style:family="text">
      <style:text-properties style:font-name="標楷體1" officeooo:rsid="1fc6778a"/>
    </style:style>
    <style:style style:name="T124" style:family="text">
      <style:text-properties style:font-name="標楷體1" officeooo:rsid="17eaaf59"/>
    </style:style>
    <style:style style:name="T125" style:family="text">
      <style:text-properties style:font-name="標楷體1" officeooo:rsid="1687b0d4"/>
    </style:style>
    <style:style style:name="T126" style:family="text">
      <style:text-properties style:font-name="標楷體1" officeooo:rsid="17276cf6"/>
    </style:style>
    <style:style style:name="T127" style:family="text">
      <style:text-properties style:font-name="標楷體1" officeooo:rsid="1737237e"/>
    </style:style>
    <style:style style:name="T128" style:family="text">
      <style:text-properties style:font-name="標楷體1" officeooo:rsid="1748e0e2"/>
    </style:style>
    <style:style style:name="T129" style:family="text">
      <style:text-properties style:font-name="標楷體1" officeooo:rsid="175bf91b"/>
    </style:style>
    <style:style style:name="T130" style:family="text">
      <style:text-properties style:font-name="標楷體1" officeooo:rsid="175d8be6"/>
    </style:style>
    <style:style style:name="T131" style:family="text">
      <style:text-properties style:font-name="標楷體1" officeooo:rsid="176552e9"/>
    </style:style>
    <style:style style:name="T132" style:family="text">
      <style:text-properties style:font-name="標楷體1" officeooo:rsid="14b658b1"/>
    </style:style>
    <style:style style:name="T133" style:family="text">
      <style:text-properties style:font-name="標楷體1" officeooo:rsid="14d46f73"/>
    </style:style>
    <style:style style:name="T134" style:family="text">
      <style:text-properties style:font-name="標楷體1" officeooo:rsid="14d86872"/>
    </style:style>
    <style:style style:name="T135" style:family="text">
      <style:text-properties style:font-name="標楷體1" officeooo:rsid="15108aed"/>
    </style:style>
    <style:style style:name="T136" style:family="text">
      <style:text-properties style:font-name="標楷體1" officeooo:rsid="2659534a"/>
    </style:style>
    <style:style style:name="T137" style:family="text">
      <style:text-properties style:font-name="標楷體1" officeooo:rsid="1c9fb9ca"/>
    </style:style>
    <style:style style:name="T138" style:family="text">
      <style:text-properties style:font-name="標楷體1" style:text-underline-style="solid" style:text-underline-width="auto" style:text-underline-color="font-color" officeooo:rsid="1c9fb9ca"/>
    </style:style>
    <style:style style:name="T139" style:family="text">
      <style:text-properties style:font-name="標楷體1" officeooo:rsid="295c78f6"/>
    </style:style>
    <style:style style:name="T140" style:family="text">
      <style:text-properties style:font-name="標楷體1" officeooo:rsid="299e2840"/>
    </style:style>
    <style:style style:name="T141" style:family="text">
      <style:text-properties style:font-name="標楷體1" officeooo:rsid="29ad3879"/>
    </style:style>
    <style:style style:name="T142" style:family="text">
      <style:text-properties style:font-name="標楷體1" officeooo:rsid="29af7528"/>
    </style:style>
    <style:style style:name="T143" style:family="text">
      <style:text-properties style:font-name="標楷體1" officeooo:rsid="29bd2cae"/>
    </style:style>
    <style:style style:name="T144" style:family="text">
      <style:text-properties fo:color="#333333"/>
    </style:style>
    <style:style style:name="T145" style:family="text">
      <style:text-properties fo:color="#333333" style:font-name="標楷體1" officeooo:rsid="18800940" style:font-name-asian="標楷體1"/>
    </style:style>
    <style:style style:name="T146" style:family="text">
      <style:text-properties fo:color="#333333"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147" style:family="text">
      <style:text-properties fo:color="#333333" style:font-name="標楷體1" officeooo:rsid="0e9f5f17"/>
    </style:style>
    <style:style style:name="T148" style:family="text">
      <style:text-properties fo:color="#333333" style:font-name="Liberation Serif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149" style:family="text">
      <style:text-properties fo:color="#333333" officeooo:rsid="0e9f5f17"/>
    </style:style>
    <style:style style:name="T150" style:family="text">
      <style:text-properties style:font-name-asian="標楷體1"/>
    </style:style>
    <style:style style:name="T151" style:family="text">
      <style:text-properties officeooo:rsid="18b3759d" style:font-name-asian="標楷體1"/>
    </style:style>
    <style:style style:name="T152" style:family="text">
      <style:text-properties officeooo:rsid="1bfe6776" style:font-name-asian="標楷體1"/>
    </style:style>
    <style:style style:name="T153" style:family="text">
      <style:text-properties officeooo:rsid="1d7cf70c" style:font-name-asian="標楷體1"/>
    </style:style>
    <style:style style:name="T154" style:family="text">
      <style:text-properties officeooo:rsid="210ebc0e" style:font-name-asian="標楷體1"/>
    </style:style>
    <style:style style:name="T155" style:family="text">
      <style:text-properties officeooo:rsid="2147a562" style:font-name-asian="標楷體1"/>
    </style:style>
    <style:style style:name="T156" style:family="text">
      <style:text-properties officeooo:rsid="29254e59" style:font-name-asian="標楷體1"/>
    </style:style>
    <style:style style:name="T157" style:family="text">
      <style:text-properties officeooo:rsid="292776e3" style:font-name-asian="標楷體1"/>
    </style:style>
    <style:style style:name="T158" style:family="text">
      <style:text-properties officeooo:rsid="2933babb" style:font-name-asian="標楷體1"/>
    </style:style>
    <style:style style:name="T159" style:family="text">
      <style:text-properties officeooo:rsid="293af9fc" style:font-name-asian="標楷體1"/>
    </style:style>
    <style:style style:name="T160" style:family="text">
      <style:text-properties officeooo:rsid="293e2911" style:font-name-asian="標楷體1"/>
    </style:style>
    <style:style style:name="T161" style:family="text">
      <style:text-properties officeooo:rsid="294791d5" style:font-name-asian="標楷體1"/>
    </style:style>
    <style:style style:name="T162" style:family="text">
      <style:text-properties officeooo:rsid="17cb7444" style:font-name-asian="標楷體1"/>
    </style:style>
    <style:style style:name="T163" style:family="text">
      <style:text-properties style:font-name="Liberation Serif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64" style:family="text">
      <style:text-properties style:font-name="Liberation Serif" fo:font-size="17pt" style:text-underline-style="none" fo:font-weight="bold" officeooo:rsid="18b3759d" style:font-name-asian="標楷體1" style:font-size-asian="17pt" style:language-asian="zh" style:country-asian="TW" style:font-weight-asian="bold" style:font-size-complex="17pt" style:font-weight-complex="bold"/>
    </style:style>
    <style:style style:name="T165" style:family="text">
      <style:text-properties style:font-name="Liberation Serif" fo:font-size="17pt" style:text-underline-style="none" fo:font-weight="bold" officeooo:rsid="1c1d7704" style:font-name-asian="標楷體1" style:font-size-asian="17pt" style:language-asian="zh" style:country-asian="TW" style:font-weight-asian="bold" style:font-size-complex="17pt" style:font-weight-complex="bold"/>
    </style:style>
    <style:style style:name="T166" style:family="text">
      <style:text-properties style:font-name="Liberation Serif" fo:font-size="17pt" style:text-underline-style="none" fo:font-weight="bold" officeooo:rsid="1da07617" style:font-name-asian="標楷體1" style:font-size-asian="17pt" style:language-asian="zh" style:country-asian="TW" style:font-weight-asian="bold" style:font-size-complex="17pt" style:font-weight-complex="bold"/>
    </style:style>
    <style:style style:name="T167" style:family="text">
      <style:text-properties style:font-name="Liberation Serif" fo:font-size="17pt" style:text-underline-style="none" fo:font-weight="bold" officeooo:rsid="1da60811" style:font-name-asian="標楷體1" style:font-size-asian="17pt" style:language-asian="zh" style:country-asian="TW" style:font-weight-asian="bold" style:font-size-complex="17pt" style:font-weight-complex="bold"/>
    </style:style>
    <style:style style:name="T168" style:family="text">
      <style:text-properties style:font-name="Liberation Serif" fo:font-size="17pt" style:text-underline-style="none" fo:font-weight="bold" officeooo:rsid="1dae6dc8" style:font-name-asian="標楷體1" style:font-size-asian="17pt" style:language-asian="zh" style:country-asian="TW" style:font-weight-asian="bold" style:font-size-complex="17pt" style:font-weight-complex="bold"/>
    </style:style>
    <style:style style:name="T169" style:family="text">
      <style:text-properties style:font-name="Liberation Serif" fo:font-size="17pt" style:text-underline-style="none" fo:font-weight="bold" officeooo:rsid="1d765d1e" style:font-name-asian="標楷體1" style:font-size-asian="17pt" style:language-asian="zh" style:country-asian="TW" style:font-weight-asian="bold" style:font-size-complex="17pt" style:font-weight-complex="bold"/>
    </style:style>
    <style:style style:name="T170" style:family="text">
      <style:text-properties style:font-name="Liberation Serif" fo:font-size="17pt" style:text-underline-style="none" fo:font-weight="bold" officeooo:rsid="1e2e7a37" style:font-name-asian="標楷體1" style:font-size-asian="17pt" style:language-asian="zh" style:country-asian="TW" style:font-weight-asian="bold" style:font-size-complex="17pt" style:font-weight-complex="bold"/>
    </style:style>
    <style:style style:name="T171" style:family="text">
      <style:text-properties style:font-name="Liberation Serif" fo:font-size="17pt" style:text-underline-style="none" fo:font-weight="bold" officeooo:rsid="1e304548" style:font-name-asian="標楷體1" style:font-size-asian="17pt" style:language-asian="zh" style:country-asian="TW" style:font-weight-asian="bold" style:font-size-complex="17pt" style:font-weight-complex="bold"/>
    </style:style>
    <style:style style:name="T172" style:family="text">
      <style:text-properties style:font-name="Liberation Serif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173" style:family="text">
      <style:text-properties style:font-name="Liberation Serif" fo:font-size="17pt" fo:font-weight="bold" officeooo:rsid="1687b0d4" style:font-name-asian="標楷體1" style:font-size-asian="17pt" style:language-asian="zh" style:country-asian="TW" style:font-weight-asian="bold" style:font-size-complex="17pt" style:font-weight-complex="bold"/>
    </style:style>
    <style:style style:name="T174" style:family="text">
      <style:text-properties style:font-name="Liberation Serif" fo:font-size="17pt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175" style:family="text">
      <style:text-properties style:font-name="Liberation Serif" fo:font-size="17pt" fo:font-weight="bold" officeooo:rsid="150aff27" style:font-name-asian="標楷體1" style:font-size-asian="17pt" style:language-asian="zh" style:country-asian="TW" style:font-weight-asian="bold" style:font-size-complex="17pt" style:font-weight-complex="bold"/>
    </style:style>
    <style:style style:name="T176" style:family="text">
      <style:text-properties style:font-name="Liberation Serif" fo:font-size="17pt" fo:font-weight="bold" officeooo:rsid="15108aed" style:font-name-asian="標楷體1" style:font-size-asian="17pt" style:language-asian="zh" style:country-asian="TW" style:font-weight-asian="bold" style:font-size-complex="17pt" style:font-weight-complex="bold"/>
    </style:style>
    <style:style style:name="T177" style:family="text">
      <style:text-properties style:font-name="Liberation Serif" style:font-name-asian="標楷體1"/>
    </style:style>
    <style:style style:name="T178" style:family="text">
      <style:text-properties style:font-name="Liberation Serif" officeooo:rsid="2b6f314a" style:font-name-asian="標楷體1"/>
    </style:style>
    <style:style style:name="T179" style:family="text">
      <style:text-properties style:font-name="標楷體" fo:font-size="17pt" style:text-underline-style="none" fo:font-weight="bold" officeooo:rsid="1c2e45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0" style:family="text">
      <style:text-properties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1" style:family="text">
      <style:text-properties style:font-name="標楷體" fo:font-size="17pt" fo:font-weight="bold" officeooo:rsid="1558a98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2" style:family="text">
      <style:text-properties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3" style:family="text">
      <style:text-properties style:font-name="標楷體" fo:font-size="17pt" fo:font-weight="bold" officeooo:rsid="1b1c7a0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4" style:family="text">
      <style:text-properties style:font-name="標楷體" fo:font-size="17pt" fo:font-weight="bold" officeooo:rsid="18344c0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85" style:family="text">
      <style:text-properties style:font-name="標楷體" style:font-name-asian="標楷體" style:font-name-complex="標楷體"/>
    </style:style>
    <style:style style:name="T186" style:family="text">
      <style:text-properties style:font-name="標楷體" officeooo:rsid="1dd4a30c" style:font-name-asian="標楷體" style:font-name-complex="標楷體"/>
    </style:style>
    <style:style style:name="T187" style:family="text">
      <style:text-properties style:font-name="標楷體" style:font-name-asian="標楷體" style:font-name-complex="Mangal"/>
    </style:style>
    <style:style style:name="T188" style:family="text">
      <style:text-properties style:font-name="標楷體" officeooo:rsid="167f9524" style:font-name-asian="標楷體"/>
    </style:style>
    <style:style style:name="T189" style:family="text">
      <style:text-properties style:font-name="標楷體" officeooo:rsid="1558a98c" style:font-name-asian="標楷體"/>
    </style:style>
    <style:style style:name="T190" style:family="text">
      <style:text-properties style:font-name="標楷體" officeooo:rsid="153af7c3" style:font-name-asian="標楷體"/>
    </style:style>
    <style:style style:name="T191" style:family="text">
      <style:text-properties style:font-name="標楷體" officeooo:rsid="1947e4a5" style:font-name-asian="標楷體"/>
    </style:style>
    <style:style style:name="T192" style:family="text">
      <style:text-properties officeooo:rsid="18b3759d"/>
    </style:style>
    <style:style style:name="T193" style:family="text">
      <style:text-properties officeooo:rsid="1d1f2341"/>
    </style:style>
    <style:style style:name="T194" style:family="text">
      <style:text-properties officeooo:rsid="1d2e8e4e"/>
    </style:style>
    <style:style style:name="T195" style:family="text">
      <style:text-properties officeooo:rsid="1d345c75"/>
    </style:style>
    <style:style style:name="T196" style:family="text">
      <style:text-properties officeooo:rsid="1d37e56a"/>
    </style:style>
    <style:style style:name="T197" style:family="text">
      <style:text-properties officeooo:rsid="1d4f3556"/>
    </style:style>
    <style:style style:name="T198" style:family="text">
      <style:text-properties officeooo:rsid="1d5609db"/>
    </style:style>
    <style:style style:name="T199" style:family="text">
      <style:text-properties officeooo:rsid="1d5d523c"/>
    </style:style>
    <style:style style:name="T200" style:family="text">
      <style:text-properties officeooo:rsid="1da60811"/>
    </style:style>
    <style:style style:name="T201" style:family="text">
      <style:text-properties officeooo:rsid="1d765d1e"/>
    </style:style>
    <style:style style:name="T202" style:family="text">
      <style:text-properties officeooo:rsid="1db6ee46"/>
    </style:style>
    <style:style style:name="T203" style:family="text">
      <style:text-properties officeooo:rsid="1e58794e"/>
    </style:style>
    <style:style style:name="T204" style:family="text">
      <style:text-properties officeooo:rsid="1e669073"/>
    </style:style>
    <style:style style:name="T205" style:family="text">
      <style:text-properties officeooo:rsid="1eb3010d"/>
    </style:style>
    <style:style style:name="T206" style:family="text">
      <style:text-properties officeooo:rsid="1f47c8a9"/>
    </style:style>
    <style:style style:name="T207" style:family="text">
      <style:text-properties officeooo:rsid="1fc6778a"/>
    </style:style>
    <style:style style:name="T208" style:family="text">
      <style:text-properties officeooo:rsid="20208773"/>
    </style:style>
    <style:style style:name="T209" style:family="text">
      <style:text-properties style:use-window-font-color="true" style:font-name-asian="標楷體1"/>
    </style:style>
    <style:style style:name="T210" style:family="text">
      <style:text-properties style:use-window-font-color="true" style:font-name="Liberation Serif" fo:font-size="17pt" style:text-underline-style="none" fo:font-weight="bold" officeooo:rsid="1db67b66" style:font-name-asian="標楷體1" style:font-size-asian="17pt" style:language-asian="zh" style:country-asian="TW" style:font-weight-asian="bold" style:font-size-complex="17pt" style:font-weight-complex="bold"/>
    </style:style>
    <style:style style:name="T211" style:family="text">
      <style:text-properties officeooo:rsid="1558a98c"/>
    </style:style>
    <style:style style:name="T212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text-underline-style="solid" style:text-underline-width="auto" style:text-underline-color="font-color"/>
    </style:style>
    <style:style style:name="T214" style:family="text">
      <style:text-properties style:text-underline-style="solid" style:text-underline-width="auto" style:text-underline-color="font-color" officeooo:rsid="18b3759d" style:font-name-asian="標楷體1"/>
    </style:style>
    <style:style style:name="T215" style:family="text">
      <style:text-properties style:text-underline-style="solid" style:text-underline-width="auto" style:text-underline-color="font-color" officeooo:rsid="293af9fc" style:font-name-asian="標楷體1"/>
    </style:style>
    <style:style style:name="T216" style:family="text">
      <style:text-properties style:text-underline-style="solid" style:text-underline-width="auto" style:text-underline-color="font-color" officeooo:rsid="1d765d1e"/>
    </style:style>
    <style:style style:name="T217" style:family="text">
      <style:text-properties officeooo:rsid="17cb7444"/>
    </style:style>
    <style:style style:name="T218" style:family="text">
      <style:text-properties officeooo:rsid="1687b0d4"/>
    </style:style>
    <style:style style:name="T219" style:family="text">
      <style:text-properties officeooo:rsid="1737237e"/>
    </style:style>
    <style:style style:name="T220" style:family="text">
      <style:text-properties officeooo:rsid="14b658b1"/>
    </style:style>
    <style:style style:name="T221" style:family="text">
      <style:text-properties officeooo:rsid="14d86872"/>
    </style:style>
    <style:style style:name="T222" style:family="text">
      <style:text-properties officeooo:rsid="0e9f5f17"/>
    </style:style>
    <style:style style:name="T223" style:family="text">
      <style:text-properties officeooo:rsid="15108aed"/>
    </style:style>
    <style:style style:name="T224" style:family="text">
      <style:text-properties fo:color="#010101" fo:font-size="16pt" style:font-size-asian="16pt" style:font-size-complex="16pt"/>
    </style:style>
    <style:style style:name="T225" style:family="text">
      <style:text-properties fo:color="#010101" style:font-name="標楷體1" officeooo:rsid="293e2911" style:font-name-asian="標楷體1"/>
    </style:style>
    <style:style style:name="T226" style:family="text">
      <style:text-properties style:text-outline="false" style:text-line-through-style="none" style:text-line-through-type="none" fo:font-style="normal" fo:text-shadow="none" style:font-name-asian="標楷體1" style:font-style-asian="normal" style:font-name-complex="標楷體" style:text-emphasize="none"/>
    </style:style>
    <style:style style:name="T227" style:family="text">
      <style:text-properties style:text-outline="false" style:text-line-through-style="none" style:text-line-through-type="none" fo:font-style="normal" fo:text-shadow="none" officeooo:rsid="1db82eab" style:font-name-asian="標楷體1" style:font-style-asian="normal" style:font-name-complex="標楷體" style:text-emphasize="none"/>
    </style:style>
    <style:style style:name="T228" style:family="text">
      <style:text-properties style:text-outline="false" style:text-line-through-style="none" style:text-line-through-type="none" fo:font-style="normal" fo:text-shadow="none" officeooo:rsid="293e2911" style:font-style-asian="normal" style:font-name-complex="標楷體" style:text-emphasize="none"/>
    </style:style>
    <style:style style:name="T229" style:family="text">
      <style:text-properties style:text-outline="false" style:text-line-through-style="none" style:text-line-through-type="none" fo:font-style="normal" fo:text-shadow="none" officeooo:rsid="295c78f6" style:font-style-asian="normal" style:font-name-complex="標楷體" style:text-emphasize="none"/>
    </style:style>
    <style:style style:name="T230" style:family="text">
      <style:text-properties style:text-outline="false" style:text-line-through-style="none" style:text-line-through-type="none" style:font-name="標楷體" fo:font-style="normal" fo:text-shadow="none" officeooo:rsid="1dbd50ad" style:font-name-asian="標楷體" style:font-style-asian="normal" style:font-name-complex="標楷體" style:text-emphasize="none"/>
    </style:style>
    <style:style style:name="T231" style:family="text">
      <style:text-properties style:text-outline="false" style:text-line-through-style="none" style:text-line-through-type="none" style:font-name="標楷體" fo:font-style="normal" fo:text-shadow="none" officeooo:rsid="29581ef6" style:font-name-asian="標楷體" style:font-style-asian="normal" style:font-name-complex="標楷體" style:text-emphasize="none"/>
    </style:style>
    <style:style style:name="T232" style:family="text">
      <style:text-properties style:text-outline="false" style:text-line-through-style="none" style:text-line-through-type="none" style:font-name="標楷體1" fo:font-style="normal" fo:text-shadow="none" officeooo:rsid="293e2911" style:font-style-asian="normal" style:font-name-complex="標楷體" style:text-emphasize="none"/>
    </style:style>
    <style:style style:name="T233" style:family="text">
      <style:text-properties style:text-outline="false" style:text-line-through-style="none" style:text-line-through-type="none" style:font-name="標楷體1" fo:font-style="normal" fo:text-shadow="none" officeooo:rsid="1ab45a8b" style:font-style-asian="normal" style:font-name-complex="標楷體" style:text-emphasize="none"/>
    </style:style>
    <style:style style:name="T234" style:family="text">
      <style:text-properties style:text-outline="false" style:text-line-through-style="none" style:text-line-through-type="none" style:font-name="標楷體1" fo:font-style="normal" fo:text-shadow="none" officeooo:rsid="295c78f6" style:font-style-asian="normal" style:font-name-complex="標楷體" style:text-emphasize="none"/>
    </style:style>
    <style:style style:name="T235" style:family="text">
      <style:text-properties style:text-outline="false" style:text-line-through-style="none" style:text-line-through-type="none" style:font-name="Arial" fo:font-style="normal" fo:text-shadow="none" officeooo:rsid="29581ef6" style:font-name-asian="Arial" style:font-style-asian="normal" style:font-name-complex="標楷體" style:text-emphasize="none"/>
    </style:style>
    <style:style style:name="T236" style:family="text">
      <style:text-properties style:text-outline="false" style:text-line-through-style="none" style:text-line-through-type="none" style:font-name="Arial" fo:font-style="normal" fo:text-shadow="none" officeooo:rsid="295c78f6" style:font-name-asian="Arial" style:font-style-asian="normal" style:font-name-complex="標楷體" style:text-emphasize="none"/>
    </style:style>
    <style:style style:name="T237" style:family="text">
      <style:text-properties officeooo:rsid="29870e62"/>
    </style:style>
    <style:style style:name="T238" style:family="text">
      <style:text-properties officeooo:rsid="299e2840"/>
    </style:style>
    <style:style style:name="T239" style:family="text">
      <style:text-properties officeooo:rsid="295c78f6"/>
    </style:style>
    <style:style style:name="T240" style:family="text">
      <style:text-properties officeooo:rsid="29ace080"/>
    </style:style>
    <style:style style:name="T241" style:family="text">
      <style:text-properties officeooo:rsid="29b71e85"/>
    </style:style>
    <style:style style:name="T242" style:family="text">
      <style:text-properties officeooo:rsid="29cb8b27"/>
    </style:style>
    <style:style style:name="T243" style:family="text">
      <style:text-properties officeooo:rsid="29ce8e90"/>
    </style:style>
    <style:style style:name="T244" style:family="text">
      <style:text-properties style:font-name="Arial" style:font-name-asian="Arial"/>
    </style:style>
    <style:style style:name="T245" style:family="text">
      <style:text-properties style:font-name="Arial" officeooo:rsid="29254e59" style:font-name-asian="Arial"/>
    </style:style>
    <style:style style:name="T246" style:family="text">
      <style:text-properties style:font-name="Arial" officeooo:rsid="292776e3" style:font-name-asian="Arial"/>
    </style:style>
    <style:style style:name="T247" style:family="text">
      <style:text-properties style:font-name="Arial" officeooo:rsid="293af9fc" style:font-name-asian="Arial"/>
    </style:style>
    <style:style style:name="T248" style:family="text">
      <style:text-properties style:font-name="Arial" officeooo:rsid="2933babb" style:font-name-asian="Arial"/>
    </style:style>
    <style:style style:name="T249" style:family="text">
      <style:text-properties style:font-name="Arial" officeooo:rsid="293e2911" style:font-name-asian="Arial"/>
    </style:style>
    <style:style style:name="T250" style:family="text">
      <style:text-properties style:font-name="Arial" officeooo:rsid="29870e62" style:font-name-asian="Arial"/>
    </style:style>
    <style:style style:name="T251" style:family="text">
      <style:text-properties style:font-name="Arial" fo:font-size="17pt" style:text-underline-style="none" fo:font-weight="bold" officeooo:rsid="18800940" style:font-name-asian="Arial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暫時存放 的 文件。</text:p>
      <text:p text:style-name="P2">本文件 的 內容 是 尚未 分類 的 內容。</text:p>
      <text:p text:style-name="P2">本文件 的 內容 是 尚未 分類到 某一特定 類別文件 的 內容。</text:p>
      <text:p text:style-name="P1"/>
      <text:list xml:id="list1575498463" text:style-name="L1">
        <text:list-item>
          <text:p text:style-name="P4"><text:bookmark-start text:name="太空船"/>太空船<text:bookmark-end text:name="太空船"/></text:p>
          <text:list>
            <text:list-item>
              <text:p text:style-name="P4">太空船 是 太空載具、在太空當中運輸的工具、<text:span text:style-name="T25">&lt;?</text:span><text:span text:style-name="T132">2&gt;個</text:span><text:span text:style-name="T220">體在太空當中生存的工具</text:span>。</text:p>
            </text:list-item>
            <text:list-item>
              <text:p text:style-name="P4">優良 的 太空船 是 行星。</text:p>
              <text:list>
                <text:list-item>
                  <text:p text:style-name="P4">行星型太空船。</text:p>
                </text:list-item>
                <text:list-item>
                  <text:p text:style-name="P4">原因很明顯，藏木於樹林當中。</text:p>
                  <text:list>
                    <text:list-item>
                      <text:p text:style-name="P4">尤其是 行星 表面 有 低文明層級、低文明程度 存在、生存、生活、繁衍、繁殖，更好。</text:p>
                    </text:list-item>
                    <text:list-item>
                      <text:p text:style-name="P4">低文明層級、低文明程度 越穩態，越好。</text:p>
                    </text:list-item>
                    <text:list-item>
                      <text:p text:style-name="P4">低文明層級、低文明程度 維持越久，越好。</text:p>
                    </text:list-item>
                    <text:list-item>
                      <text:p text:style-name="P4">低文明層級、低文明程度 的 個體群 存在、生存、生活、繁衍、繁殖 越久越好。</text:p>
                    </text:list-item>
                  </text:list>
                </text:list-item>
                <text:list-item>
                  <text:p text:style-name="P4">生存 在 行星型太空船 的 裡面 的 文明 是 船內文明。</text:p>
                </text:list-item>
                <text:list-item>
                  <text:p text:style-name="P4">生存 在 行星型太空船 的 表面 的 文明 是 船外文明。</text:p>
                </text:list-item>
                <text:list-item>
                  <text:p text:style-name="P4">船內文明 和 船外文明 是 雙贏關係、互利關係。</text:p>
                  <text:list>
                    <text:list-item>
                      <text:p text:style-name="P4">船內文明 建造 行星型太空船。</text:p>
                      <text:list>
                        <text:list-item>
                          <text:p text:style-name="P4">船外文明 才 有機會 存在、生存、生活、繁衍、繁殖、輪迴、新生、發展文明。</text:p>
                        </text:list-item>
                      </text:list>
                    </text:list-item>
                    <text:list-item>
                      <text:p text:style-name="P4">船內文明 是 船外文明 的 <text:span text:style-name="T25">&lt;?</text:span><text:span text:style-name="T133">2&gt;</text:span>守護神。</text:p>
                    </text:list-item>
                    <text:list-item>
                      <text:p text:style-name="P4">船外文明 是 船內文明 的 迷彩、保護色。</text:p>
                      <text:list>
                        <text:list-item>
                          <text:p text:style-name="P4">讓 任何想要 侵略 船外文明 的 敵文明 誤判 該行星 的 文明層級、文明程度。</text:p>
                        </text:list-item>
                      </text:list>
                    </text:list-item>
                    <text:list-item>
                      <text:p text:style-name="P4">任何想要 侵略 船外文明 的 敵文明 都會被 船內文明 擊退。</text:p>
                    </text:list-item>
                    <text:list-item>
                      <text:p text:style-name="P4">船內文明 不能忍受 敵文明 侵略 船外文明，再 進而 侵略 船內文明。</text:p>
                      <text:list>
                        <text:list-item>
                          <text:p text:style-name="P4">明顯例子 是 寒唇齒亡。</text:p>
                        </text:list-item>
                        <text:list-item>
                          <text:p text:style-name="P4">明顯例子 是 敵文明 是 想要 侵略 港口、領土 的 敵軍。</text:p>
                          <text:list>
                            <text:list-item>
                              <text:p text:style-name="P4">船外文明 是 港口。</text:p>
                            </text:list-item>
                            <text:list-item>
                              <text:p text:style-name="P4">船內文明 是 領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船外文明 越友善 對待 行星型太空船，船內文明 越安心。</text:p>
                      <text:list>
                        <text:list-item>
                          <text:p text:style-name="P4">明顯例子 是 主要發展 精神文明，次要發展 物質文明。</text:p>
                        </text:list-item>
                        <text:list-item>
                          <text:p text:style-name="P4">明顯例子 是 船外文明 自然態、自然無為、攝取自然態的輸出、所有物種安心相處。</text:p>
                          <text:list>
                            <text:list-item>
                              <text:p text:style-name="P4">明顯例子 是 船外文明 攝取 地球的地磁、太陽的太陽風、萬有引力。</text:p>
                            </text:list-item>
                            <text:list-item>
                              <text:p text:style-name="P4">明顯例子 是 文明 只會 為了 生存、避免犯罪者再犯，而 殺害個體。</text:p>
                              <text:list>
                                <text:list-item>
                                  <text:p text:style-name="P4">其餘情況，沒有必要，文明 絕對 不 威嚇、傷害、殺害、殲滅、滅絕 個體。</text:p>
                                </text:list-item>
                                <text:list-item>
                                  <text:p text:style-name="P4">只有 原始、愚蠢、本能 的 低等文明 才會 任意 威嚇、傷害、殺害 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船外文明 越惡劣 對待 行星型太空船，船內文明 越不安。</text:p>
                      <text:list>
                        <text:list-item>
                          <text:p text:style-name="P4">明顯例子 是 主要發展 物質文明，次要發展 精神文明。</text:p>
                        </text:list-item>
                        <text:list-item>
                          <text:p text:style-name="P4">明顯例子 是 主流 全力發展 物質文明。</text:p>
                        </text:list-item>
                        <text:list-item>
                          <text:p text:style-name="P4">不安 達到 某一特定閥值 之後，殲滅 船外文明，從一半、從頭 發展 船外文明。</text:p>
                        </text:list-item>
                      </text:list>
                    </text:list-item>
                    <text:list-item>
                      <text:p text:style-name="P4">船外文明 威脅到 船內文明，船內文明 極端不安。</text:p>
                      <text:list>
                        <text:list-item>
                          <text:p text:style-name="P4">不安 是 驚訝、驚恐、遲疑、疑惑、疑問、懷疑、質疑、不滿、不屑、憤怒、憎恨。</text:p>
                        </text:list-item>
                        <text:list-item>
                          <text:p text:style-name="P4">明顯例子 是 船外文明 使用 核子武器，崩塌、自滅。</text:p>
                          <text:list>
                            <text:list-item>
                              <text:p text:style-name="P4">船外文明 又 要重新發展。</text:p>
                              <text:list>
                                <text:list-item>
                                  <text:p text:style-name="P4">彷彿有看不見的手 在 阻擋 船外文明的 文明層級、精神文明 提升、昇華。</text:p>
                                </text:list-item>
                                <text:list-item>
                                  <text:p text:style-name="P4">明顯例子，老鼠烏托邦 的 個體數量增長曲線、個體數量的隱形上限。</text:p>
                                  <text:list>
                                    <text:list-item>
                                      <text:p text:style-name="P4">彷彿有看不見的手 在 阻擋 老鼠的 個體數量 增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對於 <text:span text:style-name="T25">&lt;?</text:span><text:span text:style-name="T133">2&gt;文明 來說，設計、發展、製造、改造、持有、使用 </text:span>行星型太空船 是 必經之路。</text:p>
                  <text:list>
                    <text:list-item>
                      <text:p text:style-name="P4">行星型太空船 是 生存於<text:span text:style-name="T25"> &lt;_?</text:span><text:span text:style-name="T134">3_&gt;個體 </text:span><text:span text:style-name="T221">當中 必要工具。</text:span></text:p>
                      <text:list>
                        <text:list-item>
                          <text:p text:style-name="P4">生存 是 存在、生活、繁衍、繁殖、輪迴、新生、發展文明、匿蹤、創造船外文明。</text:p>
                        </text:list-item>
                      </text:list>
                    </text:list-item>
                    <text:list-item>
                      <text:p text:style-name="P4">即便 不是 <text:span text:style-name="T25">&lt;?</text:span><text:span text:style-name="T133">2&gt;文明 </text:span>自己 從無到有 打造 全新 的 行星型太空船。</text:p>
                      <text:list>
                        <text:list-item>
                          <text:p text:style-name="P4"><text:span text:style-name="T25">&lt;?</text:span><text:span text:style-name="T133">2&gt;文明 至少要 改造 自己 居住 的 行星，</text:span>打造成 行星型太空船。</text:p>
                          <text:list>
                            <text:list-item>
                              <text:p text:style-name="P4">前提是，<text:span text:style-name="T25">&lt;?</text:span><text:span text:style-name="T133">2&gt;文明（本身）居住 的 行星 沒有 </text:span>船內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敵船文明 是 敵視、仇視、想要侵略、想要搶奪 船內文明、太空船 的 敵文明。</text:p>
                </text:list-item>
                <text:list-item>
                  <text:p text:style-name="P4">對於 敵船文明 來說。</text:p>
                  <text:list>
                    <text:list-item>
                      <text:p text:style-name="P4">低文明層級、低文明程度 越暫態，越好。</text:p>
                    </text:list-item>
                    <text:list-item>
                      <text:p text:style-name="P4">低文明層級、低文明程度 越動蕩，越好。</text:p>
                    </text:list-item>
                    <text:list-item>
                      <text:p text:style-name="P4">明顯例子 是 敵船文明 給予 船外文明 能夠 威脅 船內文明 的 工具、武器。</text:p>
                      <text:list>
                        <text:list-item>
                          <text:p text:style-name="P4">讓 船內文明 難以抉擇 是要 守護 船外文明，還是要 殲滅 船外文明。</text:p>
                        </text:list-item>
                        <text:list-item>
                          <text:p text:style-name="P4">敵船文明 以 友善 的 面孔、面具 侵入 船外文明 的 個體、群體 意識層、肉質層。</text:p>
                          <text:list>
                            <text:list-item>
                              <text:p text:style-name="P4">友善 是 友好、友善、給好處、對船外文明極端有利、船外文明認定百利無一害。</text:p>
                            </text:list-item>
                            <text:list-item>
                              <text:p text:style-name="P4">侵入 是 侵略、駭入、滲透、溶入、融入、交互作用、讓船外文明主動親近。</text:p>
                              <text:list>
                                <text:list-item>
                                  <text:p text:style-name="P4">讓船外文明主動親近 的 好處 是 讓 船外文明 認定 是 自己 竊取到、侵入。</text:p>
                                  <text:list>
                                    <text:list-item>
                                      <text:p text:style-name="P4">實際上 是 敵船文明 反侵入 船外文明，故意 讓 船外文明 竊取到。</text:p>
                                    </text:list-item>
                                    <text:list-item>
                                      <text:p text:style-name="P4">故意 是 有意、有意圖、布局、設局。</text:p>
                                    </text:list-item>
                                  </text:list>
                                </text:list-item>
                                <text:list-item>
                                  <text:p text:style-name="P4">最容易 欺騙 的 文明 是 認定 自己 是 最厲害 的 文明。</text:p>
                                </text:list-item>
                                <text:list-item>
                                  <text:p text:style-name="P4">最容易 欺騙 的 文明 是 認定 一切 都在 自己 掌握 當中 的 文明。</text:p>
                                  <text:list>
                                    <text:list-item>
                                      <text:p text:style-name="P4">實際上，敵船文明 對 船外文明 友善，只是為了 攻打、侵略 船內文明。</text:p>
                                      <text:list>
                                        <text:list-item>
                                          <text:p text:style-name="P4">友善 是 給予 船外文明 能夠 攻打、侵略 船內文明 的 工具、武器。</text:p>
                                          <text:list>
                                            <text:list-item>
                                              <text:p text:style-name="P4">能夠 是 船外文明 不知不覺、無意間、沒有意識到、無意、有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船外文明 的 文明 層級、程度 極端低落，只要 目的 達到，直接 殲滅。</text:p>
                                      <text:list>
                                        <text:list-item>
                                          <text:p text:style-name="P4">直接 是 輕鬆、輕易、一瞬間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船外文明 對 敵船文明 信任 之後，給予 船外文明 能夠 侵略 船內文明 的 工具。</text:p>
                          <text:list>
                            <text:list-item>
                              <text:p text:style-name="P4">信任 是 放心、安心、友誼、友好、友善對待。</text:p>
                            </text:list-item>
                          </text:list>
                        </text:list-item>
                        <text:list-item>
                          <text:p text:style-name="P4">之後 就沒有 敵船文明 的 事，敵船文明 只需要 等待 船外文明 主動 按下 按鈕。</text:p>
                          <text:list>
                            <text:list-item>
                              <text:p text:style-name="P4">只要 船外文明 主動 按下 按鈕，就能 傷害 船內文明、行星型太空船。</text:p>
                              <text:list>
                                <text:list-item>
                                  <text:p text:style-name="P4">傷害 是 嚴重、可逆、不可逆 的 威嚇、威脅、受損、損傷、攻打、侵略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敵船文明 沒有 直接 侵略 船內文明，所以 船內文明 不能 反擊 敵船文明。</text:p>
                          <text:list>
                            <text:list-item>
                              <text:p text:style-name="P4">否則，反而是 船內文明 侵略 敵船文明，文明聯盟 必須 站在 敵船文明 這邊。</text:p>
                              <text:list>
                                <text:list-item>
                                  <text:p text:style-name="P4">文明聯盟 必須 聯合 敵船文明 制裁、攻打 船外文明、船內文明。</text:p>
                                </text:list-item>
                              </text:list>
                            </text:list-item>
                            <text:list-item>
                              <text:p text:style-name="P6">原因很明顯，<text:span text:style-name="T222">敵船文明 只是 給予 船外文明 概念、知識、設計圖、工具、武器。</text:span></text:p>
                              <text:list>
                                <text:list-item>
                                  <text:p text:style-name="P6">實際上 是 <text:span text:style-name="T222">船外文明 攻擊 船內文明，而不是 敵船文明 攻擊 船內文明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4"><text:span text:style-name="T222">船內文明 是 </text:span><text:span text:style-name="T147">船外文明 的 &lt;?2&gt;</text:span><text:span text:style-name="T222">守護神，</text:span><text:span text:style-name="T149">同時</text:span><text:span text:style-name="T222"> 也是 </text:span><text:span text:style-name="T149">船外文明 的 </text:span><text:span text:style-name="T147">&lt;?2&gt;</text:span><text:span text:style-name="T222">破壞神。</text:span></text:p>
                          <text:list>
                            <text:list-item>
                              <text:p text:style-name="P6">正常情況、從古至今、相安無事的時候，<text:span text:style-name="T222">船內文明 是 船外文明 的 守護神。</text:span></text:p>
                            </text:list-item>
                            <text:list-item>
                              <text:p text:style-name="P6">只要 威脅到 <text:span text:style-name="T222">船內文明 的 存在、生存、生活，船內文明 就會 變成 破壞神。</text:span></text:p>
                              <text:list>
                                <text:list-item>
                                  <text:p text:style-name="P624"><text:span text:style-name="T144">這是 </text:span><text:span text:style-name="T149">船內文明 的 必要之惡，</text:span><text:span text:style-name="T222">沒有 </text:span><text:span text:style-name="T149">任何</text:span><text:span text:style-name="T222">文明 </text:span><text:span text:style-name="T149">會</text:span><text:span text:style-name="T222"> 善良到 寧願</text:span><text:span text:style-name="T149">自己</text:span><text:span text:style-name="T222"> 被殲滅。</text:span></text:p>
                                  <text:list>
                                    <text:list-item>
                                      <text:p text:style-name="P6">尤其 還是 被 <text:span text:style-name="T222">敵船文明 利用 的 船外文明。</text:span></text:p>
                                      <text:list>
                                        <text:list-item>
                                          <text:p text:style-name="P6">尤其是 認定自己竊取 <text:span text:style-name="T222">敵船文明 的 科學、科技、工具 的 船外文明。</text:span></text:p>
                                        </text:list-item>
                                        <text:list-item>
                                          <text:p text:style-name="P6">實際上 是 <text:span text:style-name="T222">敵船文明 反滲透 到 船外文明，給予 敵船文明 的 科學。</text:span></text:p>
                                        </text:list-item>
                                        <text:list-item>
                                          <text:p text:style-name="P6">用來 間接型、反射型、反射放大型 削弱、打擊、攻打 <text:span text:style-name="T222">船內文明。</text:span></text:p>
                                          <text:list>
                                            <text:list-item>
                                              <text:p text:style-name="P339"><text:span text:style-name="T175">反射放大型 是 </text:span><text:span text:style-name="T174">敵船文明 主動、</text:span><text:span text:style-name="T175">反滲透 給予</text:span><text:span text:style-name="T79"> </text:span><text:span text:style-name="T80">1倍的科學發展。</text:span></text:p>
                                            </text:list-item>
                                            <text:list-item>
                                              <text:p text:style-name="P339"><text:span text:style-name="T174">船外文明 藉由 </text:span><text:span text:style-name="T80">1倍的科學發展，產出 10000倍的軍</text:span><text:span text:style-name="T176">事發展。</text:span></text:p>
                                            </text:list-item>
                                            <text:list-item>
                                              <text:p text:style-name="P339"><text:span text:style-name="T174">船外文明 使用 </text:span><text:span text:style-name="T80">10000倍的軍</text:span><text:span text:style-name="T176">事發展 威嚇、攻打、侵略 敵文明。</text:span></text:p>
                                            </text:list-item>
                                            <text:list-item>
                                              <text:p text:style-name="P7">明顯例子 是 冷戰時期 的 美國、蘇聯。</text:p>
                                            </text:list-item>
                                            <text:list-item>
                                              <text:p text:style-name="P339"><text:span text:style-name="T176">只要 </text:span><text:span text:style-name="T174">船外文明 使用 </text:span><text:span text:style-name="T80">10000倍的軍</text:span><text:span text:style-name="T176">事 攻打、侵略 敵文明。</text:span></text:p>
                                            </text:list-item>
                                            <text:list-item>
                                              <text:p text:style-name="P6"><text:span text:style-name="T222">船內文明 就能 被 </text:span>削弱、弱化、打擊、攻打、侵略、難以抉擇。</text:p>
                                            </text:list-item>
                                            <text:list-item>
                                              <text:p text:style-name="P6">以 結果 來說，<text:span text:style-name="T222">敵船文明 都是 贏家，不論 武器 什麼時候動用。</text:span></text:p>
                                            </text:list-item>
                                            <text:list-item>
                                              <text:p text:style-name="P6">原因很明顯，潘朵拉盒子 等著被打開，<text:span text:style-name="T222">船外文明 遲早會 動用。</text:span></text:p>
                                            </text:list-item>
                                            <text:list-item>
                                              <text:p text:style-name="P6">明顯例子 是 人類個體 看到 又大又紅 的 按鈕，遲早會 按下。</text:p>
                                            </text:list-item>
                                            <text:list-item>
                                              <text:p text:style-name="P6">以 結果 來說，<text:span text:style-name="T222">船內文明 都是 輸家，不論 武器 什麼時候動用。</text:span></text:p>
                                            </text:list-item>
                                            <text:list-item>
                                              <text:p text:style-name="P6">以 結果 來說，<text:span text:style-name="T222">船外文明 都是 輸家，懷璧其罪。</text:span></text:p>
                                            </text:list-item>
                                            <text:list-item>
                                              <text:p text:style-name="P6">不論 武器 有沒有動用，<text:span text:style-name="T222">船外文明 就是 船內文明 的 威脅。</text:span></text:p>
                                            </text:list-item>
                                            <text:list-item>
                                              <text:p text:style-name="P6">只要 武器 存在、能被製造，<text:span text:style-name="T222">船外文明 就是 船內文明 的 威脅。</text:span></text:p>
                                            </text:list-item>
                                            <text:list-item>
                                              <text:p text:style-name="P6"><text:span text:style-name="T222">敵船文明 主動、</text:span>反滲透 之後，<text:span text:style-name="T222">船內文明 只有 幾種 抉擇、決策。</text:span></text:p>
                                            </text:list-item>
                                            <text:list-item>
                                              <text:p text:style-name="P6">一種 是 保持靜默、後發制人、等待<text:span text:style-name="T222">敵船文明耐不住性子</text:span>。</text:p>
                                            </text:list-item>
                                            <text:list-item>
                                              <text:p text:style-name="P6">一種 是 教導 <text:span text:style-name="T222">船外文明 的 領導層，身教、言教 不要使用武器。</text:span></text:p>
                                            </text:list-item>
                                            <text:list-item>
                                              <text:p text:style-name="P6">武器 是 <text:span text:style-name="T222">船外文明 發展出 </text:span><text:span text:style-name="T135">10000倍 的 軍</text:span><text:span text:style-name="T223">事 武器、特化型工具。</text:span></text:p>
                                            </text:list-item>
                                            <text:list-item>
                                              <text:p text:style-name="P6">一種 是 <text:span text:style-name="T222">船內文明 </text:span>顯現在 <text:span text:style-name="T222">船外文明 的 國民群，完全 公開亮相。</text:span></text:p>
                                            </text:list-item>
                                            <text:list-item>
                                              <text:p text:style-name="P6">一種 是 殲滅 <text:span text:style-name="T222">船外文明，倖存的個體 從 一半 發展 船外文明。</text:span></text:p>
                                            </text:list-item>
                                            <text:list-item>
                                              <text:p text:style-name="P6">一種 是 殲滅 <text:span text:style-name="T222">船外文明，沒有倖存的個體，重新發展 船外文明。</text:span></text:p>
                                            </text:list-item>
                                            <text:list-item>
                                              <text:p text:style-name="P6">明顯例子 是 地震、海嘯、飢荒、地磁、太陽風暴、萬有引力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船內文明 守護 船外文明，卻 反過來 被 敵船文明 用來侵略 船內文明。</text:p>
                                    </text:list-item>
                                    <text:list-item>
                                      <text:p text:style-name="P624">極端愚蠢<text:span text:style-name="T144">、愚蠢至極、容易受騙</text:span> 的 <text:span text:style-name="T149">船外</text:span><text:span text:style-name="T222">文明 沒有 存在 </text:span><text:span text:style-name="T149">的</text:span><text:span text:style-name="T222"> 必要。</text:span></text:p>
                                      <text:list>
                                        <text:list-item>
                                          <text:p text:style-name="P6">容易受騙 的 明顯例子 是 <text:span text:style-name="T222">船外文明 認定 竊取到 敵船文明 科學。</text:span></text:p>
                                          <text:list>
                                            <text:list-item>
                                              <text:p text:style-name="P6">實際上 是 <text:span text:style-name="T222">敵船文明 反滲透，要 船外文明 發展 </text:span><text:span text:style-name="T135">10000倍軍</text:span><text:span text:style-name="T223">事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">容易受騙 的 明顯例子 是 <text:span text:style-name="T222">船外文明 認定自己利用 敵船文明的個體。</text:span></text:p>
                                          <text:list>
                                            <text:list-item>
                                              <text:p text:style-name="P6">實際上 是 <text:span text:style-name="T222">敵船文明 利用 船外文明 威嚇、攻打 船內文明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">容易受騙 的 明顯例子 是 <text:span text:style-name="T222">船外文明 認定 敵船文明 是 抱持善意。</text:span></text:p>
                                          <text:list>
                                            <text:list-item>
                                              <text:p text:style-name="P6">實際上，<text:span text:style-name="T222">敵船文明 對 船外文明 抱持 不屑一顧、是誰都好。</text:span></text:p>
                                            </text:list-item>
                                            <text:list-item>
                                              <text:p text:style-name="P6">實際上，<text:span text:style-name="T222">敵船文明 對 船外文明 抱持 視為螻蟻、視為塵埃。</text:span></text:p>
                                            </text:list-item>
                                            <text:list-item>
                                              <text:p text:style-name="P6">實際上，<text:span text:style-name="T222">敵船文明 認定 船外文明 是 低等文明、工具。</text:span><text:span text:style-name="T24">、食物</text:span></text:p>
                                            </text:list-item>
                                            <text:list-item>
                                              <text:p text:style-name="P6">實際上，<text:span text:style-name="T222">敵船文明 對 船內文明 抱持 惡意、敵意。</text:span><text:span text:style-name="T24">食慾、性慾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4"><text:span text:style-name="T144">威脅、</text:span>危害<text:span text:style-name="T144">、侵略 到 </text:span><text:span text:style-name="T149">船內文明 </text:span>的 <text:span text:style-name="T149">船外</text:span><text:span text:style-name="T222">文明 沒有 存在 </text:span><text:span text:style-name="T149">的</text:span><text:span text:style-name="T222"> 必要。</text:span></text:p>
                                    </text:list-item>
                                    <text:list-item>
                                      <text:p text:style-name="P6">對於 <text:span text:style-name="T222">船內文明 來說，頂多是 殲滅 大量個體，倖存個體 重新發展文明。</text:span></text:p>
                                      <text:list>
                                        <text:list-item>
                                          <text:p text:style-name="P6">只要 <text:span text:style-name="T222">船內文明 想要、</text:span>有必要、不得不 對 <text:span text:style-name="T222">船外文明 </text:span>行使 必要之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對於 <text:span text:style-name="T222">船內文明 來說，最差情況 頂多是 滅絕 所有個體，重新發展文明。</text:span></text:p>
                                      <text:list>
                                        <text:list-item>
                                          <text:p text:style-name="P4">重新發展文明 是 重新發展 船外本能、船外傳承、船外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<text:span text:style-name="T222">船內</text:span>文明 完全自由 選擇 守護、不守護 <text:span text:style-name="T222">船外文明。</text:span></text:p>
                                      <text:list>
                                        <text:list-item>
                                          <text:p text:style-name="P6">但是 <text:span text:style-name="T222">船內</text:span>文明 不會對 <text:span text:style-name="T222">船外文明 負責。</text:span></text:p>
                                        </text:list-item>
                                        <text:list-item>
                                          <text:p text:style-name="P4">船外文明 必須 自己負責、對自己負責。</text:p>
                                          <text:list>
                                            <text:list-item>
                                              <text:p text:style-name="P6">尤其是 第一層級文明（以上）的 <text:span text:style-name="T222">船外文明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"><text:span text:style-name="T222">只要 船外文明 不負責任，並且 威脅到 船內</text:span>文明 的 存在、生存。</text:p>
                                          <text:list>
                                            <text:list-item>
                                              <text:p text:style-name="P6"><text:span text:style-name="T222">船內</text:span>文明 殲滅 <text:span text:style-name="T222">船外文明 是</text:span> 必要抉擇、必要決策、必要之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<text:span text:style-name="T222">船內</text:span>文明 要對 <text:span text:style-name="T222">船內</text:span>國民群 的 存在、生存、生活、繁衍、發展 負責。</text:p>
                                      <text:list>
                                        <text:list-item>
                                          <text:p text:style-name="P6">而不是 對 船外文明、船外國民群 負責。</text:p>
                                        </text:list-item>
                                        <text:list-item>
                                          <text:p text:style-name="P339"><text:span text:style-name="T174">船內 </text:span><text:span text:style-name="T175">文明、</text:span><text:span text:style-name="T174">國民群</text:span><text:span text:style-name="T175"> 可以 選擇 守護、不守護 </text:span><text:span text:style-name="T174">船外 文明、國民群。</text:span></text:p>
                                          <text:list>
                                            <text:list-item>
                                              <text:p text:style-name="P4">可以 是 完全自由、任意、隨心所欲、看心情、看情境、有原則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<text:span text:style-name="T222">船內</text:span>國民群 要對 <text:span text:style-name="T222">船內</text:span>文明 的 存在、生存、生活、繁衍、發展 負責。</text:p>
                                      <text:list>
                                        <text:list-item>
                                          <text:p text:style-name="P6">文明 是 國民群 的 意識層。</text:p>
                                        </text:list-item>
                                        <text:list-item>
                                          <text:p text:style-name="P6">國民群 是 文明 的 肉質層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太空船 理想程度 排序 是 行星 &gt; 衛星 &gt; 彗星 &gt; 恆星 &gt; 黑洞 &gt;&gt;&gt;&gt;&gt;&gt;&gt;&gt;&gt;&gt; 人類的太空船。</text:p>
              <text:list>
                <text:list-item>
                  <text:p text:style-name="P4">表面 有 文明 的 行星 的 明顯例子 是 地球。</text:p>
                </text:list-item>
                <text:list-item>
                  <text:p text:style-name="P4">表面 沒有 文明 的 行星 的 明顯例子 是 除了 地球 以外 的 太陽系 行星。</text:p>
                </text:list-item>
                <text:list-item>
                  <text:p text:style-name="P4">衛星 的 明顯例子 是 月亮、除了地球以外的太陽系行星的衛星、行星環。</text:p>
                  <text:list>
                    <text:list-item>
                      <text:p text:style-name="P4">觀測站、社交站、能儲補給站。</text:p>
                      <text:list>
                        <text:list-item>
                          <text:p text:style-name="P4">能儲補給站 是 太空船<text:span text:style-name="T25">、&lt;?2&gt;個體</text:span> 的 能量、儲量 補給站。</text:p>
                        </text:list-item>
                      </text:list>
                    </text:list-item>
                  </text:list>
                </text:list-item>
                <text:list-item>
                  <text:p text:style-name="P4">彗星 的 明顯例子 是 哈雷彗星。</text:p>
                  <text:list>
                    <text:list-item>
                      <text:p text:style-name="P4">彗星型太空船 的 優點 是 週期性 攝取 太陽風 能量。</text:p>
                    </text:list-item>
                    <text:list-item>
                      <text:p text:style-name="P4">彗星型太空船 的 優點 是 能夠 勝任 斥侯、衛兵 職責。</text:p>
                    </text:list-item>
                  </text:list>
                </text:list-item>
                <text:list-item>
                  <text:p text:style-name="P4">恆星 的 明顯例子 是 太陽。</text:p>
                  <text:list>
                    <text:list-item>
                      <text:p text:style-name="P4">觀測站、社交站、能儲補給站、行星系級領導者。</text:p>
                    </text:list-item>
                    <text:list-item>
                      <text:p text:style-name="P4">缺點 是 恆星型太空船 會 暴露 自己 的 位置、狀態。</text:p>
                    </text:list-item>
                    <text:list-item>
                      <text:p text:style-name="P4">缺點 是 恆星型太空船 會 吸引 其他文明 接近。</text:p>
                      <text:list>
                        <text:list-item>
                          <text:p text:style-name="P4"><text:span text:style-name="T25">（本能、傳承）能夠 感測到 電磁波、萬有引力 的 &lt;?2&gt;個體 有 </text:span>親光性、親力性。</text:p>
                        </text:list-item>
                      </text:list>
                    </text:list-item>
                  </text:list>
                </text:list-item>
                <text:list-item>
                  <text:p text:style-name="P4">黑洞 的 明顯例子 是 星系黑洞。</text:p>
                  <text:list>
                    <text:list-item>
                      <text:p text:style-name="P4">觀測站、社交站、能儲補給站、太空船群的領導者、恆星系級領導者。</text:p>
                    </text:list-item>
                    <text:list-item>
                      <text:p text:style-name="P4">缺點 是 黑洞型太空船 會 暴露 自己 的 位置、狀態。</text:p>
                    </text:list-item>
                    <text:list-item>
                      <text:p text:style-name="P4">缺點 是 黑洞型太空船 會 吸引 其他文明 接近。</text:p>
                      <text:list>
                        <text:list-item>
                          <text:p text:style-name="P4"><text:span text:style-name="T25">（本能、傳承）能夠 感測到 萬有引力 的 &lt;?2&gt;個體 有 </text:span>親力性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先天性記憶"/>先天性記憶<text:bookmark-end text:name="先天性記憶"/></text:p>
          <text:list>
            <text:list-item>
              <text:p text:style-name="P4">先天性記憶 是 本能記憶。</text:p>
            </text:list-item>
            <text:list-item>
              <text:p text:style-name="P4">先天性記憶 有 時效性。</text:p>
            </text:list-item>
            <text:list-item>
              <text:p text:style-name="P4">每一個 個體 都擁有 獨特 的 大腦肉質層。<text:span text:style-name="T1">（複製體、透過複製進行繁殖的個體 是 例外）</text:span></text:p>
            </text:list-item>
            <text:list-item>
              <text:p text:style-name="P4">先天性記憶 極大多數 都是 獨特 的 大腦肉質層，</text:p>
              <text:list>
                <text:list-item>
                  <text:p text:style-name="P4">有機率 不需要 透過 後天學習，個體 就能 觸發、讀取、喚醒 先天性記憶。</text:p>
                  <text:list>
                    <text:list-item>
                      <text:p text:style-name="P4">有機率 透過 後天學習 正好 觸發、讀取、喚醒 先天性記憶。</text:p>
                    </text:list-item>
                    <text:list-item>
                      <text:p text:style-name="P4">有機率 永遠 無法 觸發、讀取、喚醒 先天性記憶。</text:p>
                    </text:list-item>
                  </text:list>
                </text:list-item>
                <text:list-item>
                  <text:p text:style-name="P4">極端多數 的 先天性記憶 只是 大腦肉質層 先天狀態 的 產物。</text:p>
                  <text:list>
                    <text:list-item>
                      <text:p text:style-name="P4">先天狀態 是 快照。</text:p>
                    </text:list-item>
                    <text:list-item>
                      <text:p text:style-name="P4">一堆亂數 正好 排序成 對於 個體 來說，是 有意義 的 記憶。</text:p>
                      <text:list>
                        <text:list-item>
                          <text:p text:style-name="P4">個體 是 該個體、該群體、該文明。</text:p>
                        </text:list-item>
                        <text:list-item>
                          <text:p text:style-name="P4">只是 巧合，大腦肉質層 先天狀態 正巧 對於 個體 來說，先天性記憶 有意義。</text:p>
                        </text:list-item>
                        <text:list-item>
                          <text:p text:style-name="P4">明顯例子 是 個體 在 打字機 隨機 打字，有機率 一字不差 製作出 本書 的 內容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個體、群體、物種 的 先天性記憶。</text:p>
              <text:list>
                <text:list-item>
                  <text:p text:style-name="P4">個體 獨有 的 先天性記憶 是 個體 獨有 的 本能記憶。</text:p>
                  <text:list>
                    <text:list-item>
                      <text:p text:style-name="P4">主要受到 個體的直系祖代、反孕育到孕育的期間、單純巧合 影響。</text:p>
                    </text:list-item>
                    <text:list-item>
                      <text:p text:style-name="P4">明顯例子 是 有些 人類個體 的 狀態變化 是 天才、人才、一般人。</text:p>
                    </text:list-item>
                  </text:list>
                </text:list-item>
                <text:list-item>
                  <text:p text:style-name="P4">群體 獨有 的 先天性記憶 是 群體 獨有 的 本能記憶。</text:p>
                  <text:list>
                    <text:list-item>
                      <text:p text:style-name="P4">主要受到 群體的直系祖代、環境 影響。</text:p>
                    </text:list-item>
                    <text:list-item>
                      <text:p text:style-name="P4">某一特定群體 擁有 共同 的 大腦肉質層 先天狀態，並且 經過 成長期，逐漸 消失。</text:p>
                    </text:list-item>
                    <text:list-item>
                      <text:p text:style-name="P4">群體的直系祖代 存在、生存 相同 的 本能、傳承、環境、文明、某一特定共同點。</text:p>
                      <text:list>
                        <text:list-item>
                          <text:p text:style-name="P4">導致 該群體 擁有 共同 的 某一特定 大腦肉質層 先天狀態。</text:p>
                        </text:list-item>
                      </text:list>
                    </text:list-item>
                  </text:list>
                </text:list-item>
                <text:list-item>
                  <text:p text:style-name="P4">物種 獨有 的 先天性記憶 是 物種 獨有 的 本能記憶。</text:p>
                  <text:list>
                    <text:list-item>
                      <text:p text:style-name="P4">主要受到 物種的直系祖代、物種 影響。</text:p>
                    </text:list-item>
                    <text:list-item>
                      <text:p text:style-name="P4">某一特定物種 擁有 共同 的 大腦肉質層 先天狀態，並且 經過 成長期，逐漸 失真。</text:p>
                    </text:list-item>
                  </text:list>
                </text:list-item>
              </text:list>
            </text:list-item>
            <text:list-item>
              <text:p text:style-name="P4">個體 的 先天性記憶 是 直接儲存 在 大腦肉質層，而不是 意識 裡面。</text:p>
            </text:list-item>
            <text:list-item>
              <text:p text:style-name="P4">個體 的 先天性記憶 是 大腦肉質層 先天狀態，而不是 經由 後天學習 才擁有 該記憶。</text:p>
            </text:list-item>
            <text:list-item>
              <text:p text:style-name="P4">個體 跟 大腦肉質層 感測、交互作用，讀取、喚醒 先天性記憶。</text:p>
              <text:list>
                <text:list-item>
                  <text:p text:style-name="P4">感測、交互作用 是 單工、半雙工、雙工 感測、交互作用。</text:p>
                </text:list-item>
                <text:list-item>
                  <text:p text:style-name="P4">讀取、喚醒 是 主動、被動、被迫、間接、直接 讀取、喚醒。</text:p>
                </text:list-item>
              </text:list>
            </text:list-item>
            <text:list-item>
              <text:p text:style-name="P4">個體 在 成長期 持續不斷 成長，大腦肉質層 也在 成長期 持續不斷 變形。</text:p>
              <text:list>
                <text:list-item>
                  <text:p text:style-name="P4">導致 先天性記憶 持續不斷 變形，逐漸 不能完整 被讀取，直到 完全 失真、斷鏈。</text:p>
                  <text:list>
                    <text:list-item>
                      <text:p text:style-name="P4">失真 是 先天性記憶 整個 變形、扭曲、被覆蓋、被格式化。</text:p>
                      <text:list>
                        <text:list-item>
                          <text:p text:style-name="P4">透過 本能、傳承 從 外部 讀取、喚醒，也 無法 完整 讀取、喚醒 先天性記憶。</text:p>
                          <text:list>
                            <text:list-item>
                              <text:p text:style-name="P4">只能 對 殘存 的 先天性記憶，使用 本能、傳承 進行 連結、重組、修復。</text:p>
                            </text:list-item>
                            <text:list-item>
                              <text:p text:style-name="P4">原因很明顯，儲存 先天性記憶 的 大腦肉質層 遭到 變形、破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斷鏈 是 先天性記憶 有機率 還在，但是 讀取 先天性記憶 的 通道 中斷、阻斷、絕緣。</text:p>
                      <text:list>
                        <text:list-item>
                          <text:p text:style-name="P4">透過 本能、傳承 能夠 從 外部 讀取、喚醒 先天性記憶。</text:p>
                        </text:list-item>
                        <text:list-item>
                          <text:p text:style-name="P4">原因很明顯，個體 讀取、喚醒 先天性記憶 的 大腦肉質層 通道 遭到 變形、破壞。</text:p>
                        </text:list-item>
                      </text:list>
                    </text:list-item>
                  </text:list>
                </text:list-item>
                <text:list-item>
                  <text:p text:style-name="P4">先天性記憶 的 變形、失真、斷鏈 是 不可逆 的 現象。</text:p>
                  <text:list>
                    <text:list-item>
                      <text:p text:style-name="P4">先天性記憶 的 變形、失真、斷鏈 速度 強烈相依於 成長期 的 速度、強度。</text:p>
                    </text:list-item>
                    <text:list-item>
                      <text:p text:style-name="P4">先天性記憶 本身、讀取、喚醒 有 時效性。</text:p>
                    </text:list-item>
                    <text:list-item>
                      <text:p text:style-name="P4">一旦 先天性記憶 變形、失真、斷鏈，個體 再也 無法 讀取、喚醒。</text:p>
                      <text:list>
                        <text:list-item>
                          <text:p text:style-name="P4">最多 只能 不經意 讀取、喚醒 片斷、殘缺、倖存 的 先天性記憶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5"><text:bookmark-start text:name="修煉"/>修煉<text:bookmark-end text:name="修煉"/></text:p>
          <text:list>
            <text:list-item>
              <text:p text:style-name="P13"><text:span text:style-name="T151">內容在 </text:span><text:span text:style-name="T214">修煉</text:span><text:span text:style-name="T151"> 文件的 </text:span><text:span text:style-name="T214">修煉</text:span><text:span text:style-name="T151">。</text:span></text:p>
            </text:list-item>
          </text:list>
        </text:list-item>
        <text:list-item>
          <text:p text:style-name="P5"><text:bookmark-start text:name="&lt;_3_&gt;個體 的 構成"/><text:span text:style-name="T25">&lt;_?</text:span><text:span text:style-name="T125">3_&gt;個</text:span><text:span text:style-name="T218">體 的 構成</text:span><text:bookmark-end text:name="&lt;_3_&gt;個體 的 構成"/></text:p>
          <text:list>
            <text:list-item>
              <text:p text:style-name="P5"><text:span text:style-name="T25">&lt;_?</text:span><text:span text:style-name="T125">3_&gt;個</text:span><text:span text:style-name="T218">體 是 由 有、無 構成。</text:span><text:span text:style-name="T22">（不多不少，只有 有、無）</text:span></text:p>
              <text:list>
                <text:list-item>
                  <text:p text:style-name="P5">有 是<text:span text:style-name="T25"> </text:span><text:span text:style-name="T125">1、存在</text:span><text:span text:style-name="T218">。</text:span></text:p>
                </text:list-item>
                <text:list-item>
                  <text:p text:style-name="P5">無 是 <text:span text:style-name="T25">0、不存在</text:span>。</text:p>
                </text:list-item>
                <text:list-item>
                  <text:p text:style-name="P5">不存在 加減乘除、負數、分數、根號、虛數、無理數、點、線、面、集合、圓形、面積。</text:p>
                </text:list-item>
                <text:list-item>
                  <text:p text:style-name="P5">不存在 性質、狀態、震動、自旋、慣性、座標、方向、相對、多少、權重、統計、機率。</text:p>
                  <text:list>
                    <text:list-item>
                      <text:p text:style-name="P8">一切 只是 <text:span text:style-name="T125">&lt;?2&gt;個</text:span><text:span text:style-name="T218">體 對 </text:span><text:span text:style-name="T125">&lt;_?3_&gt;個</text:span><text:span text:style-name="T218">體的投影 產生 的 感測偏誤、認知偏誤、信念法則。</text:span></text:p>
                    </text:list-item>
                    <text:list-item>
                      <text:p text:style-name="P8">一切 只是 <text:span text:style-name="T125">&lt;?2&gt;個</text:span><text:span text:style-name="T218">體 為了 方便 產出、傳承 </text:span><text:span text:style-name="T125">&lt;_?3_&gt;個</text:span><text:span text:style-name="T218">體的投影，孕育 的 命名、描述。</text:span></text:p>
                    </text:list-item>
                  </text:list>
                </text:list-item>
                <text:list-item>
                  <text:p text:style-name="P5">明顯例子 是 機械力 存在，所以 動能個體 能 存在。</text:p>
                </text:list-item>
                <text:list-item>
                  <text:p text:style-name="P5">明顯例子 是 機械力 存在 在 某一特定範圍 之內，所以 該範圍 能 存在 動能個體。</text:p>
                  <text:list>
                    <text:list-item>
                      <text:p text:style-name="P5"><text:span text:style-name="T125">&lt;?2&gt;個</text:span><text:span text:style-name="T218">體 觀測到的現象 是 單位範圍 的 機械力 越大，單位範圍 的 </text:span>動能個體 越大<text:span text:style-name="T218">。</text:span></text:p>
                      <text:list>
                        <text:list-item>
                          <text:p text:style-name="P381">越大 是 存在（數量）越多。</text:p>
                        </text:list-item>
                        <text:list-item>
                          <text:p text:style-name="P5">動能個體 是 該<text:span text:style-name="T125">範圍之內 的 &lt;?2&gt;個</text:span><text:span text:style-name="T218">體 蘊含 的 </text:span>動能個體。</text:p>
                        </text:list-item>
                      </text:list>
                    </text:list-item>
                  </text:list>
                </text:list-item>
                <text:list-item>
                  <text:p text:style-name="P5">明顯例子 是 機械力 不存在 在 某一特定範圍 之內，所以 該範圍 不存在 動能個體。</text:p>
                </text:list-item>
                <text:list-item>
                  <text:p text:style-name="P5">明顯例子 是 能量、儲量 存在 在 某一特定範圍 之內，所以 該範圍 能 存在 人類個體。</text:p>
                </text:list-item>
                <text:list-item>
                  <text:p text:style-name="P5">明顯例子 是 能量、儲量 不存在 在 某一特定範圍 之內，所以 該範圍 不存在 人類個體。</text:p>
                </text:list-item>
                <text:list-item>
                  <text:p text:style-name="P5"><text:span text:style-name="T125">第一層級文明（以上）的 &lt;?2&gt;個</text:span><text:span text:style-name="T218">體 對 道</text:span><text:span text:style-name="T25">的投影</text:span><text:span text:style-name="T125"> 進行 </text:span><text:span text:style-name="T218">定義，為了 傳承 </text:span><text:span text:style-name="T25">&lt;_?</text:span><text:span text:style-name="T125">3_&gt;個</text:span><text:span text:style-name="T218">體、道。</text:span></text:p>
                  <text:list>
                    <text:list-item>
                      <text:p text:style-name="P5">定義 是 命名、<text:span text:style-name="T218">描繪、描述、建模、測試、修正、推測、預測、預言、非監督式學習</text:span>。</text:p>
                    </text:list-item>
                    <text:list-item>
                      <text:p text:style-name="P5">傳承 是 橫向傳承、縱向傳承 <text:span text:style-name="T125">&lt;?2&gt;個</text:span><text:span text:style-name="T218">體 對 </text:span><text:span text:style-name="T25">&lt;_?</text:span><text:span text:style-name="T125">3_&gt;個</text:span><text:span text:style-name="T218">體、道 的 投影 的 定義。</text:span></text:p>
                    </text:list-item>
                    <text:list-item>
                      <text:p text:style-name="P5"><text:span text:style-name="T125">第一層級文明（以上）&lt;?2&gt;個</text:span><text:span text:style-name="T218">體 自然而然 產出、傳承 象形圖、數學工具、數學模型。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25">&lt;_?</text:span><text:span text:style-name="T125">3_&gt;個</text:span><text:span text:style-name="T218">體 的 有、無 形成 </text:span><text:span text:style-name="T125">&lt;?2&gt;個</text:span><text:span text:style-name="T218">體 能夠 感受 的 現象、型態、表象、特徵、規律、變化。</text:span></text:p>
              <text:list>
                <text:list-item>
                  <text:p text:style-name="P5"><text:span text:style-name="T125">&lt;?2&gt;個</text:span><text:span text:style-name="T218">體 透過 非監督式學習，制定 數學工具、數學模型、物理定律、化學反應、常數。</text:span></text:p>
                </text:list-item>
              </text:list>
            </text:list-item>
            <text:list-item>
              <text:p text:style-name="P5"><text:span text:style-name="T218">有、無 是 </text:span><text:span text:style-name="T25">&lt;_?</text:span><text:span text:style-name="T125">3_&gt;個</text:span><text:span text:style-name="T218">體 的 本質。</text:span></text:p>
              <text:list>
                <text:list-item>
                  <text:p text:style-name="P5">本質 是 來源、根基、基石。</text:p>
                </text:list-item>
                <text:list-item>
                  <text:p text:style-name="P5"><text:span text:style-name="T125">第一層級文明（以上）的 &lt;?2&gt;個</text:span><text:span text:style-name="T218">體 自然而然 產出、傳承 象形圖、數學工具、數學模型。</text:span></text:p>
                  <text:list>
                    <text:list-item>
                      <text:p text:style-name="P5">視覺、聽覺 的<text:span text:style-name="T125"> &lt;?2&gt;個</text:span><text:span text:style-name="T218">體 發展出 符號、象形圖、語言、文字，進行傳承 是 自然現象。</text:span></text:p>
                      <text:list>
                        <text:list-item>
                          <text:p text:style-name="P5"><text:span text:style-name="T218">能夠用 共識 傳承 的 </text:span><text:span text:style-name="T125">&lt;?2&gt;個</text:span><text:span text:style-name="T218">體 才 有機率 從 第零層級文明 進入 第一層級文明。</text:span></text:p>
                          <text:list>
                            <text:list-item>
                              <text:p text:style-name="P5">共識 是 <text:span text:style-name="T125">&lt;?2&gt;個</text:span><text:span text:style-name="T218">體 透過 符號、象形圖、語言 交互作用 的 共識、共振、共鳴。</text:span></text:p>
                            </text:list-item>
                            <text:list-item>
                              <text:p text:style-name="P5"><text:span text:style-name="T125">對於 第一層級文明（以上）的 &lt;?2&gt;個</text:span><text:span text:style-name="T218">體 來說，</text:span>共識<text:span text:style-name="T218"> 扮演 極端重要 的 角色。</text:span></text:p>
                              <text:list>
                                <text:list-item>
                                  <text:p text:style-name="P5">共識 是 個體之間，意識層 在 交互作用 的 <text:span text:style-name="T218">共識、共振、共鳴、調頻電波。</text:span></text:p>
                                </text:list-item>
                                <text:list-item>
                                  <text:p text:style-name="P5">角色 是 媒介、載體、介質、轉換器、共鳴器。</text:p>
                                </text:list-item>
                              </text:list>
                            </text:list-item>
                            <text:list-item>
                              <text:p text:style-name="P5">沒有 <text:span text:style-name="T218">共識、共振</text:span> 的 <text:span text:style-name="T125">&lt;?2&gt;個</text:span><text:span text:style-name="T218">體，不可能 從 第零層級文明 進入 第一層級文明。</text:span></text:p>
                            </text:list-item>
                            <text:list-item>
                              <text:p text:style-name="P5">共識 的 顯性 特徵、現象 是 <text:span text:style-name="T218">符號、象形圖、語言、文字、思想、數學工具。</text:span></text:p>
                              <text:list>
                                <text:list-item>
                                  <text:p text:style-name="P9">符號、象形圖、語言、文字、思想 是 為了 達成 共識 而 存在 的 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25">第一層級文明（以上）的 &lt;?2&gt;個</text:span><text:span text:style-name="T218">體 必然 持續性 發展、使用 語言、文字、數學工具。</text:span></text:p>
                  <text:list>
                    <text:list-item>
                      <text:p text:style-name="P5">原因很明顯，透過 傳承 <text:span text:style-name="T125">的 </text:span><text:span text:style-name="T218">工具</text:span> 維持、增強、昇華 傳承 效率、傳導率、有效性。</text:p>
                    </text:list-item>
                  </text:list>
                </text:list-item>
                <text:list-item>
                  <text:p text:style-name="P5">共識工具 越優良，傳承 的 傳導率 越好，個體群 的 產出效率 越高，<text:span text:style-name="T125">文明 演化 越快。</text:span></text:p>
                  <text:list>
                    <text:list-item>
                      <text:p text:style-name="P5"><text:span text:style-name="T125">共識工具 是 </text:span><text:span text:style-name="T218">符號、象形圖、語言、文字、思想、數學工具、物理法則、化學反應。</text:span></text:p>
                    </text:list-item>
                    <text:list-item>
                      <text:p text:style-name="P5">明顯例子<text:span text:style-name="T25">，人類個體 使用</text:span><text:span text:style-name="T126">python語言 開發程式、演化程式語言本身 極快。</text:span></text:p>
                      <text:list>
                        <text:list-item>
                          <text:p text:style-name="P5"><text:span text:style-name="T25">人類個體 使用組合語言</text:span><text:span text:style-name="T126"> 開發程式、演化程式語言本身 極慢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雖然 <text:span text:style-name="T218">有、無 是 </text:span><text:span text:style-name="T25">&lt;_?</text:span><text:span text:style-name="T125">3_&gt;個</text:span><text:span text:style-name="T218">體 的 本質，但是 </text:span><text:span text:style-name="T125">&lt;?2&gt;個</text:span><text:span text:style-name="T218">體 不會 使用 該本質 開發 共識工具。</text:span></text:p>
                  <text:list>
                    <text:list-item>
                      <text:p text:style-name="P5">原因<text:tab/>很明顯，本質 實在是 太底層，傳承 效率 極低，維護難度極高。</text:p>
                    </text:list-item>
                    <text:list-item>
                      <text:p text:style-name="P5"><text:span text:style-name="T125">雖然 該本質 不易傳承，但是 &lt;?2&gt;個</text:span><text:span text:style-name="T218">體 非監督式學習、開發、使用 本質 極端重要。</text:span></text:p>
                      <text:list>
                        <text:list-item>
                          <text:p text:style-name="P5">原因很明顯，<text:span text:style-name="T125">&lt;?2&gt;個</text:span><text:span text:style-name="T218">體 越參透 本質，越瞭解</text:span><text:span text:style-name="T125"> &lt;_?3_&gt;個體，越能 雙贏、互利互生。</text:span></text:p>
                          <text:list>
                            <text:list-item>
                              <text:p text:style-name="P5"><text:span text:style-name="T125">&lt;?2&gt;個</text:span><text:span text:style-name="T218">體 越參透 本質，越不會 逆天，越不會 被 </text:span><text:span text:style-name="T125">&lt;_?3_&gt;個體 殲滅、滅絕</text:span><text:span text:style-name="T21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 是 沒有 人類個體 想要 使用 機械語言 <text:span text:style-name="T218">非監督式學習、開發、使用 程式。</text:span></text:p>
                      <text:list>
                        <text:list-item>
                          <text:p text:style-name="P5">機械語言 是 機械碼。</text:p>
                        </text:list-item>
                        <text:list-item>
                          <text:p text:style-name="P5">機械語言 是 <text:span text:style-name="T127">0、1</text:span><text:span text:style-name="T219">。</text:span></text:p>
                        </text:list-item>
                        <text:list-item>
                          <text:p text:style-name="P5">機械語言 極端難以 閱讀、維護、修改、找出問題、解決問題、傳承、團隊合作。</text:p>
                          <text:list>
                            <text:list-item>
                              <text:p text:style-name="P5">明顯例子 是 人類個體 使用 機械語言 寫程式 → 封存一年 → 看不懂。</text:p>
                              <text:list>
                                <text:list-item>
                                  <text:p text:style-name="P5">封存一年 是 人類個體 去做其他事，整整一年 沒有 去看 該程式 的 內容。</text:p>
                                </text:list-item>
                                <text:list-item>
                                  <text:p text:style-name="P5">假定 沒有 任何 註解、筆記、紀載，人類個體 直接看 機械語言 的 程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人類個體 會使用 高階語言 去 <text:span text:style-name="T218">非監督式學習、開發、使用 程式、程式語言本身。</text:span></text:p>
                        </text:list-item>
                      </text:list>
                    </text:list-item>
                    <text:list-item>
                      <text:p text:style-name="P5">對於 極端專業、學術研究 的 <text:span text:style-name="T25">&lt;?</text:span><text:span text:style-name="T128">2&gt;</text:span>個體 才會需要 探討、<text:span text:style-name="T218">開發、使用 本質。</text:span></text:p>
                      <text:list>
                        <text:list-item>
                          <text:p text:style-name="P5">對於 極端專業、學術研究 的 <text:span text:style-name="T25">&lt;?</text:span><text:span text:style-name="T128">2&gt;</text:span>個體 來說，本質 極端重要。</text:p>
                          <text:list>
                            <text:list-item>
                              <text:p text:style-name="P5">為了 提<text:span text:style-name="T25">高 傳承 的 一切 的 </text:span><text:span text:style-name="T129">0.01%，花費 畢生精力 也 再所不惜</text:span>。</text:p>
                              <text:list>
                                <text:list-item>
                                  <text:p text:style-name="P5">原因很明顯<text:span text:style-name="T25">，假定 國民數量、文明的傳承效率 是 線性關係。</text:span></text:p>
                                  <text:list>
                                    <text:list-item>
                                      <text:p text:style-name="P382">1個國民 提升 文明的0.01%傳承效率。</text:p>
                                    </text:list-item>
                                    <text:list-item>
                                      <text:p text:style-name="P10"><text:span text:style-name="T130">假定 文明 有1</text:span><text:span text:style-name="T25">0000個國民，文明 直接提升 100% 的 傳承效率。</text:span></text:p>
                                    </text:list-item>
                                    <text:list-item>
                                      <text:p text:style-name="P340"><text:span text:style-name="T59">假定 文明 有n個國民，文明 直接提升（</text:span><text:span text:style-name="T60">n * 0.01</text:span><text:span text:style-name="T59">）% 的 傳承效率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59">明顯例子 是 寫信 →</text:span><text:span text:style-name="T61"> 打電報 → 電話 → 手機 → 網路電話 → 聊天軟體。</text:span></text:p>
                                  <text:list>
                                    <text:list-item>
                                      <text:p text:style-name="P383">傳承工具 的 每次 提升，國民傳承 會 提升，文明傳承 會 大幅 提升。</text:p>
                                      <text:list>
                                        <text:list-item>
                                          <text:p text:style-name="P383">明顯例子 是 郵政系統提升、電報線路變密集、網路速度變快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3">傳承工具 的 每次 昇華，國民傳承 會 昇華，文明傳承 會 大幅 昇華。</text:p>
                                      <text:list>
                                        <text:list-item>
                                          <text:p text:style-name="P383">明顯例子 是 從 寫信 昇華到 打電報 昇華到 電話 昇華到 手機。</text:p>
                                        </text:list-item>
                                        <text:list-item>
                                          <text:p text:style-name="P383">共識工具 是 相同共識，不同載體。</text:p>
                                          <text:list>
                                            <text:list-item>
                                              <text:p text:style-name="P340"><text:span text:style-name="T61">明顯例子 是 </text:span><text:span text:style-name="T173">符號、象形圖、語言、文字、思想、數學工具。</text:span></text:p>
                                            </text:list-item>
                                            <text:list-item>
                                              <text:p text:style-name="P340"><text:span text:style-name="T61">明顯例子 是 描述 自然現象 可以 透過 </text:span><text:span text:style-name="T173">符號、象形圖、語言。</text:span></text:p>
                                            </text:list-item>
                                            <text:list-item>
                                              <text:p text:style-name="P9">使用 不同載體 傳承 同一個共識、同一件事、同一個自然現象。</text:p>
                                            </text:list-item>
                                            <text:list-item>
                                              <text:p text:style-name="P9">傳承 是 傳遞、橫向傳承、縱向傳承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83">傳承工具 是 相同內容，不同載體。</text:p>
                                          <text:list>
                                            <text:list-item>
                                              <text:p text:style-name="P340"><text:span text:style-name="T61">明顯例子 是 </text:span><text:span text:style-name="T59">寫信、</text:span><text:span text:style-name="T61">打電報、電話、手機、網路電話、聊天軟體。</text:span></text:p>
                                            </text:list-item>
                                            <text:list-item>
                                              <text:p text:style-name="P340"><text:span text:style-name="T61">明顯例子 是 描述 自然現象 可以 透過 </text:span><text:span text:style-name="T59">寫信、</text:span><text:span text:style-name="T61">打電報、電話</text:span><text:span text:style-name="T173">。</text:span></text:p>
                                            </text:list-item>
                                            <text:list-item>
                                              <text:p text:style-name="P340"><text:span text:style-name="T173">使用 不同載體 傳承 同一個</text:span><text:span text:style-name="T61">內容</text:span><text:span text:style-name="T173">、同一件事、同一個自然現象。</text:span></text:p>
                                            </text:list-item>
                                            <text:list-item>
                                              <text:p text:style-name="P9">傳承 是 傳遞、橫向傳承、縱向傳承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">對於 極端大多數個體 來說。</text:p>
                                          <text:list>
                                            <text:list-item>
                                              <text:p text:style-name="P383">共識工具、傳承工具 極端容易 混淆。</text:p>
                                            </text:list-item>
                                            <text:list-item>
                                              <text:p text:style-name="P383">因此 不需要 細分 成 共識工具、傳承工具。</text:p>
                                            </text:list-item>
                                            <text:list-item>
                                              <text:p text:style-name="P383">頂多 只要 知道 有 共識工具、傳承工具。</text:p>
                                            </text:list-item>
                                            <text:list-item>
                                              <text:p text:style-name="P383">在 日常生活，共識工具 是指 共識工具、傳承工具。</text:p>
                                            </text:list-item>
                                            <text:list-item>
                                              <text:p text:style-name="P383">在 日常生活，傳承工具 是指 共識工具、傳承工具。</text:p>
                                            </text:list-item>
                                            <text:list-item>
                                              <text:p text:style-name="P383">共識工具、傳承工具 都是 第一層級文明（以上）的 工具。</text:p>
                                            </text:list-item>
                                            <text:list-item>
                                              <text:p text:style-name="P383">共識工具、傳承工具 都是 在 傳承 的 時候，會用到 的 工具。</text:p>
                                            </text:list-item>
                                            <text:list-item>
                                              <text:p text:style-name="P5"><text:span text:style-name="T131">極端專業、學術研究 的 &lt;?</text:span><text:span text:style-name="T128">2&gt;</text:span><text:span text:style-name="T131">個體 才有機率需要 細分、不混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明顯例子 是 人類 的 導彈 極端講求 <text:span text:style-name="T25">CP值、</text:span>反應，所以 使用 機械語言 寫程式。</text:p>
                        </text:list-item>
                      </text:list>
                    </text:list-item>
                    <text:list-item>
                      <text:p text:style-name="P5"><text:span text:style-name="T25">極端大多數 的 &lt;?</text:span><text:span text:style-name="T128">2&gt;</text:span>個體 使用 最先進、最好用 的 <text:span text:style-name="T218">共識工具 進行 傳承、交互作用。</text:span></text:p>
                      <text:list>
                        <text:list-item>
                          <text:p text:style-name="P5">對於 <text:span text:style-name="T25">極端大多數 的 &lt;?</text:span><text:span text:style-name="T128">2&gt;</text:span>個體 來說，本質 不重要，達到 傳承 的 目標 才重要。</text:p>
                        </text:list-item>
                        <text:list-item>
                          <text:p text:style-name="P340"><text:span text:style-name="T174">明顯例</text:span><text:span text:style-name="T62">子 是 極端大多數的</text:span><text:span text:style-name="T63">人類個體 使用 </text:span><text:span text:style-name="T62">F</text:span><text:span text:style-name="T64">ortran</text:span><text:span text:style-name="T63">語言 傳承，不使用 機械語言。</text:span></text:p>
                        </text:list-item>
                        <text:list-item>
                          <text:p text:style-name="P340"><text:span text:style-name="T174">明顯例</text:span><text:span text:style-name="T62">子 是 極端大多數的</text:span><text:span text:style-name="T63">人類個體 使用 </text:span><text:span text:style-name="T64">BASIC</text:span><text:span text:style-name="T63">語言 傳承，不使用 </text:span><text:span text:style-name="T62">F</text:span><text:span text:style-name="T64">ortran</text:span><text:span text:style-name="T63">語言。</text:span></text:p>
                          <text:list>
                            <text:list-item>
                              <text:p text:style-name="P340"><text:span text:style-name="T62">F</text:span><text:span text:style-name="T64">ortran</text:span><text:span text:style-name="T63">語言、</text:span><text:span text:style-name="T64">BASIC</text:span><text:span text:style-name="T63">語言 的 本質 都是 機械語言。</text:span></text:p>
                            </text:list-item>
                            <text:list-item>
                              <text:p text:style-name="P340"><text:span text:style-name="T62">F</text:span><text:span text:style-name="T64">ortran</text:span><text:span text:style-name="T63">語言、</text:span><text:span text:style-name="T64">BASIC</text:span><text:span text:style-name="T63">語言、機械語言 是 工具。</text:span></text:p>
                            </text:list-item>
                            <text:list-item>
                              <text:p text:style-name="P384">機械語言 的 本質 是 電壓狀態、電壓閥值、電路響應。</text:p>
                            </text:list-item>
                            <text:list-item>
                              <text:p text:style-name="P384">機械語言本質本質 是 濾波電路、臨界閥值、系統架構。</text:p>
                              <text:list>
                                <text:list-item>
                                  <text:p text:style-name="P384">人類個體 越瞭解 本質，優化效率 越高，工具 越優良。</text:p>
                                </text:list-item>
                                <text:list-item>
                                  <text:p text:style-name="P340"><text:span text:style-name="T63">一個本質 能創造 </text:span><text:span text:style-name="T183">∞</text:span><text:span text:style-name="T63">個工具。</text:span></text:p>
                                </text:list-item>
                                <text:list-item>
                                  <text:p text:style-name="P340"><text:span text:style-name="T63">越瞭解 一個本質，提升、升華 </text:span><text:span text:style-name="T183">∞</text:span><text:span text:style-name="T63">個工具 的 機率越高。</text:span></text:p>
                                </text:list-item>
                                <text:list-item>
                                  <text:p text:style-name="P384">工具的本質 有機率是 本質。</text:p>
                                </text:list-item>
                                <text:list-item>
                                  <text:p text:style-name="P384">工具的本質 有機率是 另一個工具。</text:p>
                                  <text:list>
                                    <text:list-item>
                                      <text:p text:style-name="P340"><text:span text:style-name="T63">明顯例子 是</text:span><text:span text:style-name="T62">F</text:span><text:span text:style-name="T64">ortran</text:span><text:span text:style-name="T63">語言的本質 是 機械語言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84">終極本質 是 震動。</text:p>
                                  <text:list>
                                    <text:list-item>
                                      <text:p text:style-name="P384">狹義來說，一切的本質 是 震動。</text:p>
                                    </text:list-item>
                                    <text:list-item>
                                      <text:p text:style-name="P384">狹義來說，工具的本質 是 震動。</text:p>
                                    </text:list-item>
                                    <text:list-item>
                                      <text:p text:style-name="P384">狹義來說，現象的本質 是 震動。</text:p>
                                      <text:list>
                                        <text:list-item>
                                          <text:p text:style-name="P384">明顯例子 是 溫度的本質 是 粒子震動。</text:p>
                                        </text:list-item>
                                        <text:list-item>
                                          <text:p text:style-name="P340"><text:span text:style-name="T63">明顯例子 是 動能個體存在的本質 是 人類</text:span><text:span text:style-name="T65">個體</text:span><text:span text:style-name="T63">震動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4">廣義來說，個體的本質 是 其他個體。</text:p>
                                    </text:list-item>
                                    <text:list-item>
                                      <text:p text:style-name="P384">廣義來說，工具的本質 是 其他個體。</text:p>
                                    </text:list-item>
                                    <text:list-item>
                                      <text:p text:style-name="P384">廣義來說，現象的本質 是 其他個體。</text:p>
                                      <text:list>
                                        <text:list-item>
                                          <text:p text:style-name="P384">明顯例子 是 太陽東昇西降現象的本質 是 地球自轉現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4">明顯例子 是 古代中國 受限於 傳承工具，所以 使用 縮寫、代稱、文言文 傳承 一切。</text:p>
                      <text:list>
                        <text:list-item>
                          <text:p text:style-name="P384">原因很明顯，竹簡、竹筒 實在是 太重，難以 攜帶、保存、橫向傳承、縱向傳承。</text:p>
                        </text:list-item>
                        <text:list-item>
                          <text:p text:style-name="P384">原因很明顯，花費龐大 時間、資源 一筆一畫 才能紀載 書本，難以 複製、量產。</text:p>
                          <text:list>
                            <text:list-item>
                              <text:p text:style-name="P340"><text:span text:style-name="T63">明顯例子 是 </text:span><text:span text:style-name="T66">假定 </text:span><text:span text:style-name="T63">只要寫1個字，就能蘊含</text:span><text:span text:style-name="T67">10000</text:span><text:span text:style-name="T63">個字。</text:span></text:p>
                              <text:list>
                                <text:list-item>
                                  <text:p text:style-name="P340"><text:span text:style-name="T63">蘊含的明顯例子是 道 蘊含 &lt;_?</text:span><text:span text:style-name="T68">3_&gt;個體</text:span><text:span text:style-name="T63">。</text:span></text:p>
                                  <text:list>
                                    <text:list-item>
                                      <text:p text:style-name="P340"><text:span text:style-name="T63">道 是 &lt;_?</text:span><text:span text:style-name="T68">3_&gt;個體的一切 的 簡稱。</text:span></text:p>
                                    </text:list-item>
                                    <text:list-item>
                                      <text:p text:style-name="P340"><text:span text:style-name="T63">道 代表 &lt;_?</text:span><text:span text:style-name="T68">3_&gt;個體的一切。</text:span></text:p>
                                    </text:list-item>
                                    <text:list-item>
                                      <text:p text:style-name="P340"><text:span text:style-name="T63">人類個體 透過 道 表達、描述、闡述 &lt;_?</text:span><text:span text:style-name="T68">3_&gt;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63">假定 寫1個字 要花費</text:span><text:span text:style-name="T67">1秒、竹簡空間</text:span><text:span text:style-name="T69">1%</text:span><text:span text:style-name="T67">。</text:span></text:p>
                                  <text:list>
                                    <text:list-item>
                                      <text:p text:style-name="P340"><text:span text:style-name="T63">只要寫1個字，就能蘊含</text:span><text:span text:style-name="T67">10000</text:span><text:span text:style-name="T63">個字。</text:span></text:p>
                                    </text:list-item>
                                    <text:list-item>
                                      <text:p text:style-name="P340"><text:span text:style-name="T63">寫1個字，節省</text:span><text:span text:style-name="T70">9999個字，</text:span><text:span text:style-name="T63">節省</text:span><text:span text:style-name="T70">9999秒、</text:span><text:span text:style-name="T67">竹簡空間</text:span><text:span text:style-name="T69">9</text:span><text:span text:style-name="T70">999</text:span><text:span text:style-name="T69">%</text:span><text:span text:style-name="T6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63">假定1</text:span><text:span text:style-name="T71">本書有</text:span><text:span text:style-name="T72">10000字，</text:span><text:span text:style-name="T63">1個字 平均蘊含</text:span><text:span text:style-name="T67">10000</text:span><text:span text:style-name="T63">個字</text:span><text:span text:style-name="T71">。</text:span></text:p>
                                  <text:list>
                                    <text:list-item>
                                      <text:p text:style-name="P384">平均蘊含 是 書本蘊含的文字數量總和 / 書本紀載的文字數量總和。</text:p>
                                    </text:list-item>
                                    <text:list-item>
                                      <text:p text:style-name="P340"><text:span text:style-name="T63">寫1</text:span><text:span text:style-name="T71">本書</text:span><text:span text:style-name="T63">，節省</text:span><text:span text:style-name="T70">9999</text:span><text:span text:style-name="T72">0000</text:span><text:span text:style-name="T70">秒、</text:span><text:span text:style-name="T67">竹簡空間</text:span><text:span text:style-name="T69">9</text:span><text:span text:style-name="T70">999</text:span><text:span text:style-name="T72">0000</text:span><text:span text:style-name="T69">%</text:span><text:span text:style-name="T6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63">假定 複製、量產</text:span><text:span text:style-name="T71">10000本書。</text:span></text:p>
                                  <text:list>
                                    <text:list-item>
                                      <text:p text:style-name="P340"><text:span text:style-name="T63">複製</text:span><text:span text:style-name="T71">10000本書</text:span><text:span text:style-name="T63">，節省</text:span><text:span text:style-name="T70">9999</text:span><text:span text:style-name="T72">0000</text:span><text:span text:style-name="T71">0000</text:span><text:span text:style-name="T70">秒、</text:span><text:span text:style-name="T67">竹簡空間</text:span><text:span text:style-name="T69">9</text:span><text:span text:style-name="T70">999</text:span><text:span text:style-name="T72">0000</text:span><text:span text:style-name="T71">0000</text:span><text:span text:style-name="T69">%</text:span><text:span text:style-name="T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4">所以 不能使用 當代 的 口語化、白話文，而是 使用 縮寫、代稱、文言文。</text:p>
                          <text:list>
                            <text:list-item>
                              <text:p text:style-name="P340"><text:span text:style-name="T63">原因很明顯，只要 一個字 平均代表 n個字，重量 就能 縮小n倍</text:span><text:span text:style-name="T73">。</text:span></text:p>
                              <text:list>
                                <text:list-item>
                                  <text:p text:style-name="P340"><text:span text:style-name="T73">明顯例子 是 老子 使用 道 一個字 節省 </text:span><text:span text:style-name="T184">∞</text:span><text:span text:style-name="T73">倍 的 文字數量。</text:span></text:p>
                                  <text:list>
                                    <text:list-item>
                                      <text:p text:style-name="P340"><text:span text:style-name="T73">道 一個字 蘊含 &lt;_?</text:span><text:span text:style-name="T74">3_&gt;個體的一切、&lt;?</text:span><text:span text:style-name="T75">2&gt;</text:span><text:span text:style-name="T74">個體</text:span><text:span text:style-name="T75">和</text:span><text:span text:style-name="T73">&lt;_?</text:span><text:span text:style-name="T74">3_&gt;個體之間的關聯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0"><text:span text:style-name="T74">現代中國 不需要 再使用 容易被誤解 的 </text:span><text:span text:style-name="T63">縮寫、代稱、文言文 來 傳承。</text:span></text:p>
                          <text:list>
                            <text:list-item>
                              <text:p text:style-name="P384">明顯例子 是 文言文 使用到 被淘汰、過時、子代不再使用 的 同義字。</text:p>
                            </text:list-item>
                            <text:list-item>
                              <text:p text:style-name="P384">明顯例子 是 文言文 一個字 代表很多意思，子代 必須 看 上下文 做 猜測。</text:p>
                              <text:list>
                                <text:list-item>
                                  <text:p text:style-name="P384">文言文 一個字 代表很多意思，子代 必須 瞭解 祖代的時空背景 做 猜測。</text:p>
                                </text:list-item>
                                <text:list-item>
                                  <text:p text:style-name="P384">明顯例子 是 祖代 想要傳承 一張圖片，但是 受到 當時的傳承工具 侷限。</text:p>
                                  <text:list>
                                    <text:list-item>
                                      <text:p text:style-name="P384">祖代 必須 把 圖片 破壞壓縮，讓 圖片的容量 足夠 小，才能夠 傳承。</text:p>
                                    </text:list-item>
                                    <text:list-item>
                                      <text:p text:style-name="P384">祖代的傳承 有機率 全數遺失、被燒毀、殘缺部分影像、影像排序錯亂。</text:p>
                                    </text:list-item>
                                    <text:list-item>
                                      <text:p text:style-name="P384">祖代的傳承 有機率 被 歷代的 領導層、既得利益者 修改、塗改、濫用。</text:p>
                                    </text:list-item>
                                    <text:list-item>
                                      <text:p text:style-name="P384">子代 好不容易 獲得圖片，有機率不知是 被加密修改 的 馬賽克圖片。</text:p>
                                    </text:list-item>
                                    <text:list-item>
                                      <text:p text:style-name="P384">子代 好不容易 獲得圖片，有機率知道是 被加密修改 的 馬賽克圖片。</text:p>
                                    </text:list-item>
                                    <text:list-item>
                                      <text:p text:style-name="P384">子代 好不容易 獲得圖片，有機率知道是 被破壞壓縮 的 馬賽克圖片。</text:p>
                                    </text:list-item>
                                    <text:list-item>
                                      <text:p text:style-name="P384">子代 必須對 馬賽克圖片 做處理，才能 得到 似真似假 的 偽還原圖片。</text:p>
                                    </text:list-item>
                                    <text:list-item>
                                      <text:p text:style-name="P384">子代 得到 偽還原圖片 之後，有機率認定 這張圖 是 祖代要傳承的圖。</text:p>
                                    </text:list-item>
                                    <text:list-item>
                                      <text:p text:style-name="P384">祖代 傳承 一張 虎的圖片，子代 有機率 偽還原 成 一張 貓的圖片。</text:p>
                                    </text:list-item>
                                    <text:list-item>
                                      <text:p text:style-name="P11">子代 透過 信念法則 認定 祖代傳承下來的圖片 絕對是 一張 貓的圖片。</text:p>
                                    </text:list-item>
                                    <text:list-item>
                                      <text:p text:style-name="P11">子代 破譯 貓的圖片，取得大量情報，認定是 祖代要傳承給子代的情報。</text:p>
                                    </text:list-item>
                                    <text:list-item>
                                      <text:p text:style-name="P11">子代 做出 相對應 的 思想、信仰、傳統、決策、行動、傳承貓的信念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0"><text:span text:style-name="T74">現代中國 使用 不會被誤解、清晰易懂、直接明瞭 的 白話文</text:span><text:span text:style-name="T63"> 來 傳承。</text:span></text:p>
                          <text:list>
                            <text:list-item>
                              <text:p text:style-name="P384">傳承 的 速率、效率、擴散率、傳導率、影響率、成功率、有效功率 大幅提升。</text:p>
                            </text:list-item>
                          </text:list>
                        </text:list-item>
                        <text:list-item>
                          <text:p text:style-name="P340"><text:span text:style-name="T61">共識工具、傳承工具 不斷 發展、更新、昇華，&lt;?</text:span><text:span text:style-name="T76">2&gt;個體 不需要 眷戀 過時的工具。</text:span></text:p>
                          <text:list>
                            <text:list-item>
                              <text:p text:style-name="P340"><text:span text:style-name="T61">&lt;?</text:span><text:span text:style-name="T76">2&gt;個體 要眷戀 有益於文明 的 傳統、習俗、流行、文學、文化、科學、科技。</text:span></text:p>
                            </text:list-item>
                            <text:list-item>
                              <text:p text:style-name="P340"><text:span text:style-name="T61">&lt;?</text:span><text:span text:style-name="T76">2&gt;個體 要眷戀 有益於文明 的 情報、思想、思維、信仰、信念、決策、作為。</text:span></text:p>
                            </text:list-item>
                            <text:list-item>
                              <text:p text:style-name="P340"><text:span text:style-name="T61">&lt;?</text:span><text:span text:style-name="T76">2&gt;個體 要眷戀、要使用、要善用 有益於 文明、文明發展 的 一切的一切。</text:span></text:p>
                            </text:list-item>
                            <text:list-item>
                              <text:p text:style-name="P340"><text:span text:style-name="T61">&lt;?</text:span><text:span text:style-name="T76">2&gt;個體 不需要眷戀 被（當下的當下的）文明 淘汰 的 工具。</text:span></text:p>
                            </text:list-item>
                            <text:list-item>
                              <text:p text:style-name="P385">明顯例子 是 輕便小巧的植物紙 大量生產 之後，不需要 使用 動物紙 傳承。</text:p>
                            </text:list-item>
                            <text:list-item>
                              <text:p text:style-name="P385">明顯例子 是 輕便小巧的植物紙 大量生產 之後，不需要 使用 文言文 傳承。</text:p>
                            </text:list-item>
                            <text:list-item>
                              <text:p text:style-name="P385">明顯例子 是 輕便小巧的植物紙 大量生產 之後，直接使用 白話文 傳承。</text:p>
                            </text:list-item>
                          </text:list>
                        </text:list-item>
                        <text:list-item>
                          <text:p text:style-name="P340"><text:span text:style-name="T61">共識工具、傳承工具 發展越快，</text:span><text:span text:style-name="T63">傳承 的 正確率、成功率、有效功率 提升越快。</text:span></text:p>
                        </text:list-item>
                        <text:list-item>
                          <text:p text:style-name="P340"><text:span text:style-name="T61">個體 越快 接受、上手 更方便 的 共識、傳承工具，</text:span><text:span text:style-name="T63">傳承 效率、提升、昇華 越快。</text:span></text:p>
                          <text:list>
                            <text:list-item>
                              <text:p text:style-name="P340"><text:span text:style-name="T63">更方便 是 比 個體原本使用的 </text:span><text:span text:style-name="T61">共識、傳承工具，更方便 的 共識、傳承工具。</text:span></text:p>
                            </text:list-item>
                            <text:list-item>
                              <text:p text:style-name="P384">更方便 是 更直覺使用、更快速、更有效率、有效功率更高、傳導性更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4">常識 極端容易 變成 縮寫、代稱、文言文。</text:p>
                      <text:list>
                        <text:list-item>
                          <text:p text:style-name="P384">同樣 的 命名 在不同的時空背景 蘊含 不同的意義。</text:p>
                          <text:list>
                            <text:list-item>
                              <text:p text:style-name="P384">子代 必須先瞭解 祖代 紀載、紀錄 的 時空背景，子代 才能 正確 破譯。</text:p>
                            </text:list-item>
                          </text:list>
                        </text:list-item>
                        <text:list-item>
                          <text:p text:style-name="P384">明顯例子 是 紙。</text:p>
                          <text:list>
                            <text:list-item>
                              <text:p text:style-name="P384">當下的人類、子代 認定 紙 是 又白又薄的植物紙。</text:p>
                            </text:list-item>
                            <text:list-item>
                              <text:p text:style-name="P384">過去的人類、祖代 認定 紙 是 又褐又厚的動物紙。</text:p>
                            </text:list-item>
                            <text:list-item>
                              <text:p text:style-name="P384">同樣是 紙，在不同的時空背景 蘊含 不同的意義。</text:p>
                            </text:list-item>
                            <text:list-item>
                              <text:p text:style-name="P384">子代 看到 祖代 紀載、紀錄 紙 這個字的時候，透過時空背景知道 是 動物紙。</text:p>
                            </text:list-item>
                            <text:list-item>
                              <text:p text:style-name="P384">子代 看到 祖代 紀載、紀錄 紙 這個字的時候，有機率 錯誤認定 是 植物紙。</text:p>
                            </text:list-item>
                          </text:list>
                        </text:list-item>
                        <text:list-item>
                          <text:p text:style-name="P384">縮寫、代稱、文言文 越相依於常識，子代 破譯難度、傳承難度 越高。</text:p>
                          <text:list>
                            <text:list-item>
                              <text:p text:style-name="P384">常識 是 祖代 對 某一特定 個體、現象 進行 命名、描述。</text:p>
                            </text:list-item>
                            <text:list-item>
                              <text:p text:style-name="P384">祖代 橫向傳承 該常識，存在於相同年代的個體 極大多數都知道 該常識。</text:p>
                            </text:list-item>
                            <text:list-item>
                              <text:p text:style-name="P384">祖代 祖向傳承 該常識，縱向傳承鏈 越長，該常識的 失真率、斷鏈率 越高。</text:p>
                            </text:list-item>
                            <text:list-item>
                              <text:p text:style-name="P384">明顯原因 是 一字多義。</text:p>
                            </text:list-item>
                            <text:list-item>
                              <text:p text:style-name="P384">明顯原因 是 人類子代的大腦肉質層 無法 先天性繼承 人類祖代的大腦肉質層。</text:p>
                              <text:list>
                                <text:list-item>
                                  <text:p text:style-name="P384">先天性 是 該個體 不需要 後天學習 就有。</text:p>
                                </text:list-item>
                                <text:list-item>
                                  <text:p text:style-name="P384">先天性 是 該個體 只要 一出生 就有。</text:p>
                                </text:list-item>
                                <text:list-item>
                                  <text:p text:style-name="P384">先天性繼承 是 透過繁殖，大腦肉質層 直接繼承 直系血親 的 大腦肉質層。</text:p>
                                </text:list-item>
                                <text:list-item>
                                  <text:p text:style-name="P384">先天性繼承 是 透過繁殖，子代的肉質層 直接繼承 直系血親的肉質層。</text:p>
                                </text:list-item>
                                <text:list-item>
                                  <text:p text:style-name="P384">先天性繼承 是 透過繁殖，子代的意識層 直接繼承 直系血親的意識層。</text:p>
                                </text:list-item>
                                <text:list-item>
                                  <text:p text:style-name="P384">先天性繼承 是 透過繁殖，子代的意識層 直接共享 直系血親的意識層。<text:tab/></text:p>
                                  <text:list>
                                    <text:list-item>
                                      <text:p text:style-name="P384">子代、直系血親 可以控制 要不要 繼承、共享。</text:p>
                                    </text:list-item>
                                    <text:list-item>
                                      <text:p text:style-name="P384">優點是 子代 節省 後天學習、教育 的 時間、資源，加速 文明發展。</text:p>
                                    </text:list-item>
                                    <text:list-item>
                                      <text:p text:style-name="P384">缺點是 子代 極端容易 被洗腦、被植入肉質層病毒、被植入意識層病毒。</text:p>
                                    </text:list-item>
                                    <text:list-item>
                                      <text:p text:style-name="P384">缺點是 親代 有機率 傳承太過頭、沒有隱私、不小心洩密、被提權駭入。</text:p>
                                    </text:list-item>
                                    <text:list-item>
                                      <text:p text:style-name="P384">缺點是 兩者 同質性太高、突變性太低、反脆弱性太低、容易被殲滅。</text:p>
                                    </text:list-item>
                                  </text:list>
                                </text:list-item>
                                <text:list-item>
                                  <text:p text:style-name="P384">先天性繼承 是 透過工具，大腦肉質層 直接繼承 直系文明 的 大腦肉質層。</text:p>
                                </text:list-item>
                                <text:list-item>
                                  <text:p text:style-name="P384">先天性繼承 是 透過繁殖，子代的肉質層 直接繼承 直系文明的肉質層。</text:p>
                                </text:list-item>
                                <text:list-item>
                                  <text:p text:style-name="P384">先天性繼承 是 透過繁殖，子代的意識層 直接繼承 直系文明的意識層。</text:p>
                                </text:list-item>
                                <text:list-item>
                                  <text:p text:style-name="P11">先天性繼承 是 透過繁殖，子代的意識層 直接共享 直系文明的意識層。</text:p>
                                  <text:list>
                                    <text:list-item>
                                      <text:p text:style-name="P384">子代、直系文明 可以控制 要不要 繼承、共享。</text:p>
                                    </text:list-item>
                                    <text:list-item>
                                      <text:p text:style-name="P384">優點是 子代 節省 後天學習、教育 的 時間、資源，加速 文明發展。</text:p>
                                    </text:list-item>
                                    <text:list-item>
                                      <text:p text:style-name="P384">缺點是 子代 極端容易 被洗腦、被植入肉質層病毒、被植入意識層病毒。</text:p>
                                    </text:list-item>
                                    <text:list-item>
                                      <text:p text:style-name="P384">缺點是 文明 有機率 傳承太過頭、沒有隱私、不小心洩密、被提權駭入。</text:p>
                                    </text:list-item>
                                    <text:list-item>
                                      <text:p text:style-name="P384">缺點是 兩者 同質性太高、突變性太低、反脆弱性太低、容易被殲滅。</text:p>
                                    </text:list-item>
                                  </text:list>
                                </text:list-item>
                                <text:list-item>
                                  <text:p text:style-name="P11">人類子代 必須透過 後天學習 才能獲得 傳承。</text:p>
                                  <text:list>
                                    <text:list-item>
                                      <text:p text:style-name="P384">傳承 是 圖形、符號、文字、語言、概念、命名、描述、知識、記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4">常識 變成 縮寫、代稱、文言文。</text:p>
                          <text:list>
                            <text:list-item>
                              <text:p text:style-name="P384">當代 的 共振、共鳴、共識 的 產物、產出、顯性特徵。</text:p>
                            </text:list-item>
                            <text:list-item>
                              <text:p text:style-name="P384">當代的時空背景 自然而然、理所當然 的 產物、產出。</text:p>
                            </text:list-item>
                            <text:list-item>
                              <text:p text:style-name="P384">優點 是 一句話蘊含千言萬語、一個概念蘊含整個文明。</text:p>
                            </text:list-item>
                            <text:list-item>
                              <text:p text:style-name="P384">優點 是 當代傳承快速、一個字就能包山包海。<text:span text:style-name="T1">（名可名）</text:span></text:p>
                              <text:list>
                                <text:list-item>
                                  <text:p text:style-name="P384">明顯例子是 道 這個字。</text:p>
                                </text:list-item>
                              </text:list>
                            </text:list-item>
                            <text:list-item>
                              <text:p text:style-name="P384">缺點 是 子代傳承困難、子代破譯困難、子代容易誤解。<text:span text:style-name="T1">（非常名）</text:span></text:p>
                              <text:list>
                                <text:list-item>
                                  <text:p text:style-name="P384">明顯例子是 道 這個字。</text:p>
                                </text:list-item>
                                <text:list-item>
                                  <text:p text:style-name="P384">明顯例子是 文言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0"><text:span text:style-name="T63">探討 &lt;_?</text:span><text:span text:style-name="T77">3_&gt;個體的</text:span><text:span text:style-name="T63">本質、</text:span><text:span text:style-name="T61">共識工具、傳承工具，對於 文明 的 全面性 發展 極端重要。</text:span></text:p>
                  <text:list>
                    <text:list-item>
                      <text:p text:style-name="P383">探討 是 非監督式學習、設計、開發、使用、測試、預測、測定邊界、建立數學模型。</text:p>
                    </text:list-item>
                    <text:list-item>
                      <text:p text:style-name="P340"><text:span text:style-name="T61">明顯例子 是 </text:span><text:span text:style-name="T63">&lt;_?</text:span><text:span text:style-name="T77">3_&gt;個體的</text:span><text:span text:style-name="T63">本質 可以 昇華 </text:span><text:span text:style-name="T51">共識工具、</text:span><text:span text:style-name="T61">傳承工具。</text:span></text:p>
                      <text:list>
                        <text:list-item>
                          <text:p text:style-name="P340"><text:span text:style-name="T61">明顯例子 是 人類 探討 電磁波 →</text:span><text:span text:style-name="T78"> </text:span><text:span text:style-name="T61">人類 發展出 無線電 →</text:span><text:span text:style-name="T78"> </text:span><text:span text:style-name="T61">人類 發展出 手機。</text:span></text:p>
                        </text:list-item>
                      </text:list>
                    </text:list-item>
                    <text:list-item>
                      <text:p text:style-name="P383">明顯例子 是 傳承工具 可以 用在 傳承 科學、常識、知識、習俗、文學、文化、文明。</text:p>
                      <text:list>
                        <text:list-item>
                          <text:p text:style-name="P383">傳承工具 只要 提升0.01%，文明 的 一切 都會 提升0.01%。</text:p>
                          <text:list>
                            <text:list-item>
                              <text:p text:style-name="P386">整個 文明 實際提升 極端遠遠 高於 0.01%。</text:p>
                              <text:list>
                                <text:list-item>
                                  <text:p text:style-name="P386">原因很明顯，文明 各個 領域、產業、日常 持續不斷 在 感測、交互作用。</text:p>
                                  <text:list>
                                    <text:list-item>
                                      <text:p text:style-name="P386">透過 國民群、共識工具、傳承工具 自然而然、理所當然 的 交互作用。</text:p>
                                    </text:list-item>
                                  </text:list>
                                </text:list-item>
                                <text:list-item>
                                  <text:p text:style-name="P386">原因很明顯，文明 的 內部物質 持續不斷 交互作用。</text:p>
                                  <text:list>
                                    <text:list-item>
                                      <text:p text:style-name="P386">內部物質 是 文明、領域、產業、日常、生存、生活、資源、創造力。</text:p>
                                    </text:list-item>
                                    <text:list-item>
                                      <text:p text:style-name="P386">有機率 提升、昇華 文明、領域、產業、日常、生存、生活 的 一切。</text:p>
                                    </text:list-item>
                                  </text:list>
                                </text:list-item>
                                <text:list-item>
                                  <text:p text:style-name="P386">原因很明顯，昇華 會帶給 文明 極端強烈 的 全面性 昇華、提升、成長性。</text:p>
                                  <text:list>
                                    <text:list-item>
                                      <text:p text:style-name="P386">明顯例子 是 工業革命。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51">提升 是 一步 →</text:span><text:span text:style-name="T52"> </text:span><text:span text:style-name="T51">一步 →</text:span><text:span text:style-name="T52"> </text:span><text:span text:style-name="T51">一步 →</text:span><text:span text:style-name="T52"> </text:span><text:span text:style-name="T51">一步</text:span><text:span text:style-name="T53">，</text:span><text:span text:style-name="T51">行萬里路，每一步都很重要。</text:span></text:p>
                                </text:list-item>
                                <text:list-item>
                                  <text:p text:style-name="P570"><text:span text:style-name="T51">昇華 是 翻滾 →</text:span><text:span text:style-name="T54"> </text:span><text:span text:style-name="T51">爬行 → 走路 →</text:span><text:span text:style-name="T54"> 飛行，每一步都是大突破。</text:span></text:p>
                                  <text:list>
                                    <text:list-item>
                                      <text:p text:style-name="P387">提升、累積、熟練度、創造力 越高，昇華 的 機會、成功率 越高。</text:p>
                                    </text:list-item>
                                    <text:list-item>
                                      <text:p text:style-name="P387">善用 肉質層、意識層 工具，但是 肉質層、意識層 不會 被 工具 侷限。</text:p>
                                      <text:list>
                                        <text:list-item>
                                          <text:p text:style-name="P387">做得到的個體 有機率 成為 昇華 文明 的 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51">提升 是 走路→開</text:span><text:span text:style-name="T53">汽車</text:span><text:span text:style-name="T51">→開</text:span><text:span text:style-name="T53">火車</text:span><text:span text:style-name="T51">→開飛機</text:span><text:span text:style-name="T53">，站在前人的肩膀上 發展才快</text:span><text:span text:style-name="T51">。</text:span></text:p>
                                  <text:list>
                                    <text:list-item>
                                      <text:p text:style-name="P386">持續不斷 精進 工具 的 好用度、精準度、解析度、有效功率、效能。</text:p>
                                    </text:list-item>
                                    <text:list-item>
                                      <text:p text:style-name="P386">工具越優良 → 提升越快 → 工具越優良 → 升華越快 → 工具越優良。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51">昇華 是 </text:span><text:span text:style-name="T55">站立</text:span><text:span text:style-name="T51"> →</text:span><text:span text:style-name="T54"> 製作汽車</text:span><text:span text:style-name="T51"> → </text:span><text:span text:style-name="T54">製作</text:span><text:span text:style-name="T51">火車 →</text:span><text:span text:style-name="T54"> 製作飛機，每一次都是大突破。</text:span></text:p>
                                  <text:list>
                                    <text:list-item>
                                      <text:p text:style-name="P387">每一次 昇華 都要 集結 強大 的 能量、儲量 才能 做到。</text:p>
                                    </text:list-item>
                                    <text:list-item>
                                      <text:p text:style-name="P387">提升 累積越多，昇華 成功率越高，昇華 難度越低。</text:p>
                                    </text:list-item>
                                    <text:list-item>
                                      <text:p text:style-name="P387">只想昇華、不想提升 的 個體、群體、文明 是在 自取滅亡。</text:p>
                                      <text:list>
                                        <text:list-item>
                                          <text:p text:style-name="P387">不想提升 是 愚蠢至極、好高騖遠 的 思維、想法、決策、作為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7">明顯例子，提升是升溫，昇華是爆炸。</text:p>
                                      <text:list>
                                        <text:list-item>
                                          <text:p text:style-name="P387">提升 是 點火升溫、醞釀，提升爆炸成功率，降低爆炸難度。</text:p>
                                        </text:list-item>
                                        <text:list-item>
                                          <text:p text:style-name="P387">昇華 是 溫度 超過 某一特定閥值 之後，發生 爆炸、大突破。</text:p>
                                        </text:list-item>
                                        <text:list-item>
                                          <text:p text:style-name="P387">正常個體 不會奢望 不升溫、不降壓，冰塊 在 冷凍庫 水蒸氣爆炸。</text:p>
                                          <text:list>
                                            <text:list-item>
                                              <text:p text:style-name="P387">只有 愚蠢至極的個體 才會 奢望 冰塊 在 該條件 水蒸氣爆炸。</text:p>
                                            </text:list-item>
                                            <text:list-item>
                                              <text:p text:style-name="P387">只有 極端聰慧的個體 才能 做到 冰塊 在 該條件 水蒸氣爆炸。</text:p>
                                            </text:list-item>
                                            <text:list-item>
                                              <text:p text:style-name="P387">極端大多數的個體 都不是 極端聰慧的個體。</text:p>
                                            </text:list-item>
                                            <text:list-item>
                                              <text:p text:style-name="P387">原因很明顯，常態分佈。</text:p>
                                            </text:list-item>
                                            <text:list-item>
                                              <text:p text:style-name="P387">IQ極高的個體 不一定 是 極端聰慧的個體。</text:p>
                                            </text:list-item>
                                            <text:list-item>
                                              <text:p text:style-name="P387">IQ極低的個體 不一定 不是 極端聰慧的個體。</text:p>
                                            </text:list-item>
                                            <text:list-item>
                                              <text:p text:style-name="P387">極端聰慧的個體 是 極端擅長 非監督式學習、預測 的 個體。</text:p>
                                            </text:list-item>
                                            <text:list-item>
                                              <text:p text:style-name="P387">極端聰慧的個體 是 極端擅長 設計、製作、使用 工具 的 個體。</text:p>
                                            </text:list-item>
                                            <text:list-item>
                                              <text:p text:style-name="P387">極端聰慧的個體 極端擅長 全面性 融會貫通 發展、使用 工具。</text:p>
                                            </text:list-item>
                                            <text:list-item>
                                              <text:p text:style-name="P64">極端聰慧的個體 極端擅長 融合 各領域的工具 發展、使用 工具。</text:p>
                                            </text:list-item>
                                            <text:list-item>
                                              <text:p text:style-name="P64">極端聰慧的個體 極端擅長 精通 各領域工具的 發展、使用 奧妙。</text:p>
                                            </text:list-item>
                                            <text:list-item>
                                              <text:p text:style-name="P64">工具 是 個體、群體、文明、周遭環境 的 本能、傳承。</text:p>
                                            </text:list-item>
                                            <text:list-item>
                                              <text:p text:style-name="P64">工具 是 個體、群體、文明 的 肉質層工具、意識層工具。</text:p>
                                            </text:list-item>
                                            <text:list-item>
                                              <text:p text:style-name="P64">極端聰慧的個體 是 廣度型、深度型 極端聰慧的個體。</text:p>
                                            </text:list-item>
                                            <text:list-item>
                                              <text:p text:style-name="P64">廣度型極端聰慧的個體 講求、擅長、精通 工具 的 廣度、融合。</text:p>
                                            </text:list-item>
                                            <text:list-item>
                                              <text:p text:style-name="P64">深度型極端聰慧的個體 講求、擅長、精通 工具 的 深度、奧妙。</text:p>
                                            </text:list-item>
                                            <text:list-item>
                                              <text:p text:style-name="P64">實際上，極端聰慧的個體 同時具備 廣度型、深度型。</text:p>
                                            </text:list-item>
                                            <text:list-item>
                                              <text:p text:style-name="P338"><text:span text:style-name="T54">極端聰慧的個體 是 </text:span><text:span text:style-name="T56">x%</text:span><text:span text:style-name="T54">廣度型 + (</text:span><text:span text:style-name="T56">100% - x%)</text:span><text:span text:style-name="T54">深度型</text:span><text:span text:style-name="T212">。</text:span></text:p>
                                            </text:list-item>
                                            <text:list-item>
                                              <text:p text:style-name="P14"><text:span text:style-name="T81">x% &gt; 50%，極端聰慧的個體 是 廣度型極端聰慧的個體</text:span><text:span text:style-name="T150">。</text:span></text:p>
                                            </text:list-item>
                                            <text:list-item>
                                              <text:p text:style-name="P14"><text:span text:style-name="T81">x% = 50%，極端聰慧的個體 是 均衡型極端聰慧的個體</text:span><text:span text:style-name="T150">。</text:span></text:p>
                                            </text:list-item>
                                            <text:list-item>
                                              <text:p text:style-name="P14"><text:span text:style-name="T81">x% &lt; 50%，極端聰慧的個體 是 深度型極端聰慧的個體</text:span><text:span text:style-name="T150">。</text:span></text:p>
                                            </text:list-item>
                                            <text:list-item>
                                              <text:p text:style-name="P64">達成昇華 有 三種。</text:p>
                                            </text:list-item>
                                            <text:list-item>
                                              <text:p text:style-name="P64">第一種 是 持續不斷 傳承、累積 提升。</text:p>
                                            </text:list-item>
                                            <text:list-item>
                                              <text:p text:style-name="P338"><text:span text:style-name="T212">第二種 是 極端聰慧的個體 神來一筆。</text:span><text:span text:style-name="T23">（明顯例子 是 特斯拉）</text:span></text:p>
                                            </text:list-item>
                                            <text:list-item>
                                              <text:p text:style-name="P64">第三種 是 極端幸運的個體 透過 巧合、機率、排列組合 達成。</text:p>
                                            </text:list-item>
                                            <text:list-item>
                                              <text:p text:style-name="P64">第三種 有極高機率 錯過 昇華，原因很明顯，看到，卻不知道。</text:p>
                                            </text:list-item>
                                            <text:list-item>
                                              <text:p text:style-name="P64">第三種 遇到 升華機遇，但是 沒有把握住，因為 沒有 認知到。</text:p>
                                            </text:list-item>
                                            <text:list-item>
                                              <text:p text:style-name="P64">原因很明顯，傳承、提升、知識 累積 不足，能感知，不能認知。</text:p>
                                            </text:list-item>
                                            <text:list-item>
                                              <text:p text:style-name="P64">第三種 遇到 升華機遇，但是 沒有把握住，因為 無法 重現。</text:p>
                                            </text:list-item>
                                            <text:list-item>
                                              <text:p text:style-name="P64">原因很明顯，第三種 是 極端幸運 才獲得 機遇，沒有能力重現。</text:p>
                                            </text:list-item>
                                            <text:list-item>
                                              <text:p text:style-name="P65"><text:span text:style-name="T217">第三種 有機率 被 其他個體 認定是 實驗出錯、實驗造假</text:span><text:span text:style-name="T16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貧窮 的 本質"/>貧窮的 本質<text:bookmark-end text:name="貧窮 的 本質"/></text:p>
          <text:list>
            <text:list-item>
              <text:p text:style-name="P66">貧窮 是 生死存亡的貧窮、貧窮感。</text:p>
            </text:list-item>
            <text:list-item>
              <text:p text:style-name="P67">貧窮 的 本質 不是 自制力不足、延遲滿足克制力不足。</text:p>
            </text:list-item>
            <text:list-item>
              <text:p text:style-name="P67">貧窮 的 本質 是 樂透心理、階級複製、稀缺心態、虛假需求、為了生存忙到喪失思考。</text:p>
              <text:list>
                <text:list-item>
                  <text:p text:style-name="P390">樂透心理 是 賭博心理、投機心理、直銷的拉下線心理。</text:p>
                </text:list-item>
                <text:list-item>
                  <text:p text:style-name="P390">樂透心理 是 穩贏不輸、百戰不怠、媳婦熬成婆。</text:p>
                </text:list-item>
                <text:list-item>
                  <text:p text:style-name="P391">樂透心理的個體 不把 子代個體 視為 獨立個體、值得尊重的個體、值得平等對待的個體。</text:p>
                  <text:list>
                    <text:list-item>
                      <text:p text:style-name="P392">樂透心理的個體 把 子代個體 視為 投資標的、私有財產、奴役對象。</text:p>
                    </text:list-item>
                  </text:list>
                </text:list-item>
                <text:list-item>
                  <text:p text:style-name="P15"><text:span text:style-name="T151">樂透心理 的 明顯例子 是 人類個體 分別生</text:span><text:span text:style-name="T83">出 10個人類小孩個體</text:span><text:span text:style-name="T151">。</text:span></text:p>
                  <text:list>
                    <text:list-item>
                      <text:p text:style-name="P16"><text:span text:style-name="T151">該人類個體 對 </text:span><text:span text:style-name="T83">10個人類小孩個體 都是 窮養、放任不管、只給低標準的生活品質。</text:span></text:p>
                      <text:list>
                        <text:list-item>
                          <text:p text:style-name="P17"><text:span text:style-name="T83">低標準的生活品質 是 該人類小孩個體 吃不飽、餓不死。</text:span><text:span text:style-name="T151"> </text:span></text:p>
                        </text:list-item>
                        <text:list-item>
                          <text:p text:style-name="P17"><text:span text:style-name="T83">低標準的生活品質 是 該人類小孩個體 想要的娛樂玩具，</text:span><text:span text:style-name="T151">該人類個體都拒絕提供</text:span><text:span text:style-name="T83">。</text:span></text:p>
                        </text:list-item>
                        <text:list-item>
                          <text:p text:style-name="P393">低標準的生活品質 是 該人類個體 會對 該人類小孩個體 做出承諾，但是都不實現。</text:p>
                          <text:list>
                            <text:list-item>
                              <text:p text:style-name="P18"><text:span text:style-name="T83">明顯例子 是 該人類個體 承諾 今天忍耐不買</text:span><text:span text:style-name="T85">1顆</text:span><text:span text:style-name="T83">棉花糖，明天買</text:span><text:span text:style-name="T85">2顆棉花糖</text:span><text:span text:style-name="T83">。</text:span></text:p>
                              <text:list>
                                <text:list-item>
                                  <text:p text:style-name="P394">該人類小孩個體 答應不買，並且 期待 明天到來。</text:p>
                                </text:list-item>
                                <text:list-item>
                                  <text:p text:style-name="P394">明天到來 之後，該人類個體 裝作忘記這件事，不實現 承諾。</text:p>
                                </text:list-item>
                                <text:list-item>
                                  <text:p text:style-name="P395">該人類小孩個體 提醒 該人類個體，該人類個體有機率說為你好，所以不買。</text:p>
                                  <text:list>
                                    <text:list-item>
                                      <text:p text:style-name="P395">實際上，該人類個體 是 為自己好。</text:p>
                                    </text:list-item>
                                    <text:list-item>
                                      <text:p text:style-name="P19"><text:span text:style-name="T83">實際上，該人類個體 省下 </text:span><text:span text:style-name="T85">1顆</text:span><text:span text:style-name="T83">棉花糖 的 金錢、資源。</text:span></text:p>
                                    </text:list-item>
                                    <text:list-item>
                                      <text:p text:style-name="P20"><text:span text:style-name="T83">實際上，該人類個體 賺到 </text:span><text:span text:style-name="T85">1顆</text:span><text:span text:style-name="T83">棉花糖 的 幻影收入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96">該人類小孩個體 學到 只要眼前有棉花糖，就要馬上吃掉，千萬不要忍耐。</text:p>
                                  <text:list>
                                    <text:list-item>
                                      <text:p text:style-name="P397">對於 該人類小孩個體 來說，期望值 是 幻想、不切實際、領導層謊言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151">該人類個體 要求 </text:span><text:span text:style-name="T83">10個人類小孩個體，對 </text:span><text:span text:style-name="T151">該人類個體 進行 產出、貢獻、回饋。</text:span></text:p>
                      <text:list>
                        <text:list-item>
                          <text:p text:style-name="P22"><text:span text:style-name="T151">明顯例子 是 </text:span><text:span text:style-name="T83">人類小孩個體</text:span><text:span text:style-name="T84">10歲的時候，被要求 耕田、狩獵、捕魚，直到外出工作。</text:span></text:p>
                        </text:list-item>
                        <text:list-item>
                          <text:p text:style-name="P23"><text:span text:style-name="T83">明顯例子 是 人類小孩個體</text:span><text:span text:style-name="T84">外出工作的時候，被要求 定期寄錢 給</text:span><text:span text:style-name="T151">該人類個體。</text:span></text:p>
                          <text:list>
                            <text:list-item>
                              <text:p text:style-name="P24"><text:span text:style-name="T151">方法很明顯，該人類個體 透過 情緒勒索、暴力搶劫、大鬧</text:span><text:span text:style-name="T83">人類小孩個體的職場</text:span><text:span text:style-name="T151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83">該人類個體 會盡可能小心 不讓 人類小孩個體 </text:span><text:span text:style-name="T86">夭折。</text:span></text:p>
                    </text:list-item>
                    <text:list-item>
                      <text:p text:style-name="P341"><text:span text:style-name="T27">只要人類小孩個體 1</text:span><text:span text:style-name="T28">0歲以上</text:span><text:span text:style-name="T27">，該人類個體 什麼事都不用做，就能 快速 回本、獲利。</text:span></text:p>
                    </text:list-item>
                    <text:list-item>
                      <text:p text:style-name="P342"><text:span text:style-name="T27">人類小孩個體 </text:span><text:span text:style-name="T30">衣服、鞋子、用具 直接沿用 上一個</text:span><text:span text:style-name="T27">人類小孩個體 </text:span><text:span text:style-name="T30">衣服、鞋子、用具。</text:span></text:p>
                    </text:list-item>
                    <text:list-item>
                      <text:p text:style-name="P398">人類小孩個體 耕田、賺錢、產出 越多，該人類個體 被動收入 越高。</text:p>
                      <text:list>
                        <text:list-item>
                          <text:p text:style-name="P343"><text:span text:style-name="T27">該人類個體 唯一的成本 就是 人類小孩個體 </text:span><text:span text:style-name="T29">0歲 ~ </text:span><text:span text:style-name="T27">1</text:span><text:span text:style-name="T28">0歲 的 食物費。</text:span></text:p>
                        </text:list-item>
                        <text:list-item>
                          <text:p text:style-name="P399">該人類個體 持續不斷有 被動收入。</text:p>
                        </text:list-item>
                      </text:list>
                    </text:list-item>
                    <text:list-item>
                      <text:p text:style-name="P15"><text:span text:style-name="T151">只要其中</text:span><text:span text:style-name="T83">1</text:span><text:span text:style-name="T151">個</text:span><text:span text:style-name="T83">人類小孩個體</text:span><text:span text:style-name="T151"> 賺大錢、脫貧，該人類個體 什麼事都不用做，就能 脫貧。</text:span></text:p>
                    </text:list-item>
                  </text:list>
                </text:list-item>
                <text:list-item>
                  <text:p text:style-name="P400">樂透心理 導致 貧窮的 個體數量 持續性 暴增。</text:p>
                  <text:list>
                    <text:list-item>
                      <text:p text:style-name="P401">該人類個體 越貧窮，人類小孩個體 有機率 越多。</text:p>
                    </text:list-item>
                    <text:list-item>
                      <text:p text:style-name="P402">階級複製現象 越明顯。</text:p>
                      <text:list>
                        <text:list-item>
                          <text:p text:style-name="P406">假定 進入低階層的成功率 是 0%。</text:p>
                        </text:list-item>
                        <text:list-item>
                          <text:p text:style-name="P94"><text:span text:style-name="T25">假定 進入高階層的成功率 是 0.01%，每</text:span><text:span text:style-name="T113">10000</text:span><text:span text:style-name="T192">個</text:span><text:span text:style-name="T114">人類小孩個體，有1個成功脫貧。</text:span></text:p>
                          <text:list>
                            <text:list-item>
                              <text:p text:style-name="P95"><text:span text:style-name="T25">9999</text:span><text:span text:style-name="T192">個</text:span><text:span text:style-name="T114">人類小孩個體 維持 貧窮。</text:span></text:p>
                            </text:list-item>
                          </text:list>
                        </text:list-item>
                        <text:list-item>
                          <text:p text:style-name="P344"><text:span text:style-name="T27">假定 1</text:span><text:span text:style-name="T32">0000</text:span><text:span text:style-name="T27">個人類小孩個體 跟 其他1</text:span><text:span text:style-name="T32">0000</text:span><text:span text:style-name="T27">個人類小孩個體 結婚。</text:span></text:p>
                          <text:list>
                            <text:list-item>
                              <text:p text:style-name="P345"><text:span text:style-name="T27">生出 1</text:span><text:span text:style-name="T32">0</text:span><text:span text:style-name="T27">個人類小孩 </text:span><text:span text:style-name="T32">是 脫貧出身，增加10個脫貧</text:span><text:span text:style-name="T27">人類小孩</text:span><text:span text:style-name="T32">個體</text:span><text:span text:style-name="T27">。</text:span></text:p>
                            </text:list-item>
                            <text:list-item>
                              <text:p text:style-name="P345"><text:span text:style-name="T27">生出 9999</text:span><text:span text:style-name="T32">0</text:span><text:span text:style-name="T27">個人類小孩 </text:span><text:span text:style-name="T32">是 貧窮出身，增加</text:span><text:span text:style-name="T33">99990</text:span><text:span text:style-name="T32">個貧窮</text:span><text:span text:style-name="T27">人類小孩</text:span><text:span text:style-name="T32">個體</text:span><text:span text:style-name="T27">。</text:span></text:p>
                            </text:list-item>
                          </text:list>
                        </text:list-item>
                        <text:list-item>
                          <text:p text:style-name="P407">脫貧個體增加速率 遠遠高於 貧窮個體增加速率。</text:p>
                        </text:list-item>
                        <text:list-item>
                          <text:p text:style-name="P68"><text:span text:style-name="T25">人類小孩</text:span><text:span text:style-name="T115">個體 越多，階級複製現象 越明顯。</text:span></text:p>
                          <text:list>
                            <text:list-item>
                              <text:p text:style-name="P403">該人類個體脫貧機率 越高。</text:p>
                            </text:list-item>
                            <text:list-item>
                              <text:p text:style-name="P408">貧窮個體數量 越多。</text:p>
                            </text:list-item>
                          </text:list>
                        </text:list-item>
                        <text:list-item>
                          <text:p text:style-name="P409">人類小孩個體 越少，人類繁衍機率 越低。</text:p>
                          <text:list>
                            <text:list-item>
                              <text:p text:style-name="P409">該人類個體子代繁衍機率 越低。</text:p>
                            </text:list-item>
                            <text:list-item>
                              <text:p text:style-name="P409">該人類個體子代斷鏈機率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4">為了生存忙到喪失思考 是 該個體 太過忙於 生存，沒有資源 能夠 分配給 思考。</text:p>
                  <text:list>
                    <text:list-item>
                      <text:p text:style-name="P26"><text:span text:style-name="T83">明顯例子 是 某一特定</text:span><text:span text:style-name="T151">人類個體 只要不工作，就沒有下一頓食物。</text:span></text:p>
                      <text:list>
                        <text:list-item>
                          <text:p text:style-name="P69">該人類個體 為了 下一頓食物，把所有資源 都拿去 尋找、通勤往返、進行 工作。</text:p>
                          <text:list>
                            <text:list-item>
                              <text:p text:style-name="P69">資源 是 時間、金錢、健康、體力、精力、專注力、注意力、精神力、睡眠時間。</text:p>
                              <text:list>
                                <text:list-item>
                                  <text:p text:style-name="P27"><text:span text:style-name="T151">金錢 的 明顯例子 是 交通費</text:span><text:span text:style-name="T150">、</text:span><text:span text:style-name="T151">房屋租金、買屋貸款、下班跟同事喝酒費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151">該人類個體 </text:span><text:span text:style-name="T152">為了 生存，拚盡全力，把 所有資源 都投入 攸關生死存亡 的 工作本身。</text:span></text:p>
                      <text:list>
                        <text:list-item>
                          <text:p text:style-name="P29"><text:span text:style-name="T152">工作收入 減緩 </text:span><text:span text:style-name="T151">該人類個體 的 生存壓力，但是又 不足以完全去除 生存壓力。</text:span></text:p>
                        </text:list-item>
                        <text:list-item>
                          <text:p text:style-name="P70">該人類個體 是 在圓輪上面奔跑 的 老鼠。</text:p>
                          <text:list>
                            <text:list-item>
                              <text:p text:style-name="P71">一旦 老鼠 停下腳步，老鼠 就會被 甩出 圓輪。</text:p>
                            </text:list-item>
                            <text:list-item>
                              <text:p text:style-name="P72">一旦 該人類個體 停下腳步，該人類個體 就會被 失去 生存機會。</text:p>
                              <text:list>
                                <text:list-item>
                                  <text:p text:style-name="P72">生死存亡的腳步 如影隨形。</text:p>
                                </text:list-item>
                                <text:list-item>
                                  <text:p text:style-name="P73">持續不斷、無意識、潛意識 壓迫 該人類個體 的 意識層。</text:p>
                                </text:list-item>
                                <text:list-item>
                                  <text:p text:style-name="P74">該人類個體 有機率 笑不出來、睡不著覺、吃不下飯。</text:p>
                                  <text:list>
                                    <text:list-item>
                                      <text:p text:style-name="P75">該人類個體 為了生存 不得不 陪笑、睡覺、吃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5">喪失思考 的 原因很明顯，為了生存忙到喪失思考。</text:p>
                      <text:list>
                        <text:list-item>
                          <text:p text:style-name="P76">該人類個體 沒有資源、沒有足夠資源 能夠 投入到 思考。</text:p>
                        </text:list-item>
                        <text:list-item>
                          <text:p text:style-name="P77">該人類個體 有資源 能夠 投入到 思考，也不會把 資源 投入到 思考。</text:p>
                          <text:list>
                            <text:list-item>
                              <text:p text:style-name="P78">原因很明顯，該人類個體 已經習慣 不 把資源投入到思考。</text:p>
                            </text:list-item>
                            <text:list-item>
                              <text:p text:style-name="P79">該人類個體 寧願 把 資源 投入到其他 習以為常的個體。</text:p>
                              <text:list>
                                <text:list-item>
                                  <text:p text:style-name="P79">習以為常的個體 的 明顯例子 是 手遊、電玩、追劇、逛街、買包、出國。</text:p>
                                </text:list-item>
                                <text:list-item>
                                  <text:p text:style-name="P80">習以為常的個體 是 隨手可得、無成本、低成本、立即回饋、激發情緒 個體。</text:p>
                                </text:list-item>
                              </text:list>
                            </text:list-item>
                            <text:list-item>
                              <text:p text:style-name="P81">對於 該人類個體 來說，意識層 心靈平靜 放空、思考、冥想，是在 浪費時間。</text:p>
                            </text:list-item>
                            <text:list-item>
                              <text:p text:style-name="P82">對於 該人類個體 來說，意識層 心靈平靜 放空、思考、冥想，是在 浪費資源。</text:p>
                            </text:list-item>
                            <text:list-item>
                              <text:p text:style-name="P83">對於 該人類個體 來說，比起 提升 飲食、睡眠 品質，馬上享受 回饋 更重要。</text:p>
                              <text:list>
                                <text:list-item>
                                  <text:p text:style-name="P84">原因很明顯，該人類個體 看不到，提升 生活品質 的 長遠好處。</text:p>
                                </text:list-item>
                                <text:list-item>
                                  <text:p text:style-name="P30"><text:span text:style-name="T150">維持</text:span><text:span text:style-name="T151">、提升 生活品質 的 回饋 不是 立即回饋、立即提升、立即感受。</text:span></text:p>
                                </text:list-item>
                                <text:list-item>
                                  <text:p text:style-name="P31"><text:span text:style-name="T150">維持</text:span><text:span text:style-name="T151">、提升 生活品質 的 回饋 是 逐漸提升 體力、精力、創造力、生產力。</text:span></text:p>
                                </text:list-item>
                                <text:list-item>
                                  <text:p text:style-name="P85">維持 某一特定生活品質 越久，能夠投入思考的資源 有機率 越多。</text:p>
                                  <text:list>
                                    <text:list-item>
                                      <text:p text:style-name="P86">維持 優良的生活品質 越久，資源累積越多，能夠投入思考的資源 越多。</text:p>
                                    </text:list-item>
                                    <text:list-item>
                                      <text:p text:style-name="P87">維持 惡劣的生活品質 越久，資源耗損越多，能夠投入思考的資源 越少。</text:p>
                                    </text:list-item>
                                  </text:list>
                                </text:list-item>
                                <text:list-item>
                                  <text:p text:style-name="P88">提升 生活品質 越多，能夠投入思考的資源 越多，生存壓力 越少。</text:p>
                                </text:list-item>
                              </text:list>
                            </text:list-item>
                            <text:list-item>
                              <text:p text:style-name="P89">對於 該人類個體 來說，比起 思考、冥想 未來、一切，馬上享受 回饋 更重要。</text:p>
                              <text:list>
                                <text:list-item>
                                  <text:p text:style-name="P90">即便 該人類個體 知道，該回饋 對 生存壓力、生活品質 毫無幫助、有害。</text:p>
                                </text:list-item>
                              </text:list>
                            </text:list-item>
                            <text:list-item>
                              <text:p text:style-name="P346"><text:span text:style-name="T164">對於 該人類個體 來說，比起 等待</text:span><text:span text:style-name="T27"> </text:span><text:span text:style-name="T31">2顆</text:span><text:span text:style-name="T165">棉花糖</text:span><text:span text:style-name="T164">，馬上吃掉 </text:span><text:span text:style-name="T27">1顆</text:span><text:span text:style-name="T164">棉花糖 更重要。</text:span></text:p>
                              <text:list>
                                <text:list-item>
                                  <text:p text:style-name="P347"><text:span text:style-name="T31">2顆</text:span><text:span text:style-name="T165">棉花糖 的 期望值 再怎麼高</text:span><text:span text:style-name="T164">，都比不上 馬上吃掉</text:span><text:span text:style-name="T27">的1顆</text:span><text:span text:style-name="T164">棉花糖。</text:span></text:p>
                                </text:list-item>
                                <text:list-item>
                                  <text:p text:style-name="P348"><text:span text:style-name="T179">∞</text:span><text:span text:style-name="T31">顆</text:span><text:span text:style-name="T165">棉花糖 的 期望值 再怎麼高</text:span><text:span text:style-name="T164">，都比不上 馬上吃掉</text:span><text:span text:style-name="T27">的1顆</text:span><text:span text:style-name="T164">棉花糖。</text:span></text:p>
                                </text:list-item>
                              </text:list>
                            </text:list-item>
                            <text:list-item>
                              <text:p text:style-name="P91">該人類個體 有機率 熱愛跟其他個體 比較。</text:p>
                              <text:list>
                                <text:list-item>
                                  <text:p text:style-name="P92">原因很明顯，該人類個體 想要知道 有其他個體 比 該人類個體 還要悲慘。</text:p>
                                </text:list-item>
                                <text:list-item>
                                  <text:p text:style-name="P93">原因很明顯，該人類個體 為了 從比較當中，獲得 愉悅、俯視感、優越感。</text:p>
                                </text:list-item>
                                <text:list-item>
                                  <text:p text:style-name="P93">實際上，該人類個體 從比較當中，獲得 自卑感、暴躁易怒、相對剝奪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2"><text:bookmark-start text:name="數位型個體"/><text:span text:style-name="T81">&lt;_?</text:span><text:span text:style-name="T82">3_&gt;個體 是 數位</text:span><text:span text:style-name="T145">型個體</text:span><text:bookmark-end text:name="數位型個體"/><text:span text:style-name="T145">，不是 類比型個體</text:span><text:span text:style-name="T82">。</text:span></text:p>
          <text:list>
            <text:list-item>
              <text:p text:style-name="P632"><text:span text:style-name="T145">原因很明顯，&lt;_?3_&gt;個體的</text:span><text:span text:style-name="T82">終極本質 是 </text:span><text:span text:style-name="T87">0、1。</text:span></text:p>
              <text:list>
                <text:list-item>
                  <text:p text:style-name="P410">終極本質 不是 其他 本質、現象 產生的本質。</text:p>
                </text:list-item>
                <text:list-item>
                  <text:p text:style-name="P410">終極本質 是 本質的最小單位。</text:p>
                  <text:list>
                    <text:list-item>
                      <text:p text:style-name="P410">最小單位 是 解析度單位。</text:p>
                    </text:list-item>
                    <text:list-item>
                      <text:p text:style-name="P410">最小單位 是 無法切割的單位。</text:p>
                    </text:list-item>
                    <text:list-item>
                      <text:p text:style-name="P32"><text:span text:style-name="T82">&lt;_?3_&gt;個體 </text:span><text:span text:style-name="T87">不存在 小數點、開根號、負數、分數、虛數。</text:span></text:p>
                    </text:list-item>
                  </text:list>
                </text:list-item>
                <text:list-item>
                  <text:p text:style-name="P429">0 是 虛無。</text:p>
                </text:list-item>
                <text:list-item>
                  <text:p text:style-name="P430">1 是 存在。</text:p>
                </text:list-item>
                <text:list-item>
                  <text:p text:style-name="P411">某一特定本質 可以是 另一個 本質、現象 產生的本質。</text:p>
                  <text:list>
                    <text:list-item>
                      <text:p text:style-name="P633"><text:span text:style-name="T82">本質 是 </text:span><text:span text:style-name="T145">靜態、穩態、絕對、</text:span><text:span text:style-name="T82">隱性</text:span><text:span text:style-name="T145">特徵、內在物質、本身特性、核心物</text:span><text:span text:style-name="T82">。</text:span></text:p>
                    </text:list-item>
                    <text:list-item>
                      <text:p text:style-name="P633"><text:span text:style-name="T82">現象 是 </text:span><text:span text:style-name="T145">動態、暫態、相對、</text:span><text:span text:style-name="T82">顯性</text:span><text:span text:style-name="T145">特徵、外在環境、交互作用、衍生物</text:span><text:span text:style-name="T82">。</text:span></text:p>
                    </text:list-item>
                    <text:list-item>
                      <text:p text:style-name="P412">本質、現象 都是 該個體的一部分。</text:p>
                      <text:list>
                        <text:list-item>
                          <text:p text:style-name="P33"><text:span text:style-name="T82">使用 命名，方便 </text:span><text:span text:style-name="T91">個體、群體、文明 </text:span><text:span text:style-name="T82">辨識、內化、傳承 該個體。</text:span><text:span text:style-name="T3">（名可名）</text:span></text:p>
                        </text:list-item>
                      </text:list>
                    </text:list-item>
                    <text:list-item>
                      <text:p text:style-name="P413">另一個本質 可以是 另一個本質 產生的本質。</text:p>
                      <text:list>
                        <text:list-item>
                          <text:p text:style-name="P414">明顯例子，地球自旋自由度 產生 地球自旋慣性。</text:p>
                          <text:list>
                            <text:list-item>
                              <text:p text:style-name="P414">地球自旋自由度 是 地球 允許 自旋現象 產生。</text:p>
                              <text:list>
                                <text:list-item>
                                  <text:p text:style-name="P415">允許 的 明顯例子 是 埋在空氣裡面的陀螺。</text:p>
                                </text:list-item>
                                <text:list-item>
                                  <text:p text:style-name="P414">不允許 的 明顯例子 是 埋在土壤裡面的陀螺。</text:p>
                                </text:list-item>
                                <text:list-item>
                                  <text:p text:style-name="P416">土壤 越堅硬，陀螺 越不允許 自旋現象 產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3">另一個本質 可以是 另一個現象 產生的本質。</text:p>
                      <text:list>
                        <text:list-item>
                          <text:p text:style-name="P417">明顯例子，地球公轉現象 產生 地球自旋慣性。</text:p>
                        </text:list-item>
                      </text:list>
                    </text:list-item>
                    <text:list-item>
                      <text:p text:style-name="P413">另一個現象 可以是 另一個本質 產生的現象。</text:p>
                      <text:list>
                        <text:list-item>
                          <text:p text:style-name="P418">明顯例子，地球自旋慣性 產生 地球自轉現象。</text:p>
                        </text:list-item>
                      </text:list>
                    </text:list-item>
                    <text:list-item>
                      <text:p text:style-name="P413">另一個現象 可以是 另一個現象 產生的現象。</text:p>
                      <text:list>
                        <text:list-item>
                          <text:p text:style-name="P419">明顯例子，地球自轉現象 產生 太陽東昇西降現象。</text:p>
                        </text:list-item>
                      </text:list>
                    </text:list-item>
                  </text:list>
                </text:list-item>
                <text:list-item>
                  <text:p text:style-name="P420">太極 是 終極本質。</text:p>
                  <text:list>
                    <text:list-item>
                      <text:p text:style-name="P420">0 是 陰。</text:p>
                    </text:list-item>
                    <text:list-item>
                      <text:p text:style-name="P431">1 是 陽。</text:p>
                    </text:list-item>
                  </text:list>
                </text:list-item>
              </text:list>
            </text:list-item>
            <text:list-item>
              <text:p text:style-name="P634"><text:span text:style-name="T145">&lt;_?3_&gt;個體的</text:span><text:span text:style-name="T82">終極現象 是 </text:span><text:span text:style-name="T90">上緣觸發</text:span><text:span text:style-name="T145">現象</text:span><text:span text:style-name="T90">、</text:span><text:span text:style-name="T89">下</text:span><text:span text:style-name="T90">緣觸發</text:span><text:span text:style-name="T145">現象</text:span><text:span text:style-name="T82">、結構</text:span><text:span text:style-name="T145">（本身）現象</text:span><text:span text:style-name="T82">。</text:span></text:p>
              <text:list>
                <text:list-item>
                  <text:p text:style-name="P421">終極現象 不是 其他現象產生的現象。</text:p>
                  <text:list>
                    <text:list-item>
                      <text:p text:style-name="P422">終極現象 是 終極本質 產生的現象。</text:p>
                    </text:list-item>
                  </text:list>
                </text:list-item>
                <text:list-item>
                  <text:p text:style-name="P421">終極現象 是 現象的最小單位。</text:p>
                </text:list-item>
                <text:list-item>
                  <text:p text:style-name="P410">終極本質的變化 產生 終極現象。</text:p>
                  <text:list>
                    <text:list-item>
                      <text:p text:style-name="P41"><text:span text:style-name="T82">&lt;_?3_&gt;個體的終極本質 是 </text:span><text:span text:style-name="T89">0、1</text:span><text:span text:style-name="T82">。</text:span></text:p>
                    </text:list-item>
                    <text:list-item>
                      <text:p text:style-name="P42"><text:span text:style-name="T90">上緣觸發</text:span><text:span text:style-name="T82">現象</text:span><text:span text:style-name="T90"> 是 </text:span><text:span text:style-name="T82">終極現象。</text:span></text:p>
                      <text:list>
                        <text:list-item>
                          <text:p text:style-name="P43"><text:span text:style-name="T82">0 →</text:span><text:span text:style-name="T81"> 1</text:span><text:span text:style-name="T82"> </text:span><text:span text:style-name="T81">的 </text:span><text:span text:style-name="T82">現象</text:span><text:span text:style-name="T81">。</text:span></text:p>
                        </text:list-item>
                      </text:list>
                    </text:list-item>
                    <text:list-item>
                      <text:p text:style-name="P34"><text:span text:style-name="T89">下</text:span><text:span text:style-name="T90">緣觸發</text:span><text:span text:style-name="T82">現象</text:span><text:span text:style-name="T90"> 是 </text:span><text:span text:style-name="T82">終極現象。</text:span></text:p>
                      <text:list>
                        <text:list-item>
                          <text:p text:style-name="P35"><text:span text:style-name="T82">1 →</text:span><text:span text:style-name="T89"> 0 的</text:span><text:span text:style-name="T82"> 現象</text:span><text:span text:style-name="T89">。。</text:span></text:p>
                        </text:list-item>
                      </text:list>
                    </text:list-item>
                    <text:list-item>
                      <text:p text:style-name="P432">結構現象 是 終極現象。</text:p>
                      <text:list>
                        <text:list-item>
                          <text:p text:style-name="P433">結構 是 幾何形狀（本身）。</text:p>
                        </text:list-item>
                        <text:list-item>
                          <text:p text:style-name="P433">0、1 形成 結構。</text:p>
                        </text:list-item>
                        <text:list-item>
                          <text:p text:style-name="P434">2個（以上）單位個體 形成 結構 現象。</text:p>
                          <text:list>
                            <text:list-item>
                              <text:p text:style-name="P44"><text:span text:style-name="T89">2個單位個體的結構 的 明顯例子，</text:span><text:span text:style-name="T81">0、0。</text:span></text:p>
                            </text:list-item>
                            <text:list-item>
                              <text:p text:style-name="P44"><text:span text:style-name="T89">2個單位個體的結構 的 明顯例子，</text:span><text:span text:style-name="T81">0、1。</text:span></text:p>
                            </text:list-item>
                            <text:list-item>
                              <text:p text:style-name="P44"><text:span text:style-name="T89">2個單位個體的結構 的 明顯例子，</text:span><text:span text:style-name="T81">1、0。</text:span></text:p>
                            </text:list-item>
                            <text:list-item>
                              <text:p text:style-name="P45"><text:span text:style-name="T89">2個單位個體的結構 的 明顯例子，</text:span><text:span text:style-name="T81">1、1。</text:span></text:p>
                            </text:list-item>
                            <text:list-item>
                              <text:p text:style-name="P45"><text:span text:style-name="T102">3</text:span><text:span text:style-name="T89">個單位個體的結構 的 明顯例子，0、0、0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5"><text:span text:style-name="T145">&lt;_?3_&gt;個體的</text:span><text:span text:style-name="T82">終極現象現象 產生 震動</text:span><text:span text:style-name="T145">現象</text:span><text:span text:style-name="T82">、運動</text:span><text:span text:style-name="T145">現象</text:span><text:span text:style-name="T82">。</text:span></text:p>
                  <text:list>
                    <text:list-item>
                      <text:p text:style-name="P36"><text:span text:style-name="T82">終極現象現象 是 終極現象 </text:span><text:span text:style-name="T101">的 </text:span><text:span text:style-name="T82">現象。</text:span></text:p>
                    </text:list-item>
                    <text:list-item>
                      <text:p text:style-name="P349"><text:span text:style-name="T34">震動</text:span><text:span text:style-name="T57">現象</text:span><text:span text:style-name="T58">。</text:span></text:p>
                      <text:list>
                        <text:list-item>
                          <text:p text:style-name="P349"><text:span text:style-name="T57">明顯例子，0 </text:span><text:span text:style-name="T251">↔</text:span><text:span text:style-name="T34"> </text:span><text:span text:style-name="T57">1 的</text:span><text:span text:style-name="T34"> 震動</text:span><text:span text:style-name="T57">現象</text:span><text:span text:style-name="T34">。</text:span></text:p>
                        </text:list-item>
                        <text:list-item>
                          <text:p text:style-name="P37"><text:span text:style-name="T82">明顯例子，0 →</text:span><text:span text:style-name="T89"> </text:span><text:span text:style-name="T82">1 →</text:span><text:span text:style-name="T89"> 0</text:span><text:span text:style-name="T82"> →</text:span><text:span text:style-name="T89"> </text:span><text:span text:style-name="T82">1 →</text:span><text:span text:style-name="T89"> 0</text:span><text:span text:style-name="T82"> →</text:span><text:span text:style-name="T89"> </text:span><text:span text:style-name="T82">1 的</text:span><text:span text:style-name="T89"> 震動</text:span><text:span text:style-name="T82">現象</text:span><text:span text:style-name="T89">。</text:span></text:p>
                          <text:list>
                            <text:list-item>
                              <text:p text:style-name="P388">沒有 時間、空間。</text:p>
                            </text:list-item>
                            <text:list-item>
                              <text:p text:style-name="P389">只有 <text:span text:style-name="T193">0、1 變化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3">運動現象</text:p>
                      <text:list>
                        <text:list-item>
                          <text:p text:style-name="P423">明顯例子，某一特定結構的 某一特定0 → 1。</text:p>
                        </text:list-item>
                        <text:list-item>
                          <text:p text:style-name="P424">明顯例子，某一特定結構的 某一特定1 → 0。</text:p>
                        </text:list-item>
                      </text:list>
                    </text:list-item>
                  </text:list>
                </text:list-item>
                <text:list-item>
                  <text:p text:style-name="P425">太極圖 是 終極現象。</text:p>
                  <text:list>
                    <text:list-item>
                      <text:p text:style-name="P46"><text:span text:style-name="T82">太極圖 是 </text:span><text:span text:style-name="T92">0、1 的</text:span><text:span text:style-name="T82">狀態轉移圖。</text:span></text:p>
                    </text:list-item>
                  </text:list>
                </text:list-item>
              </text:list>
            </text:list-item>
            <text:list-item>
              <text:p text:style-name="P426">數位型個體 有 最小單位。</text:p>
              <text:list>
                <text:list-item>
                  <text:p text:style-name="P427">類比型個體 沒有 最小單位。</text:p>
                </text:list-item>
              </text:list>
            </text:list-item>
            <text:list-item>
              <text:p text:style-name="P428">數位型個體 是 離散個體。</text:p>
              <text:list>
                <text:list-item>
                  <text:p text:style-name="P427">類比型個體 是 連續個體。</text:p>
                </text:list-item>
              </text:list>
            </text:list-item>
            <text:list-item>
              <text:p text:style-name="P38"><text:span text:style-name="T81">&lt;_?</text:span><text:span text:style-name="T82">3_&gt;個體 的 能量、儲量 都是 數位型個體。</text:span></text:p>
              <text:list>
                <text:list-item>
                  <text:p text:style-name="P39"><text:span text:style-name="T87">&lt;_?</text:span><text:span text:style-name="T82">3_&gt;個體 由 </text:span><text:span text:style-name="T87">&lt;?</text:span><text:span text:style-name="T82">3&gt;能量、</text:span><text:span text:style-name="T87">&lt;?</text:span><text:span text:style-name="T82">3&gt;儲量 組成。</text:span></text:p>
                </text:list-item>
                <text:list-item>
                  <text:p text:style-name="P40"><text:span text:style-name="T87">&lt;_?</text:span><text:span text:style-name="T82">3_&gt;個體 蘊含 &lt;?</text:span><text:span text:style-name="T88">2&gt;</text:span><text:span text:style-name="T82">能量、&lt;?</text:span><text:span text:style-name="T88">2&gt;</text:span><text:span text:style-name="T82">儲量。</text:span><text:span text:style-name="T3">（</text:span><text:span text:style-name="T4">&lt;?2&gt; ~ &lt;?u&gt; </text:span><text:span text:style-name="T3">能量、儲量</text:span><text:span text:style-name="T4">）</text:span></text:p>
                </text:list-item>
              </text:list>
            </text:list-item>
          </text:list>
        </text:list-item>
        <text:list-item>
          <text:p text:style-name="P435"><text:bookmark-start text:name="定命、命運"/>定命、命運<text:bookmark-end text:name="定命、命運"/></text:p>
          <text:list>
            <text:list-item>
              <text:p text:style-name="P436">樹木 是 地球上的樹木個體。</text:p>
            </text:list-item>
            <text:list-item>
              <text:p text:style-name="P437">樹木 是 &lt;?<text:span text:style-name="T194">2&gt;</text:span>個體。<text:span text:style-name="T1">（&lt;?</text:span><text:span text:style-name="T11">a&gt;</text:span><text:span text:style-name="T1">個體）</text:span></text:p>
            </text:list-item>
            <text:list-item>
              <text:p text:style-name="P438">樹木生長 <text:span text:style-name="T195">=</text:span> 縱向生長 <text:span text:style-name="T196">+ </text:span>橫向生長。</text:p>
              <text:list>
                <text:list-item>
                  <text:p text:style-name="P438">縱向生長 是 三維空間 的 上下。</text:p>
                </text:list-item>
                <text:list-item>
                  <text:p text:style-name="P439">橫向生長 是 三維空間 的 前後左右。</text:p>
                </text:list-item>
              </text:list>
            </text:list-item>
            <text:list-item>
              <text:p text:style-name="P636"><text:span text:style-name="T144">個體的</text:span>命 = 定命 + 命運。</text:p>
              <text:list>
                <text:list-item>
                  <text:p text:style-name="P440">命 是 宗命。</text:p>
                  <text:list>
                    <text:list-item>
                      <text:p text:style-name="P441">宗命 是 本書自行建立 的 詞。</text:p>
                    </text:list-item>
                    <text:list-item>
                      <text:p text:style-name="P440">原因如同 本書的 宗量。</text:p>
                    </text:list-item>
                  </text:list>
                </text:list-item>
                <text:list-item>
                  <text:p text:style-name="P440">定命 是 縱向生長。</text:p>
                </text:list-item>
                <text:list-item>
                  <text:p text:style-name="P440">命運 是 橫向生長。</text:p>
                </text:list-item>
              </text:list>
            </text:list-item>
            <text:list-item>
              <text:p text:style-name="P442">定命 是 樹木 縱向生長。</text:p>
              <text:list>
                <text:list-item>
                  <text:p text:style-name="P442">資源投入到縱向生長 越多，縱向生長 越挺直、越迅速。</text:p>
                  <text:list>
                    <text:list-item>
                      <text:p text:style-name="P442">資源 是 有限資源。</text:p>
                    </text:list-item>
                    <text:list-item>
                      <text:p text:style-name="P442">資源 是 該個體 所有、一切 能夠動用 的 資源。</text:p>
                    </text:list-item>
                    <text:list-item>
                      <text:p text:style-name="P442">資源 是 意識層、肉質層、時間、空間、體力、精力、學習力、創造力、產出力。</text:p>
                    </text:list-item>
                  </text:list>
                </text:list-item>
                <text:list-item>
                  <text:p text:style-name="P442">縱向生長 越挺直，定命 達成越快。</text:p>
                </text:list-item>
                <text:list-item>
                  <text:p text:style-name="P443">樹木 極端難以抗逆 的 大趨勢。</text:p>
                  <text:list>
                    <text:list-item>
                      <text:p text:style-name="P444">樹木 遲早要 往上長。</text:p>
                      <text:list>
                        <text:list-item>
                          <text:p text:style-name="P445">原因很明顯，樹木 有 趨光性。</text:p>
                        </text:list-item>
                        <text:list-item>
                          <text:p text:style-name="P446">原因很明顯，樹木 為了生存 有 趨光性。</text:p>
                        </text:list-item>
                        <text:list-item>
                          <text:p text:style-name="P445">原因很明顯，樹木 先天性、遺傳性、物種特性 有 趨光性。</text:p>
                        </text:list-item>
                      </text:list>
                    </text:list-item>
                  </text:list>
                </text:list-item>
                <text:list-item>
                  <text:p text:style-name="P447">順命、逆命。</text:p>
                  <text:list>
                    <text:list-item>
                      <text:p text:style-name="P448">順命 是 往上縱向成長。</text:p>
                    </text:list-item>
                    <text:list-item>
                      <text:p text:style-name="P447">逆命 是 往下縱向成長。</text:p>
                    </text:list-item>
                  </text:list>
                </text:list-item>
              </text:list>
            </text:list-item>
            <text:list-item>
              <text:p text:style-name="P442">命運 是 樹木 橫向生長。</text:p>
              <text:list>
                <text:list-item>
                  <text:p text:style-name="P442">橫向生長 是 為了 克服障礙。</text:p>
                  <text:list>
                    <text:list-item>
                      <text:p text:style-name="P442">明顯例子 是 該樹木 周邊 有其他大樹的樹枝，該樹木 無法直接 往上長。</text:p>
                      <text:list>
                        <text:list-item>
                          <text:p text:style-name="P442">森林越茂密、阻礙越多，該樹木 <text:span text:style-name="T197">分配資源的權重 越趨近 </text:span>橫向生長。</text:p>
                        </text:list-item>
                        <text:list-item>
                          <text:p text:style-name="P442">稍微疏鬆的森林、很少阻礙，該樹木 必須 一邊縱向生長，一邊橫向生長。</text:p>
                        </text:list-item>
                      </text:list>
                    </text:list-item>
                  </text:list>
                </text:list-item>
                <text:list-item>
                  <text:p text:style-name="P442">太過茂密的森林、很多阻礙，該樹木 必須 <text:span text:style-name="T198">0%</text:span>縱向生長，<text:span text:style-name="T198">100%</text:span>橫向生長。</text:p>
                </text:list-item>
                <text:list-item>
                  <text:p text:style-name="P350"><text:span text:style-name="T34">極端茂密的森林、極多阻礙，該樹木 必須 </text:span><text:span text:style-name="T37">1</text:span><text:span text:style-name="T38">00%</text:span><text:span text:style-name="T34">縱向生長，</text:span><text:span text:style-name="T37">0%</text:span><text:span text:style-name="T34">橫向生長。</text:span></text:p>
                  <text:list>
                    <text:list-item>
                      <text:p text:style-name="P449">但是 該樹木 是 往下縱向生長。</text:p>
                      <text:list>
                        <text:list-item>
                          <text:p text:style-name="P449">為了 克服障礙、繞過障礙、通過障礙。</text:p>
                        </text:list-item>
                        <text:list-item>
                          <text:p text:style-name="P450">明顯例子 是 U字型生長，先往下縱向生長，再往右橫向生長，再往上縱向生長。</text:p>
                        </text:list-item>
                      </text:list>
                    </text:list-item>
                    <text:list-item>
                      <text:p text:style-name="P450">無法吸收到陽光的 樹木，極端容易在途中 衰亡。</text:p>
                      <text:list>
                        <text:list-item>
                          <text:p text:style-name="P451">衰亡的 該樹木 有機率沒有 達成定命。</text:p>
                        </text:list-item>
                      </text:list>
                    </text:list-item>
                  </text:list>
                </text:list-item>
                <text:list-item>
                  <text:p text:style-name="P438">橫向生長 是 自由、無拘束。</text:p>
                </text:list-item>
                <text:list-item>
                  <text:p text:style-name="P452">自由、無拘束 是 只要該樹木旁邊 沒有 東西，該樹木的橫向生長 能夠 自由 生長。</text:p>
                  <text:list>
                    <text:list-item>
                      <text:p text:style-name="P453">該樹木旁邊 有 東西，該樹木的橫向生長 是 有限自由、拘束型、限制型 生長。</text:p>
                    </text:list-item>
                  </text:list>
                </text:list-item>
              </text:list>
            </text:list-item>
            <text:list-item>
              <text:p text:style-name="P453">定命、命運</text:p>
              <text:list>
                <text:list-item>
                  <text:p text:style-name="P453"><text:span text:style-name="T199">樹木的100%</text:span>資源 =（<text:span text:style-name="T199">x%）</text:span>資源投入到縱向生長 <text:span text:style-name="T199">+（100% - x%）</text:span>資源投入到<text:span text:style-name="T197">橫</text:span>向生長。</text:p>
                  <text:list>
                    <text:list-item>
                      <text:p text:style-name="P461">x%越高，<text:span text:style-name="T197">達成定命 速率越高。</text:span></text:p>
                    </text:list-item>
                    <text:list-item>
                      <text:p text:style-name="P461">x%越高，<text:span text:style-name="T197">達成定命的 成功率更高。</text:span></text:p>
                    </text:list-item>
                    <text:list-item>
                      <text:p text:style-name="P462">x%越高，突破<text:span text:style-name="T197">定命預期的 發展率更高。</text:span></text:p>
                    </text:list-item>
                  </text:list>
                </text:list-item>
                <text:list-item>
                  <text:p text:style-name="P351"><text:span text:style-name="T34">明顯例子 是 假定 a個體、</text:span><text:span text:style-name="T36">b個體 擁有 完全相同 的 資源。</text:span></text:p>
                  <text:list>
                    <text:list-item>
                      <text:p text:style-name="P351"><text:span text:style-name="T35">a個體 分配資源的權重 是 80%資源投入到</text:span><text:span text:style-name="T34">縱向生長，2</text:span><text:span text:style-name="T35">0%資源投入到橫</text:span><text:span text:style-name="T34">向生長。</text:span></text:p>
                    </text:list-item>
                    <text:list-item>
                      <text:p text:style-name="P351"><text:span text:style-name="T35">b個體 分配資源的權重 是 50%資源投入到</text:span><text:span text:style-name="T34">縱向生長，</text:span><text:span text:style-name="T35">50%資源投入到橫</text:span><text:span text:style-name="T34">向生長。</text:span></text:p>
                    </text:list-item>
                    <text:list-item>
                      <text:p text:style-name="P463">a個體 比 b個體 更快 達成定命。</text:p>
                    </text:list-item>
                    <text:list-item>
                      <text:p text:style-name="P463">a個體 達成定命的 成功率更高。</text:p>
                    </text:list-item>
                  </text:list>
                </text:list-item>
              </text:list>
            </text:list-item>
            <text:list-item>
              <text:p text:style-name="P454">順命 是 樹木 往上縱向生長。</text:p>
              <text:list>
                <text:list-item>
                  <text:p text:style-name="P454">個體 順著 定命。</text:p>
                </text:list-item>
                <text:list-item>
                  <text:p text:style-name="P47"><text:span text:style-name="T153">順命的樹木 越多，森林 越茂密，生態系 越豐富</text:span><text:span text:style-name="T150">。</text:span></text:p>
                </text:list-item>
                <text:list-item>
                  <text:p text:style-name="P96">順命的樹木 不一定 知命。</text:p>
                  <text:list>
                    <text:list-item>
                      <text:p text:style-name="P96">知命 是 知道、清楚知道、清楚知道所有的 天命。</text:p>
                      <text:list>
                        <text:list-item>
                          <text:p text:style-name="P96">模糊性知命，明顯例子，開放世界遊戲。</text:p>
                          <text:list>
                            <text:list-item>
                              <text:p text:style-name="P96">假定，某一特定個體 是 模糊性知命。</text:p>
                            </text:list-item>
                            <text:list-item>
                              <text:p text:style-name="P96">該個體 有機率 被動、不知不覺、後知後覺，獲得、知道、查驗 自己的 天命。</text:p>
                              <text:list>
                                <text:list-item>
                                  <text:p text:style-name="P96">明顯例子，該個體 定期、不定期、短期、長期、持續 進行 某一特定行為。</text:p>
                                  <text:list>
                                    <text:list-item>
                                      <text:p text:style-name="P96">該個體 在 該工作，有機率突然 感受到、感測到、得知 自己的 天命。</text:p>
                                      <text:list>
                                        <text:list-item>
                                          <text:p text:style-name="P96">行為 不是 人類 認定的 行為。</text:p>
                                        </text:list-item>
                                        <text:list-item>
                                          <text:p text:style-name="P96">行為 是 日常生活、修煉生活、思想、決策、行動、感測、交互作用。</text:p>
                                        </text:list-item>
                                        <text:list-item>
                                          <text:p text:style-name="P96">行為 是 興趣、嗜好、無意識、潛意識、主意識、輸入、處理、輸出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6">該個體 有機率 主動，自己 搜尋、探索、查驗 天命。</text:p>
                            </text:list-item>
                            <text:list-item>
                              <text:p text:style-name="P96">該個體 獲得 概念、雛型、輪廓 之後，該個體 有機率 通過關卡、達到目標。</text:p>
                              <text:list>
                                <text:list-item>
                                  <text:p text:style-name="P571">關卡、目標 有機率 有 零個（以上）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227">該個體</text:span><text:span text:style-name="T226"> 通過關卡、達到目標 之後。</text:span></text:p>
                              <text:list>
                                <text:list-item>
                                  <text:p text:style-name="P572">該個體 有機率要 再、再度、再一次 自己 搜尋、探索、查驗。</text:p>
                                </text:list-item>
                                <text:list-item>
                                  <text:p text:style-name="P573">該個體 獲得 概念、雛型、輪廓 之後，該個體 有機率 通過關卡、達到目標。</text:p>
                                </text:list-item>
                              </text:list>
                            </text:list-item>
                            <text:list-item>
                              <text:p text:style-name="P574">該個體 有機率錯誤認定 自己 通過所有的關卡、達到所有的目標。</text:p>
                              <text:list>
                                <text:list-item>
                                  <text:p text:style-name="P574">原因很明顯，該個體 不知道 有幾個關卡、有幾個目標。</text:p>
                                </text:list-item>
                                <text:list-item>
                                  <text:p text:style-name="P574">明顯例子，該個體的 本能、傳承 不夠，沒有 搜尋、探索、查驗 到 天命。</text:p>
                                  <text:list>
                                    <text:list-item>
                                      <text:p text:style-name="P575">該個體 有機率錯誤認定 自己 已經 通過所有的關卡、達到所有的目標。</text:p>
                                    </text:list-item>
                                  </text:list>
                                </text:list-item>
                                <text:list-item>
                                  <text:p text:style-name="P574">明顯例子，時機未到。</text:p>
                                  <text:list>
                                    <text:list-item>
                                      <text:p text:style-name="P574">時機 是 傳道書 認定的 有時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6">該個體 有機率 無法知道，自己 有、沒有 通過所有的關卡、達到所有的目標。</text:p>
                            </text:list-item>
                          </text:list>
                        </text:list-item>
                        <text:list-item>
                          <text:p text:style-name="P96">階段性知命，明顯例子，遊戲關卡。</text:p>
                          <text:list>
                            <text:list-item>
                              <text:p text:style-name="P96">假定，某一特定個體 是 階段性知命。</text:p>
                            </text:list-item>
                            <text:list-item>
                              <text:p text:style-name="P96">該個體 通過關卡、達到目標 之後，才會知道 下一個 天命。</text:p>
                            </text:list-item>
                            <text:list-item>
                              <text:p text:style-name="P96">明顯例子，要 觸發 某一特定條件，才會 知命。</text:p>
                              <text:list>
                                <text:list-item>
                                  <text:p text:style-name="P97">明顯例子，時機成熟、（傳道書 認定的）有時 之前，還不會、還沒有 知命。</text:p>
                                  <text:list>
                                    <text:list-item>
                                      <text:p text:style-name="P98">時機成熟、（傳道書 認定的）有時 之後，才有機率 知命、順命。</text:p>
                                    </text:list-item>
                                  </text:list>
                                </text:list-item>
                                <text:list-item>
                                  <text:p text:style-name="P96">明顯例子，帶核的紅血球 還不會、還沒有 知命。</text:p>
                                  <text:list>
                                    <text:list-item>
                                      <text:p text:style-name="P96">帶核的紅血球 有機率認定，自己 沒有 天命。</text:p>
                                      <text:list>
                                        <text:list-item>
                                          <text:p text:style-name="P99">（紅血球 的）天命 是 攜帶、運輸 養分、氧氣、二氧化碳。</text:p>
                                        </text:list-item>
                                        <text:list-item>
                                          <text:p text:style-name="P100">帶核的紅血球的 階段性天命 是 脫核。</text:p>
                                          <text:list>
                                            <text:list-item>
                                              <text:p text:style-name="P101">階段性天命 發展，脫核 →<text:span text:style-name="T243"> </text:span>攜帶、運輸 養分、氧氣、二氧化碳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2">（時機成熟之後 的）帶核的紅血球的 脫核 不一定會 成功。</text:p>
                                          <text:list>
                                            <text:list-item>
                                              <text:p text:style-name="P103">脫核 沒有 成功的 帶核的紅血球，自然而然、理所當然 被殲滅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帶核的紅血球 有機率認定，未來的自己 沒有 天命。</text:p>
                                      <text:list>
                                        <text:list-item>
                                          <text:p text:style-name="P104">紅血球的 天命 是 攜帶、運輸 養分、氧氣、二氧化碳。</text:p>
                                          <text:list>
                                            <text:list-item>
                                              <text:p text:style-name="P103">（脫核 之後 的）紅血<text:span text:style-name="T242">球</text:span> <text:span text:style-name="T244">↔</text:span> 未來的自己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3">帶核的紅血球 觸發、達成 脫核 的條件 之後，才會 知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明顯例子，人類文明 還不會、還沒有 知命。</text:p>
                                </text:list-item>
                              </text:list>
                            </text:list-item>
                            <text:list-item>
                              <text:p text:style-name="P106">階段性知命 有 初始型、連續型、不連續型、並行型、同步型 階段性知命。</text:p>
                              <text:list>
                                <text:list-item>
                                  <text:p text:style-name="P107">明顯例子。</text:p>
                                  <text:list>
                                    <text:list-item>
                                      <text:p text:style-name="P107">假定，第一個知命 是 ---。</text:p>
                                    </text:list-item>
                                    <text:list-item>
                                      <text:p text:style-name="P107">假定，第二個知命 是 <text:s text:c="2"/>---。</text:p>
                                    </text:list-item>
                                    <text:list-item>
                                      <text:p text:style-name="P107">假定，第三個知命 是 <text:s text:c="6"/>---。</text:p>
                                    </text:list-item>
                                    <text:list-item>
                                      <text:p text:style-name="P107">假定，第四個知命 是 <text:s text:c="7"/>---。</text:p>
                                    </text:list-item>
                                    <text:list-item>
                                      <text:p text:style-name="P108">假定，第五個知命 是 <text:s text:c="7"/>-------。</text:p>
                                    </text:list-item>
                                    <text:list-item>
                                      <text:p text:style-name="P109">第一個知命 是 初始型階段性知命。</text:p>
                                      <text:list>
                                        <text:list-item>
                                          <text:p text:style-name="P110">原因很明顯，第一個知命 是 初始、第一個 知命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第二個知命 是 連續型階段性知命。</text:p>
                                      <text:list>
                                        <text:list-item>
                                          <text:p text:style-name="P110">原因很明顯，第一個知命、第二個知命 之間，是 連續 知命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第三個知命 是 不連續型階段性知命。</text:p>
                                      <text:list>
                                        <text:list-item>
                                          <text:p text:style-name="P111">原因很明顯，第二個知命、第三個知命 之間，是 連續 知命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9">第四個知命 是 並行型階段性知命。</text:p>
                                      <text:list>
                                        <text:list-item>
                                          <text:p text:style-name="P111">原因很明顯，第三個知命、第四個知命 之間，是 並行、重疊 知命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第五個知命 是 同步型階段性知命。</text:p>
                                      <text:list>
                                        <text:list-item>
                                          <text:p text:style-name="P111">原因很明顯，第四個知命、第五個知命 之間，是 同步、同時 知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2">明顯例子，紅血球 是 連續型階段性知命。</text:p>
                                  <text:list>
                                    <text:list-item>
                                      <text:p text:style-name="P112">原因很明顯，脫核、攜帶和運輸養分 之間，是 連續 知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完整性知命，明顯例子，地圖。</text:p>
                          <text:list>
                            <text:list-item>
                              <text:p text:style-name="P96">假定，某一特定個體 是 完整性知命。</text:p>
                            </text:list-item>
                            <text:list-item>
                              <text:p text:style-name="P113">該個體 直接 知道，所有的 關卡、目標。</text:p>
                            </text:list-item>
                            <text:list-item>
                              <text:p text:style-name="P113">該個體 有機率無法 一次 通過關卡、達到目標。</text:p>
                              <text:list>
                                <text:list-item>
                                  <text:p text:style-name="P113">該個體 有機率要 逐步 通過關卡、達到目標。</text:p>
                                </text:list-item>
                              </text:list>
                            </text:list-item>
                            <text:list-item>
                              <text:p text:style-name="P113">地圖 有機率不是只有 一張、一份、一組。</text:p>
                            </text:list-item>
                            <text:list-item>
                              <text:p text:style-name="P113">地圖 有機率 清晰易懂、模糊不清、殘破不堪、無法放大縮小、無法轉動擺正。</text:p>
                            </text:list-item>
                            <text:list-item>
                              <text:p text:style-name="P113">該個體 有機率要 填補、補足、修正 地圖。</text:p>
                            </text:list-item>
                            <text:list-item>
                              <text:p text:style-name="P113">該個體 有機率要 傳承，地圖 給 其他個體。</text:p>
                            </text:list-item>
                            <text:list-item>
                              <text:p text:style-name="P113">天命 有機率是 零個個體（以上）獨自完成、一起完成、接棒完成。</text:p>
                              <text:list>
                                <text:list-item>
                                  <text:p text:style-name="P113">獨自完成 是 本能型天命。</text:p>
                                </text:list-item>
                                <text:list-item>
                                  <text:p text:style-name="P113">一起完成 是 傳承型天命、橫向傳承型天命。</text:p>
                                </text:list-item>
                                <text:list-item>
                                  <text:p text:style-name="P113">接棒完成 是 傳承型天命、縱向傳承型天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4">逆命 是 樹木 往下縱向生長。</text:p>
              <text:list>
                <text:list-item>
                  <text:p text:style-name="P455">個體 逆著 定命。</text:p>
                </text:list-item>
                <text:list-item>
                  <text:p text:style-name="P47"><text:span text:style-name="T89">逆</text:span><text:span text:style-name="T153">命的樹木 越少，森林 越稀疏，生態系 越荒涼</text:span><text:span text:style-name="T150">。</text:span></text:p>
                </text:list-item>
                <text:list-item>
                  <text:p text:style-name="P456">逆命 是 樹木 逆光性生長。</text:p>
                </text:list-item>
                <text:list-item>
                  <text:p text:style-name="P457">逆命 是 樹木正在自滅。</text:p>
                  <text:list>
                    <text:list-item>
                      <text:p text:style-name="P457">逆命被投入的 資源越多，樹木 自滅越快。</text:p>
                    </text:list-item>
                  </text:list>
                </text:list-item>
                <text:list-item>
                  <text:p text:style-name="P458">逆命的樹木 是在跟自己的 先天性、遺傳性、物種特性 抗爭、對抗、衝突。</text:p>
                </text:list-item>
                <text:list-item>
                  <text:p text:style-name="P458">逆命 的 x% 也是 正值，但是 方向錯誤。</text:p>
                  <text:list>
                    <text:list-item>
                      <text:p text:style-name="P459">方向錯誤 是 往下生長。</text:p>
                    </text:list-item>
                    <text:list-item>
                      <text:p text:style-name="P460"><text:span text:style-name="T199">樹木的100%</text:span>資源 =（<text:span text:style-name="T199">x%）</text:span>資源投入到縱向生長 <text:span text:style-name="T199">+（100% - x%）</text:span>資源投入到<text:span text:style-name="T197">橫</text:span>向生長。</text:p>
                      <text:list>
                        <text:list-item>
                          <text:p text:style-name="P459">逆命的樹木 把 資源投入到縱向生長。</text:p>
                        </text:list-item>
                        <text:list-item>
                          <text:p text:style-name="P459">逆命的樹木 的 縱向生長 是 往下生長。</text:p>
                        </text:list-item>
                        <text:list-item>
                          <text:p text:style-name="P464">x%越高，自滅 越快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對於 全知全能的個體 來說，定命、命運 都是 可擾動、可觀測、可預測。</text:p>
              <text:list>
                <text:list-item>
                  <text:p text:style-name="P12"><text:span text:style-name="T191">全知全能的個體。</text:span><text:span text:style-name="T16">實際要知</text:span><text:span text:style-name="T17">&lt;_?</text:span><text:span text:style-name="T18">n_&gt;</text:span><text:span text:style-name="T19">之上的</text:span><text:span text:style-name="T18">虛無個體</text:span></text:p>
                  <text:list>
                    <text:list-item>
                      <text:p text:style-name="P12"><text:span text:style-name="T188">只要 該個體 </text:span><text:span text:style-name="T189">知道 </text:span><text:span text:style-name="T190">&lt;_?</text:span><text:span text:style-name="T188">n_&gt;~&lt;_?u_&gt; 個體、法則、一切 的一切。</text:span></text:p>
                    </text:list-item>
                    <text:list-item>
                      <text:p text:style-name="P12"><text:span text:style-name="T188">只要 該個體 </text:span><text:span text:style-name="T189">知道 </text:span><text:span text:style-name="T190">&lt;_?</text:span><text:span text:style-name="T188">n_&gt;~&lt;_?u_&gt; 能量、儲量 的一切。</text:span></text:p>
                    </text:list-item>
                    <text:list-item>
                      <text:p text:style-name="P12"><text:span text:style-name="T188">只要 該個體 </text:span><text:span text:style-name="T189">知道 </text:span><text:span text:style-name="T190">&lt;_?</text:span><text:span text:style-name="T188">n_&gt;~&lt;_?u_&gt; </text:span><text:span text:style-name="T124">肉質層</text:span><text:span text:style-name="T188">、</text:span><text:span text:style-name="T211">意識層</text:span><text:span text:style-name="T188"> 的一切。</text:span></text:p>
                    </text:list-item>
                    <text:list-item>
                      <text:p text:style-name="P12"><text:span text:style-name="T188">只要 該個體 </text:span><text:span text:style-name="T189">知道 </text:span><text:span text:style-name="T190">&lt;_?</text:span><text:span text:style-name="T188">n_&gt;~&lt;_?u_&gt; </text:span><text:span text:style-name="T189">無機、有機、</text:span><text:span text:style-name="T188">游離 </text:span><text:span text:style-name="T189">體</text:span><text:span text:style-name="T188">的一切。</text:span></text:p>
                    </text:list-item>
                    <text:list-item>
                      <text:p text:style-name="P12"><text:span text:style-name="T188">只要 該個體 能夠 設計</text:span><text:span text:style-name="T189"> </text:span><text:span text:style-name="T190">&lt;_?</text:span><text:span text:style-name="T188">n_&gt;~&lt;_?u_&gt; 一切的一切。</text:span><text:span text:style-name="T17">&lt;?</text:span><text:span text:style-name="T18">n&gt;~&lt;?u&gt;</text:span></text:p>
                    </text:list-item>
                    <text:list-item>
                      <text:p text:style-name="P352"><text:span text:style-name="T180">只要 該個體 能夠 製造</text:span><text:span text:style-name="T181"> </text:span><text:span text:style-name="T182">&lt;_?</text:span><text:span text:style-name="T180">n_&gt;~&lt;_?u_&gt; 一切的一切。</text:span><text:span text:style-name="T20">&lt;?</text:span><text:span text:style-name="T21">m&gt;~&lt;?w&gt;</text:span></text:p>
                    </text:list-item>
                    <text:list-item>
                      <text:p text:style-name="P333"><text:span text:style-name="T188">只要 該個體 能夠 使用</text:span><text:span text:style-name="T189"> </text:span><text:span text:style-name="T190">&lt;_?</text:span><text:span text:style-name="T188">n_&gt;~&lt;_?u_&gt; 一切的一切。</text:span></text:p>
                    </text:list-item>
                    <text:list-item>
                      <text:p text:style-name="P334"><text:span text:style-name="T188">明顯例子，</text:span><text:span text:style-name="T136">拉普拉斯的惡魔。</text:span></text:p>
                      <text:list>
                        <text:list-item>
                          <text:p text:style-name="P612">過去、當下、未來 是 因。</text:p>
                        </text:list-item>
                        <text:list-item>
                          <text:p text:style-name="P613">過去、當下、未來 是 果。</text:p>
                        </text:list-item>
                        <text:list-item>
                          <text:p text:style-name="P613">過去、當下、未來 是 剛體。</text:p>
                          <text:list>
                            <text:list-item>
                              <text:p text:style-name="P613">自由意識 不存在。</text:p>
                            </text:list-item>
                            <text:list-item>
                              <text:p text:style-name="P614">拉普拉斯的惡魔 是 剛體。</text:p>
                              <text:list>
                                <text:list-item>
                                  <text:p text:style-name="P614">剛體 不存在。</text:p>
                                </text:list-item>
                                <text:list-item>
                                  <text:p text:style-name="P613">拉普拉斯的惡魔的 悖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5">明顯例子，輪盤遊戲。</text:p>
                      <text:list>
                        <text:list-item>
                          <text:p text:style-name="P615">全知全能的 個體 是 知道一切、掌控一切 的 個體。</text:p>
                        </text:list-item>
                        <text:list-item>
                          <text:p text:style-name="P615">全知全能的 個體 有機率 知道、掌控 輪盤的 每一瞬間、最終結果。</text:p>
                        </text:list-item>
                        <text:list-item>
                          <text:p text:style-name="P615">其他個體 有機率改變 該結果。</text:p>
                        </text:list-item>
                        <text:list-item>
                          <text:p text:style-name="P616">該其他個體 知道越多、掌控越多，改變機率 越大。</text:p>
                          <text:list>
                            <text:list-item>
                              <text:p text:style-name="P616">掌握 的 明顯例子，控制轉速、球的掉落角度、圈數、輪盤的製作過程、摩擦力。</text:p>
                            </text:list-item>
                          </text:list>
                        </text:list-item>
                        <text:list-item>
                          <text:p text:style-name="P617">明顯例子，兩個（以上）全知全能的 個體 極端難以 知道、掌握 輪盤的 每一瞬間。</text:p>
                        </text:list-item>
                        <text:list-item>
                          <text:p text:style-name="P618">明顯例子，兩個（以上）層級相同的 個體 極端難以 知道、掌握 輪盤的 每一瞬間。</text:p>
                          <text:list>
                            <text:list-item>
                              <text:p text:style-name="P618">抽象例子，分形、除法、俄羅斯娃娃。<text:span text:style-name="T224">（交互作用、非監督式學習、閉迴路系統）</text:span></text:p>
                            </text:list-item>
                          </text:list>
                        </text:list-item>
                        <text:list-item>
                          <text:p text:style-name="P619">層級 越低，認定 定命無法改變的 機率 越高。</text:p>
                          <text:list>
                            <text:list-item>
                              <text:p text:style-name="P619">信念法則。</text:p>
                            </text:list-item>
                          </text:list>
                        </text:list-item>
                        <text:list-item>
                          <text:p text:style-name="P619">層級 越低，認定 自己能夠人定勝天的 機率 越高。</text:p>
                          <text:list>
                            <text:list-item>
                              <text:p text:style-name="P619">達克效應。</text:p>
                            </text:list-item>
                          </text:list>
                        </text:list-item>
                        <text:list-item>
                          <text:p text:style-name="P620">對於 低層級的個體 來說，高層級的 個體 是 神、全知全能的神、創世神、造物主。</text:p>
                          <text:list>
                            <text:list-item>
                              <text:p text:style-name="P621">層級 的 明顯例子，文明層級、意識層級、法則層級。</text:p>
                            </text:list-item>
                          </text:list>
                        </text:list-item>
                        <text:list-item>
                          <text:p text:style-name="P59"><text:span text:style-name="T81">對於 &lt;?</text:span><text:span text:style-name="T103">2&gt;個體 來說，&lt;_?3_&gt;個體 是 神、唯一的神、真神、創世神、造物主。</text:span></text:p>
                          <text:list>
                            <text:list-item>
                              <text:p text:style-name="P60"><text:span text:style-name="T103">原因很明顯，&lt;_?3_&gt;個體 孕育、蘊含 該</text:span><text:span text:style-name="T81">&lt;?</text:span><text:span text:style-name="T103">2&gt;個體。</text:span></text:p>
                              <text:list>
                                <text:list-item>
                                  <text:p text:style-name="P60"><text:span text:style-name="T103">&lt;_?3_&gt;個體的 內部機制 是 該</text:span><text:span text:style-name="T81">&lt;?</text:span><text:span text:style-name="T103">2&gt;個體 的 萬物法則。</text:span></text:p>
                                </text:list-item>
                                <text:list-item>
                                  <text:p text:style-name="P567">該&lt;?2&gt;個體 存在、生存、生活 在 &lt;_?3_&gt;個體。</text:p>
                                </text:list-item>
                              </text:list>
                            </text:list-item>
                            <text:list-item>
                              <text:p text:style-name="P568">對於 &lt;?2&gt;個體 來說，其他&lt;?3&gt;個體 有機率是 神、守護神、破壞神、造物主。</text:p>
                              <text:list>
                                <text:list-item>
                                  <text:p text:style-name="P60"><text:span text:style-name="T105">守護神 是 守護、</text:span><text:span text:style-name="T104">保護、幫助 &lt;_?3_&gt;個體、該&lt;?2&gt;個體 的 &lt;?</text:span><text:span text:style-name="T105">3&gt;個體。</text:span></text:p>
                                </text:list-item>
                                <text:list-item>
                                  <text:p text:style-name="P61"><text:span text:style-name="T105">破壞神 是 破壞、</text:span><text:span text:style-name="T104">傷害、危害 &lt;_?3_&gt;個體、該&lt;?2&gt;個體 的 &lt;?</text:span><text:span text:style-name="T105">3&gt;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2">明顯例子，人類 使用鐵絲 製造出 裝置藝術 的 樹灌。</text:p>
                  <text:list>
                    <text:list-item>
                      <text:p text:style-name="P335">人類 使用鐵絲 改變 樹木 的 縱向生長、橫向生長。</text:p>
                    </text:list-item>
                  </text:list>
                </text:list-item>
              </text:list>
            </text:list-item>
            <text:list-item>
              <text:p text:style-name="P335">不同 物種、型態、生態圈、個體、群體、文明，有機率有 不同的 特性、定命、命運。</text:p>
              <text:list>
                <text:list-item>
                  <text:p text:style-name="P62"><text:span text:style-name="T150">抽象例子，</text:span><text:span text:style-name="T178">上帝不擲骰子</text:span><text:span text:style-name="T150">。</text:span></text:p>
                </text:list-item>
                <text:list-item>
                  <text:p text:style-name="P62"><text:span text:style-name="T150">抽象例子，</text:span><text:span text:style-name="T178">線性理論</text:span><text:span text:style-name="T106">、常態分佈、大數法則、布朗運動、光痕。</text:span></text:p>
                </text:list-item>
                <text:list-item>
                  <text:p text:style-name="P62"><text:span text:style-name="T106">抽象例子，</text:span><text:span text:style-name="T178">蝴蝶效應。</text:span></text:p>
                </text:list-item>
              </text:list>
            </text:list-item>
            <text:list-item>
              <text:p text:style-name="P335">相同 物種、型態、生態圈 的 個體、群體、文明，特性、定命、命運 有機率是 某一特定分佈。</text:p>
              <text:list>
                <text:list-item>
                  <text:p text:style-name="P335">某一特定分布 的 明顯例子，常態分布。</text:p>
                </text:list-item>
              </text:list>
            </text:list-item>
            <text:list-item>
              <text:p text:style-name="P335">明顯例子，彈鋼琴、鋼琴音樂會。</text:p>
              <text:list>
                <text:list-item>
                  <text:p text:style-name="P63"><text:span text:style-name="T150">（按照 某一特定琴譜）彈奏 某一特定歌曲 </text:span><text:span text:style-name="T245">↔</text:span><text:span text:style-name="T156"> 定命、縱向生長。</text:span></text:p>
                  <text:list>
                    <text:list-item>
                      <text:p text:style-name="P63"><text:span text:style-name="T156">使用</text:span><text:span text:style-name="T107"> n倍</text:span><text:span text:style-name="T156">速 彈奏 該歌曲 </text:span><text:span text:style-name="T246">↔</text:span><text:span text:style-name="T157"> </text:span><text:span text:style-name="T108">n</text:span><text:span text:style-name="T157">倍速 達成 定命、縱向生長。</text:span></text:p>
                      <text:list>
                        <text:list-item>
                          <text:p text:style-name="P569">n越高，速度 越快，該歌曲 彈奏完成 越早。</text:p>
                        </text:list-item>
                        <text:list-item>
                          <text:p text:style-name="P63"><text:span text:style-name="T110">n越</text:span><text:span text:style-name="T161">高，</text:span><text:span text:style-name="T157">速度 越快，出錯率 有機率 越高。</text:span></text:p>
                        </text:list-item>
                        <text:list-item>
                          <text:p text:style-name="P63"><text:span text:style-name="T110">n</text:span><text:span text:style-name="T161">越高，</text:span><text:span text:style-name="T157">速度 越快，歌曲 有機率 越失真、越脫序、越沒有達成目標。</text:span></text:p>
                          <text:list>
                            <text:list-item>
                              <text:p text:style-name="P336">抽象例子，手術完成，病人死亡。</text:p>
                            </text:list-item>
                            <text:list-item>
                              <text:p text:style-name="P336">抽象例子，某一特定機器的 某一特定齒輪 高速運轉、暴衝、失控。</text:p>
                              <text:list>
                                <text:list-item>
                                  <text:p text:style-name="P336">該機器的 其他齒輪、其他元件、整體 不堪負荷、過熱、崩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157">彈奏 鋼琴 但是 不彈奏 該歌曲 </text:span><text:span text:style-name="T248">↔</text:span><text:span text:style-name="T158"> 逆命。</text:span></text:p>
                    </text:list-item>
                  </text:list>
                </text:list-item>
                <text:list-item>
                  <text:p text:style-name="P337">使用 某一特定 方式、技巧、指法 彈奏 該歌曲 <text:span text:style-name="T244">↔</text:span> 命運、橫向發展。</text:p>
                </text:list-item>
                <text:list-item>
                  <text:p text:style-name="P63"><text:span text:style-name="T156">鋼琴音樂會的 評審 評分 </text:span><text:span text:style-name="T249">↔</text:span><text:span text:style-name="T160"> 地球個體、太陽系</text:span><text:span text:style-name="T109">個體、&lt;_?3_&gt;個體</text:span><text:span text:style-name="T160"> 認定的 德。</text:span><text:span text:style-name="T225">&lt;?[A]&gt;個體</text:span></text:p>
                </text:list-item>
              </text:list>
            </text:list-item>
            <text:list-item>
              <text:p text:style-name="P114">明顯例子，馬拉松。</text:p>
              <text:list>
                <text:list-item>
                  <text:p text:style-name="P114"><text:span text:style-name="T230">跑 馬拉松 </text:span><text:span text:style-name="T235">↔</text:span><text:span text:style-name="T231"> 定命、縱向生長。</text:span></text:p>
                </text:list-item>
                <text:list-item>
                  <text:p text:style-name="P610">使用 某一特定 方式、技巧、步伐 跑 馬拉松 <text:span text:style-name="T244">↔</text:span> 命運、橫向發展。</text:p>
                </text:list-item>
                <text:list-item>
                  <text:p text:style-name="P115"><text:span text:style-name="T231">（跑 馬拉松 的 個體的）體能、健康 </text:span><text:span text:style-name="T235">↔</text:span><text:span text:style-name="T231"> </text:span><text:span text:style-name="T228">地球個體、太陽系</text:span><text:span text:style-name="T232">個體、&lt;_?3_&gt;個體</text:span><text:span text:style-name="T228"> 認定的 德。</text:span></text:p>
                </text:list-item>
              </text:list>
            </text:list-item>
            <text:list-item>
              <text:p text:style-name="P577">明顯例子，遊戲。</text:p>
              <text:list>
                <text:list-item>
                  <text:p text:style-name="P116"><text:span text:style-name="T228">定命</text:span><text:span text:style-name="T231">、縱向生長</text:span><text:span text:style-name="T228"> </text:span><text:span text:style-name="T236">↔</text:span><text:span text:style-name="T229"> 主線任務</text:span><text:span text:style-name="T234">、</text:span><text:span text:style-name="T233">選擇劇本路線、（人類 認定的）天命</text:span><text:span text:style-name="T229">。</text:span></text:p>
                  <text:list>
                    <text:list-item>
                      <text:p text:style-name="P116"><text:span text:style-name="T233">選擇劇本路線</text:span><text:span text:style-name="T229"> 的 明顯例子，</text:span><text:span text:style-name="T234">CLANNAD，對話框、選擇支</text:span><text:span text:style-name="T229">。</text:span></text:p>
                    </text:list-item>
                  </text:list>
                </text:list-item>
                <text:list-item>
                  <text:p text:style-name="P117"><text:span text:style-name="T234">命運</text:span><text:span text:style-name="T231">、橫向發展</text:span><text:span text:style-name="T234"> </text:span><text:span text:style-name="T236">↔</text:span><text:span text:style-name="T234"> 支線任務、額外事件</text:span><text:span text:style-name="T233">路線、（人類 認定的）運氣</text:span><text:span text:style-name="T229">。</text:span></text:p>
                  <text:list>
                    <text:list-item>
                      <text:p text:style-name="P578">額外事件路線 是 額外獎勵路線、額外懲罰事件、對主線任務沒有影響的事件。</text:p>
                      <text:list>
                        <text:list-item>
                          <text:p text:style-name="P579">額外事件路線 有機率 維持、提升、昇華 主線任務 本身、進度、一切。</text:p>
                          <text:list>
                            <text:list-item>
                              <text:p text:style-name="P579">明顯例子，額外獎勵路線。</text:p>
                            </text:list-item>
                          </text:list>
                        </text:list-item>
                        <text:list-item>
                          <text:p text:style-name="P579">額外事件路線 有機率 降低、退化 主線任務 本身、進度、一切。</text:p>
                          <text:list>
                            <text:list-item>
                              <text:p text:style-name="P579">明顯例子，額外懲罰路線。</text:p>
                            </text:list-item>
                          </text:list>
                        </text:list-item>
                        <text:list-item>
                          <text:p text:style-name="P579">額外事件路線 有機率 無相關 主線任務 本身、進度、一切。</text:p>
                          <text:list>
                            <text:list-item>
                              <text:p text:style-name="P579">明顯例子，對主線任務沒有影響的事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8"><text:span text:style-name="T234">額外事件</text:span><text:span text:style-name="T233">路線 的 </text:span><text:span text:style-name="T229">明顯例子，超級馬力歐，通往地下的水管、天花板</text:span><text:span text:style-name="T234">。</text:span></text:p>
                    </text:list-item>
                  </text:list>
                </text:list-item>
                <text:list-item>
                  <text:p text:style-name="P578">明顯例子，俄羅斯方塊。</text:p>
                  <text:list>
                    <text:list-item>
                      <text:p text:style-name="P119"><text:span text:style-name="T228">定命</text:span><text:span text:style-name="T231">、縱向生長</text:span><text:span text:style-name="T228"> </text:span><text:span text:style-name="T236">↔</text:span><text:span text:style-name="T234">（有必要的、有相關的）旋轉方塊、移動方塊、</text:span><text:span text:style-name="T229">堆疊方塊、消除方塊。</text:span></text:p>
                      <text:list>
                        <text:list-item>
                          <text:p text:style-name="P120"><text:span text:style-name="T234">明顯例子，</text:span><text:span text:style-name="T228">定命</text:span><text:span text:style-name="T231">、縱向生長</text:span><text:span text:style-name="T228"> </text:span><text:span text:style-name="T236">↔</text:span><text:span text:style-name="T229"> 使用 俄羅斯方塊 畫出 泰迪熊的 圖案。</text:span></text:p>
                        </text:list-item>
                      </text:list>
                    </text:list-item>
                    <text:list-item>
                      <text:p text:style-name="P120"><text:span text:style-name="T234">命運</text:span><text:span text:style-name="T231">、橫向發展</text:span><text:span text:style-name="T234"> </text:span><text:span text:style-name="T236">↔</text:span><text:span text:style-name="T234">（非必要的、無相關的）旋轉方塊、移動方塊、</text:span><text:span text:style-name="T229">堆疊方塊、消除方塊</text:span><text:span text:style-name="T234">。</text:span></text:p>
                    </text:list-item>
                    <text:list-item>
                      <text:p text:style-name="P580">明顯例子，在 方塊 <text:span text:style-name="T81">掉落 10000個 之</text:span>前，使用 俄羅斯方塊 畫出 泰迪熊的 圖案。</text:p>
                      <text:list>
                        <text:list-item>
                          <text:p text:style-name="P581">明顯例子，假定，某一特定個體 一生當中（最多）會出現<text:span text:style-name="T81"> </text:span><text:span text:style-name="T111">10000個 </text:span><text:span text:style-name="T25">選擇支</text:span><text:span text:style-name="T201">。</text:span></text:p>
                          <text:list>
                            <text:list-item>
                              <text:p text:style-name="P581"><text:span text:style-name="T111">10000個 </text:span><text:span text:style-name="T25">選擇支 </text:span><text:span text:style-name="T244">↔</text:span><text:span text:style-name="T25"> </text:span><text:span text:style-name="T81">10000個 方塊。</text:span></text:p>
                            </text:list-item>
                            <text:list-item>
                              <text:p text:style-name="P611">假定，畫面 被填滿。</text:p>
                              <text:list>
                                <text:list-item>
                                  <text:p text:style-name="P611">主線任務 失敗。</text:p>
                                </text:list-item>
                              </text:list>
                            </text:list-item>
                            <text:list-item>
                              <text:p text:style-name="P582"><text:span text:style-name="T81">假定，</text:span>在 方塊 <text:span text:style-name="T81">掉落 10000個 之</text:span>前，使用 俄羅斯方塊 畫出 泰迪熊的 圖案。</text:p>
                              <text:list>
                                <text:list-item>
                                  <text:p text:style-name="P582">主線任務 成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0">每一個（會 掉落、出現 的）方塊 本身、順序、一切，不是 真隨機。</text:p>
                        </text:list-item>
                        <text:list-item>
                          <text:p text:style-name="P583">每一個（會 掉落、出現 的）方塊 本身、順序、一切，是 假隨機。</text:p>
                          <text:list>
                            <text:list-item>
                              <text:p text:style-name="P579">該方塊 包含 完成 定命 所需要的、所必需的方塊 <text:span text:style-name="T250">↔</text:span><text:span text:style-name="T237"> 主線任務</text:span>。</text:p>
                              <text:list>
                                <text:list-item>
                                  <text:p text:style-name="P579">使用 俄羅斯方塊 畫出 泰迪熊的 圖案 <text:span text:style-name="T250">↔</text:span><text:span text:style-name="T237"> 主線任務</text:span>。</text:p>
                                </text:list-item>
                                <text:list-item>
                                  <text:p text:style-name="P579">有些方塊 錯過 之後，主線任務 就 無法完成。</text:p>
                                </text:list-item>
                                <text:list-item>
                                  <text:p text:style-name="P584">有些方塊 錯過 之後，還有（未來掉落的）其他方塊 還有機率 彌補。</text:p>
                                  <text:list>
                                    <text:list-item>
                                      <text:p text:style-name="P585">主線任務 還有機率 完成。</text:p>
                                    </text:list-item>
                                  </text:list>
                                </text:list-item>
                                <text:list-item>
                                  <text:p text:style-name="P585">有些方塊 重複出現機率 極高，完成 主線任務的 機率 相對更高。</text:p>
                                  <text:list>
                                    <text:list-item>
                                      <text:p text:style-name="P585">主線任務 有相對更高的 機率 完成。</text:p>
                                    </text:list-item>
                                  </text:list>
                                </text:list-item>
                                <text:list-item>
                                  <text:p text:style-name="P586">有些方塊 有機率需要 觸發、進入 某一特定 圖案、事件、路線 才會出現。</text:p>
                                  <text:list>
                                    <text:list-item>
                                      <text:p text:style-name="P587">該方塊 有機率是 該個體、其他個體 觸發，該個體、其他個體 進入。</text:p>
                                      <text:list>
                                        <text:list-item>
                                          <text:p text:style-name="P586">明顯例子，該方塊 有機率是 該個體 觸發、進入。</text:p>
                                        </text:list-item>
                                        <text:list-item>
                                          <text:p text:style-name="P586">明顯例子，該方塊 有機率是 該個體 觸發，其他個體 進入。</text:p>
                                        </text:list-item>
                                        <text:list-item>
                                          <text:p text:style-name="P587">明顯例子，該方塊 有機率是 其他個體 觸發，該個體 進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86">有些方塊 有機率需要 跟 其他個體 合作 才會出現。</text:p>
                                  <text:list>
                                    <text:list-item>
                                      <text:p text:style-name="P586">明顯例子，傳承型天命。</text:p>
                                      <text:list>
                                        <text:list-item>
                                          <text:p text:style-name="P639">（傳承型天命 的 描述在 <text:span text:style-name="T213">_</text:span> 文件群的 <text:span text:style-name="T138">定命、命運</text:span><text:span text:style-name="T137"> 的 </text:span><text:span text:style-name="T216">接棒完成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9">該方塊 包含 完成 命運 所需要的、所必需的方塊 <text:span text:style-name="T250">↔</text:span><text:span text:style-name="T237"> 支線任務</text:span>。</text:p>
                              <text:list>
                                <text:list-item>
                                  <text:p text:style-name="P588">假定，使用 俄羅斯方塊 畫出 海豚的 圖案 會獲<text:span text:style-name="T81">得 </text:span><text:span text:style-name="T112">獎勵</text:span><text:span text:style-name="T238">。</text:span></text:p>
                                  <text:list>
                                    <text:list-item>
                                      <text:p text:style-name="P602"><text:span text:style-name="T81">假定，支線獎勵 是 </text:span><text:span text:style-name="T139">方塊數量上限 增加 1</text:span><text:span text:style-name="T25">000</text:span><text:span text:style-name="T139">0個</text:span>。<text:span text:style-name="T9">（</text:span><text:span text:style-name="T10">10000 → 20000</text:span><text:span text:style-name="T9">）</text:span></text:p>
                                      <text:list>
                                        <text:list-item>
                                          <text:p text:style-name="P603">支線獎勵 是 <text:span text:style-name="T239">支線任務的 獎勵。</text:span></text:p>
                                          <text:list>
                                            <text:list-item>
                                              <text:p text:style-name="P603">支線獎勵 是 <text:span text:style-name="T239">完成、達成、達標 支線任務的 獎勵。</text:span></text:p>
                                            </text:list-item>
                                            <text:list-item>
                                              <text:p text:style-name="P603">支線獎勵 是 <text:span text:style-name="T239">完成、達成、達標 支線任務，所獲得的 獎勵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4">假定，該個體 <text:span text:style-name="T239">使用 俄羅斯方塊 畫出 海豚的 圖案。</text:span></text:p>
                                    </text:list-item>
                                    <text:list-item>
                                      <text:p text:style-name="P604">該個體的 <text:span text:style-name="T139">方塊數量上限 增加 1</text:span><text:span text:style-name="T140">000</text:span><text:span text:style-name="T139">0個</text:span><text:span text:style-name="T238">。</text:span></text:p>
                                      <text:list>
                                        <text:list-item>
                                          <text:p text:style-name="P605">該個體的 <text:span text:style-name="T139">方塊數量上限，從 1</text:span><text:span text:style-name="T140">000</text:span><text:span text:style-name="T139">0個 增加到 </text:span><text:span text:style-name="T141">20000個</text:span><text:span text:style-name="T23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9">該方塊 包含 同時完成 定命、命運 所需要的、所必需的方塊 <text:span text:style-name="T250">↔</text:span><text:span text:style-name="T237"> 主支線任務</text:span>。</text:p>
                              <text:list>
                                <text:list-item>
                                  <text:p text:style-name="P589">主支線任務 是 主線、支線 複合型任務。</text:p>
                                </text:list-item>
                                <text:list-item>
                                  <text:p text:style-name="P590">假定，使用 俄羅斯方塊 畫出 煙火的 圖案 會獲<text:span text:style-name="T81">得 </text:span>主支線獎勵<text:span text:style-name="T238">。</text:span></text:p>
                                  <text:list>
                                    <text:list-item>
                                      <text:p text:style-name="P591">假定，主支線獎勵 是 煙火<text:span text:style-name="T25">的 圖案 變成 泰迪熊的 下</text:span><text:span text:style-name="T142">半身的 </text:span><text:span text:style-name="T25">圖案</text:span><text:span text:style-name="T238">。</text:span></text:p>
                                      <text:list>
                                        <text:list-item>
                                          <text:p text:style-name="P592">主支線獎勵 是 主支線任務的 獎勵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3"><text:span text:style-name="T240">假定，該個體 </text:span>使用 俄羅斯方塊 畫出 煙火的 圖案。</text:p>
                                      <text:list>
                                        <text:list-item>
                                          <text:p text:style-name="P594"><text:span text:style-name="T240">該個體的 </text:span>煙火<text:span text:style-name="T25">的 圖案 變成 泰迪熊的 下</text:span><text:span text:style-name="T142">半身的 </text:span><text:span text:style-name="T25">圖案</text:span><text:span text:style-name="T23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95">該方塊 包含 無相關 定命、命運 的方塊 <text:span text:style-name="T250">↔</text:span><text:span text:style-name="T237"> 無相關任務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8">假定，某一特定個體 持續不斷 跑 支線任務，不跑 主線任務。</text:p>
                      <text:list>
                        <text:list-item>
                          <text:p text:style-name="P578">該個體 有機率 維持、降低、退化 主線任務 本身、進度、一切。</text:p>
                        </text:list-item>
                        <text:list-item>
                          <text:p text:style-name="P578">該個體 有機率無法完成 主線任務。</text:p>
                        </text:list-item>
                        <text:list-item>
                          <text:p text:style-name="P578">該個體 有機率受到 懲罰。</text:p>
                        </text:list-item>
                      </text:list>
                    </text:list-item>
                    <text:list-item>
                      <text:p text:style-name="P578">不是 每一個個體 都有 定命。</text:p>
                    </text:list-item>
                    <text:list-item>
                      <text:p text:style-name="P578">不是 每一個（有 天命 的）個體 都知道 自己有天命、自己的天命。</text:p>
                      <text:list>
                        <text:list-item>
                          <text:p text:style-name="P607">明顯例子，某一特定個體 知道 自己有天命、自己的天命。</text:p>
                        </text:list-item>
                        <text:list-item>
                          <text:p text:style-name="P606">明顯例子，某一特定個體 知道 自己有天命，不知道 自己的天命。</text:p>
                        </text:list-item>
                        <text:list-item>
                          <text:p text:style-name="P608">明顯例子，某一特定個體 不知道 自己有天命。</text:p>
                          <text:list>
                            <text:list-item>
                              <text:p text:style-name="P608">該個體 有機率不知道 自己的天命。</text:p>
                            </text:list-item>
                            <text:list-item>
                              <text:p text:style-name="P608">該個體 有機率認定，自己 沒有 天命。</text:p>
                            </text:list-item>
                          </text:list>
                        </text:list-item>
                        <text:list-item>
                          <text:p text:style-name="P608">明顯例子，某一特定個體 知道 自己沒有天命。</text:p>
                        </text:list-item>
                        <text:list-item>
                          <text:p text:style-name="P640">明顯例子，某一特定個體 不知道 自己沒有天命。</text:p>
                        </text:list-item>
                        <text:list-item>
                          <text:p text:style-name="P596">明顯例子，在 方塊 <text:span text:style-name="T25">掉落 10000個 之</text:span>前，使用 俄羅斯方塊 畫出 泰迪熊的 圖案。</text:p>
                          <text:list>
                            <text:list-item>
                              <text:p text:style-name="P596">假定，某一特定個體 知道，有 主線任務。</text:p>
                              <text:list>
                                <text:list-item>
                                  <text:p text:style-name="P609">該個體 知道 自己有天命。</text:p>
                                </text:list-item>
                              </text:list>
                            </text:list-item>
                            <text:list-item>
                              <text:p text:style-name="P596">假定，該個體 知道，方塊 <text:span text:style-name="T25">掉落 10000個 之</text:span>前，畫出 泰迪熊的 圖案。</text:p>
                              <text:list>
                                <text:list-item>
                                  <text:p text:style-name="P596">該個體 知道 主線任務。</text:p>
                                  <text:list>
                                    <text:list-item>
                                      <text:p text:style-name="P597"><text:span text:style-name="T241">該個體 知道 自己的天命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98">假定，該個體 知道，方塊 只會掉落 <text:span text:style-name="T25">10000個</text:span>。</text:p>
                              <text:list>
                                <text:list-item>
                                  <text:p text:style-name="P596">假定，該個體 不知道，畫出 泰迪熊的 圖案。</text:p>
                                  <text:list>
                                    <text:list-item>
                                      <text:p text:style-name="P599">該個體 知道（部分的）主線任務。</text:p>
                                      <text:list>
                                        <text:list-item>
                                          <text:p text:style-name="P600">該個體 知道（部分的）自己的天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99">該個體 有機率錯誤認定 主線任務。</text:p>
                                  <text:list>
                                    <text:list-item>
                                      <text:p text:style-name="P601">明顯例子，該個體 有機率認定，畫出 煙火的 圖案，是 主線任務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1">假定，該個體 知道，畫出 泰迪熊的 圖案。</text:p>
                              <text:list>
                                <text:list-item>
                                  <text:p text:style-name="P601">假定，該個體 不知道，方塊 只會掉落 <text:span text:style-name="T25">10000個</text:span>。</text:p>
                                  <text:list>
                                    <text:list-item>
                                      <text:p text:style-name="P601">該個體 知道（部分的）主線任務。</text:p>
                                      <text:list>
                                        <text:list-item>
                                          <text:p text:style-name="P601">該個體 知道（部分的）自己的天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01">該個體 有機率錯誤認定 主線任務。</text:p>
                                  <text:list>
                                    <text:list-item>
                                      <text:p text:style-name="P601">明顯例子，該個體 有機率認定，方塊 會掉落 <text:span text:style-name="T25">10000</text:span><text:span text:style-name="T143">0000</text:span><text:span text:style-name="T25">個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98">假定，該個體 不知道，方塊 只會掉落 <text:span text:style-name="T25">10000個</text:span>。</text:p>
                              <text:list>
                                <text:list-item>
                                  <text:p text:style-name="P596">假定，該個體 不知道，畫出 泰迪熊的 圖案。</text:p>
                                </text:list-item>
                                <text:list-item>
                                  <text:p text:style-name="P599">該個體 不知道 主線任務。</text:p>
                                  <text:list>
                                    <text:list-item>
                                      <text:p text:style-name="P600">該個體 不知道 自己的天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bookmark-start text:name="語言"/>語言<text:bookmark-end text:name="語言"/></text:p>
          <text:list>
            <text:list-item>
              <text:p text:style-name="P114">語言 只是 工具。</text:p>
              <text:list>
                <text:list-item>
                  <text:p text:style-name="P121">語言 是 個體之間 產生 共鳴、共識、共振、交互作用、暫態變穩態、異步變同步 的 工具。</text:p>
                </text:list-item>
                <text:list-item>
                  <text:p text:style-name="P122">語言 是 透過 語言工具，達成 語言的目標。</text:p>
                </text:list-item>
                <text:list-item>
                  <text:p text:style-name="P123">語言 是 透過 某一特定語言協定，達成 語言的目標。</text:p>
                  <text:list>
                    <text:list-item>
                      <text:p text:style-name="P124">語言協定 是 個體之間 的 基本常識。</text:p>
                    </text:list-item>
                    <text:list-item>
                      <text:p text:style-name="P125">語言協定 是 個體之間 共有的、事先訂下的、事先已知的 共鳴、共識、共振。</text:p>
                      <text:list>
                        <text:list-item>
                          <text:p text:style-name="P126">明顯例子 是 古馬雅語言 是 該人類個體之間 的 基本常識。</text:p>
                        </text:list-item>
                        <text:list-item>
                          <text:p text:style-name="P127">明顯例子 是 該人類個體之間 使用 古馬雅語言，產生 共鳴、共識、共振。</text:p>
                        </text:list-item>
                      </text:list>
                    </text:list-item>
                  </text:list>
                </text:list-item>
                <text:list-item>
                  <text:p text:style-name="P123">語言 是 透過 變化，達成 語言的目標。</text:p>
                  <text:list>
                    <text:list-item>
                      <text:p text:style-name="P123">該變化 方式 遵守 某一特定語言協定。</text:p>
                      <text:list>
                        <text:list-item>
                          <text:p text:style-name="P128">個體之間 基於 某一特定語言協定、語言工具，產生 共鳴、共識、共振。</text:p>
                          <text:list>
                            <text:list-item>
                              <text:p text:style-name="P129">明顯例子 是 人類個體之間 基於 古瑪雅語言、聲波，產生 共鳴、共識、共振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0">語言 不是 侷限於聲波傳遞的語言。</text:p>
                  <text:list>
                    <text:list-item>
                      <text:p text:style-name="P131">只要 個體之間能夠 交互作用 產生 共鳴、共識、共振，任何個體 都能是 語言。</text:p>
                    </text:list-item>
                    <text:list-item>
                      <text:p text:style-name="P132">明顯例子 是 個體之間 使用、發射、接收 重力波 產生 共鳴、共識、共振、交互作用。</text:p>
                    </text:list-item>
                  </text:list>
                </text:list-item>
                <text:list-item>
                  <text:p text:style-name="P133">語言 是 個體之間能夠 交互作用 的 工具、媒介、介質。</text:p>
                </text:list-item>
                <text:list-item>
                  <text:p text:style-name="P133">工具 是 本能、傳承 相互融合、自然而然、理所當然 的 產物。</text:p>
                </text:list-item>
                <text:list-item>
                  <text:p text:style-name="P134">本能、傳承 匹配性越高，工具的有效功率 越高。</text:p>
                  <text:list>
                    <text:list-item>
                      <text:p text:style-name="P135">本能 的 明顯例子，喉嚨、聲帶、口腔、舌頭、牙齒、呼吸系統、空氣、大氣環境。</text:p>
                    </text:list-item>
                    <text:list-item>
                      <text:p text:style-name="P136">傳承 的 明顯例子，敲打、發聲、語言、語法、厘語、語系、無線電、手機、網路電話。</text:p>
                    </text:list-item>
                  </text:list>
                </text:list-item>
              </text:list>
            </text:list-item>
            <text:list-item>
              <text:p text:style-name="P626"><text:span text:style-name="T144">某一特定</text:span>物種 <text:span text:style-name="T144">在</text:span>達成 某一特定目標，只<text:span text:style-name="T144">需</text:span>要 <text:span text:style-name="T144">設計、製造、使用</text:span> 一種工具。<text:span text:style-name="T1">（奧坎剃刀）</text:span></text:p>
              <text:list>
                <text:list-item>
                  <text:p text:style-name="P137">一種工具 不是 一個工具。</text:p>
                </text:list-item>
                <text:list-item>
                  <text:p text:style-name="P137">一種工具 是 一套完整的工具。</text:p>
                  <text:list>
                    <text:list-item>
                      <text:p text:style-name="P137">明顯例子 是 。</text:p>
                    </text:list-item>
                  </text:list>
                </text:list-item>
                <text:list-item>
                  <text:p text:style-name="P137">該工具 是 該物種 的 終極工具。</text:p>
                  <text:list>
                    <text:list-item>
                      <text:p text:style-name="P137">該工具 有機率是 通用型工具，可以廣泛運用在 各種日常生活。</text:p>
                    </text:list-item>
                    <text:list-item>
                      <text:p text:style-name="P138">該工具 有機率是 特化型工具，只能針對運用在 某一特定目標。</text:p>
                    </text:list-item>
                  </text:list>
                </text:list-item>
                <text:list-item>
                  <text:p text:style-name="P139">某一特定物種 在 同一種傳遞方式，只需要 一種語言。</text:p>
                  <text:list>
                    <text:list-item>
                      <text:p text:style-name="P139">該物種 在 聲波、聽覺，有 一種聲波的終極工具。</text:p>
                    </text:list-item>
                    <text:list-item>
                      <text:p text:style-name="P140">該物種 在 光波、視覺，有 一種光波的終極工具。</text:p>
                    </text:list-item>
                    <text:list-item>
                      <text:p text:style-name="P140">該物種 在 所有波、所有知覺，有 一種真正的終極工具。</text:p>
                    </text:list-item>
                  </text:list>
                </text:list-item>
                <text:list-item>
                  <text:p text:style-name="P114">傳遞方式 的 明顯例子 是 聲波、光波、生物電流、氣味、味道、反應、萬有引力、重力波。</text:p>
                </text:list-item>
                <text:list-item>
                  <text:p text:style-name="P114">為了 某一特定目標，設計、製造、使用 多種工具 是 必經之路。</text:p>
                  <text:list>
                    <text:list-item>
                      <text:p text:style-name="P141">多種工具 是 為了 加速找出終極工具。</text:p>
                      <text:list>
                        <text:list-item>
                          <text:p text:style-name="P114">好處是 魯棒性、反脆弱性、基因突變、區域最佳解、加速找出終極工具。</text:p>
                        </text:list-item>
                        <text:list-item>
                          <text:p text:style-name="P142">好處是 百家爭鳴、海納百川、突變、變種。</text:p>
                        </text:list-item>
                        <text:list-item>
                          <text:p text:style-name="P143">壞處是 除了最好的工具以外，其他工具都在扯後腿。</text:p>
                        </text:list-item>
                        <text:list-item>
                          <text:p text:style-name="P144">壞處是 不同 使用者、愛好者、既得利益者 之間，爭論、抗衡、戰爭。</text:p>
                        </text:list-item>
                        <text:list-item>
                          <text:p text:style-name="P145">壞處是 收斂工具不易，工具數量 越少，收斂 越困難，收斂衝擊 越大。</text:p>
                          <text:list>
                            <text:list-item>
                              <text:p text:style-name="P146">工具數量 越少，個體密度 越高，收斂造成 的 衝擊越大。</text:p>
                              <text:list>
                                <text:list-item>
                                  <text:p text:style-name="P147">假定 某一特定群體的個體數 是<text:span text:style-name="T81"> 10000</text:span>個個體。</text:p>
                                </text:list-item>
                                <text:list-item>
                                  <text:p text:style-name="P353"><text:span text:style-name="T169">假定 該群體對某一特定目標 設計、製造、使用 的 工具數量 是 </text:span><text:span text:style-name="T48">2</text:span><text:span text:style-name="T170">個工具。</text:span></text:p>
                                </text:list-item>
                                <text:list-item>
                                  <text:p text:style-name="P623"><text:span text:style-name="T163">收斂成</text:span><text:span text:style-name="T26">1個</text:span><text:span text:style-name="T163">工具，喪失</text:span><text:span text:style-name="T169"> 該工具 就業機會、生產工廠、經濟生態、使用機會。</text:span></text:p>
                                </text:list-item>
                                <text:list-item>
                                  <text:p text:style-name="P623"><text:span text:style-name="T169">對</text:span><text:span text:style-name="T41">5000個個體、群體的50%個體數量 </text:span><text:span text:style-name="T171">造成 衝擊。</text:span></text:p>
                                </text:list-item>
                                <text:list-item>
                                  <text:p text:style-name="P466">5000個個體 要重新 學習如何使用工具、學習工作技能、尋找就業機會。</text:p>
                                </text:list-item>
                                <text:list-item>
                                  <text:p text:style-name="P466">工具 維持 越久，收斂難度 越高，收斂衝擊 越大。</text:p>
                                </text:list-item>
                                <text:list-item>
                                  <text:p text:style-name="P467">工具 發散 越廣，維持難度 越高，收斂難度 越高，收斂衝擊 越大。</text:p>
                                </text:list-item>
                              </text:list>
                            </text:list-item>
                            <text:list-item>
                              <text:p text:style-name="P148">明顯例子 是 工業革命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9">一種工具 的 好處是 一法通，萬法通。</text:p>
                      <text:list>
                        <text:list-item>
                          <text:p text:style-name="P150">（該工具是終極工具的）好處 是（該工具是該個體的）全域最佳解。</text:p>
                          <text:list>
                            <text:list-item>
                              <text:p text:style-name="P151">該個體 直覺反應、第一時間、無腦直接 設計、製造、使用 該工具。</text:p>
                              <text:list>
                                <text:list-item>
                                  <text:p text:style-name="P152">該個體 使用（該工具 衍生、繁衍、突變 的）特化型工具，像呼吸一樣自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3">終極工具 的 好處是 該工具 是 該個體 上手最快、有效功率最高、天造地設 工具。</text:p>
                          <text:list>
                            <text:list-item>
                              <text:p text:style-name="P154">該個體 再也找不到、無法找到、不可能找到，比 該工具 更優良的工具。</text:p>
                            </text:list-item>
                            <text:list-item>
                              <text:p text:style-name="P155">該個體 <text:span text:style-name="T81">透過 &lt;_?</text:span><text:span text:style-name="T96">3_&gt;</text:span><text:span text:style-name="T204">個體 非監督式學習 找不到，</text:span>比 該工具 更優良的工具。</text:p>
                            </text:list-item>
                            <text:list-item>
                              <text:p text:style-name="P155">該個體 透過 數學工具、偽數學工具<text:span text:style-name="T204"> 找不到，</text:span>比 該工具 更優良的工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6">實際上，終極工具 是 通用型工具。</text:p>
                      <text:list>
                        <text:list-item>
                          <text:p text:style-name="P627"><text:span text:style-name="T144">終極工具 是 </text:span>通用型終極工具。</text:p>
                          <text:list>
                            <text:list-item>
                              <text:p text:style-name="P628">終極工具 <text:span text:style-name="T144">極端</text:span>相依於 <text:span text:style-name="T144">該個體 的</text:span> 本能、傳承。<text:span text:style-name="T1">個體是 個體、群體、物種、文明</text:span></text:p>
                            </text:list-item>
                          </text:list>
                        </text:list-item>
                        <text:list-item>
                          <text:p text:style-name="P629"><text:span text:style-name="T144">終極工具 能夠特化成 </text:span>特化型終極工具。</text:p>
                          <text:list>
                            <text:list-item>
                              <text:p text:style-name="P156">在 不同情境，使用者 有機率需要使用 特化型終極工具，產出 最大效果。</text:p>
                            </text:list-item>
                            <text:list-item>
                              <text:p text:style-name="P157">在 不同情境，特化型終極工具 有不同的 性能。</text:p>
                              <text:list>
                                <text:list-item>
                                  <text:p text:style-name="P158">本能、傳承 越優良的個體，能夠使用的 特化型終極工具 種類越多。</text:p>
                                  <text:list>
                                    <text:list-item>
                                      <text:p text:style-name="P159">本能、傳承 越優良，選擇 越多。</text:p>
                                    </text:list-item>
                                  </text:list>
                                </text:list-item>
                                <text:list-item>
                                  <text:p text:style-name="P157">明顯例子 是 輕巧的鐵鎚 輕鬆使用、容易反彈誤傷。</text:p>
                                </text:list-item>
                                <text:list-item>
                                  <text:p text:style-name="P160">明顯例子 是 沉重的鐵鎚 困難使用、不容易反彈誤傷。</text:p>
                                  <text:list>
                                    <text:list-item>
                                      <text:p text:style-name="P161">人類個體 的 體力越強，能夠使用的鐵鎚 越沉重。</text:p>
                                      <text:list>
                                        <text:list-item>
                                          <text:p text:style-name="P161">該人類個體 不一定要使用 最沉重的鐵鎚。</text:p>
                                        </text:list-item>
                                        <text:list-item>
                                          <text:p text:style-name="P161">該人類個體 有機率使用 最沉重的鐵鎚。</text:p>
                                        </text:list-item>
                                        <text:list-item>
                                          <text:p text:style-name="P161">最沉重的鐵鎚 是 對於 該人類個體 來說，該鐵鎚 是 使用上限。</text:p>
                                        </text:list-item>
                                        <text:list-item>
                                          <text:p text:style-name="P161">該人類個體 無法 使用，比 該鐵鎚 更 巨大、沉重、細長 的 鐵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對於 體力較弱的人類個體 來說，輕巧的鐵鎚 更好用。</text:p>
                                    </text:list-item>
                                    <text:list-item>
                                      <text:p text:style-name="P162">對於 體力較強的人類個體 來說，沉重的鐵鎚 更好用。</text:p>
                                    </text:list-item>
                                    <text:list-item>
                                      <text:p text:style-name="P163">人類個體 體力越高，找到適合的鐵鎚的機率 更高。</text:p>
                                      <text:list>
                                        <text:list-item>
                                          <text:p text:style-name="P354"><text:span text:style-name="T42">明顯例子 是 釘子需要</text:span><text:span text:style-name="T43">10000（</text:span><text:span text:style-name="T45">公斤</text:span><text:span text:style-name="T44">/平方公尺）</text:span><text:span text:style-name="T43">才能 </text:span><text:span text:style-name="T44">被</text:span><text:span text:style-name="T43">往下敲</text:span><text:span text:style-name="T169">。</text:span></text:p>
                                          <text:list>
                                            <text:list-item>
                                              <text:p text:style-name="P164">輕巧的鐵鎚的上限 是<text:span text:style-name="T119">1</text:span><text:span text:style-name="T97">（</text:span><text:span text:style-name="T99">公斤</text:span><text:span text:style-name="T98">/平方公尺）</text:span><text:span text:style-name="T119">。</text:span></text:p>
                                            </text:list-item>
                                            <text:list-item>
                                              <text:p text:style-name="P468">輕巧的鐵鎚 超過上限 會被折斷。</text:p>
                                            </text:list-item>
                                            <text:list-item>
                                              <text:p text:style-name="P469">體力較弱的人類個體 沒有適合的 鐵鎚。</text:p>
                                            </text:list-item>
                                            <text:list-item>
                                              <text:p text:style-name="P164"><text:span text:style-name="T119">沉重的鐵鎚</text:span>的上限 是<text:span text:style-name="T119">1</text:span><text:span text:style-name="T120">000</text:span><text:span text:style-name="T119">0</text:span><text:span text:style-name="T120">0000</text:span><text:span text:style-name="T97">（</text:span><text:span text:style-name="T99">公斤</text:span><text:span text:style-name="T98">/平方公尺）</text:span><text:span text:style-name="T119">。</text:span></text:p>
                                            </text:list-item>
                                            <text:list-item>
                                              <text:p text:style-name="P470">體力較強的人類個體 有適合的 鐵鎚。</text:p>
                                            </text:list-item>
                                            <text:list-item>
                                              <text:p text:style-name="P471">體力較弱的人類個體 設計、製造 槓桿系統。也有適合的 鐵鎚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5">特化型終極工具 本質是 通用型終極工具。</text:p>
                          <text:list>
                            <text:list-item>
                              <text:p text:style-name="P166">通用型終極工具 本質是 個體 的 本能、傳承。</text:p>
                              <text:list>
                                <text:list-item>
                                  <text:p text:style-name="P167">個體 是 設計、製造、使用 該工具 的 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8">特化型終極工具 是基於 通用型終極工具的一切 設計、製造、使用。</text:p>
                        </text:list-item>
                        <text:list-item>
                          <text:p text:style-name="P169">通用型終極工具 是 特化型終極工具 的 地基、基底、主體架構。</text:p>
                          <text:list>
                            <text:list-item>
                              <text:p text:style-name="P170">明顯例子 是<text:span text:style-name="T81"> </text:span><text:span text:style-name="T95">T字型鐵鎚 有 各種 大小、長寬比、粗細度、材質、重量、貼皮</text:span><text:span text:style-name="T203">。</text:span></text:p>
                              <text:list>
                                <text:list-item>
                                  <text:p text:style-name="P171"><text:span text:style-name="T95">T字型鐵鎚 是 </text:span>人類<text:span text:style-name="T95">為了 敲釘子，</text:span>設計、製造、使用 的 特化型終極工具。</text:p>
                                </text:list-item>
                                <text:list-item>
                                  <text:p text:style-name="P172">各種各樣 的 <text:span text:style-name="T95">T字型鐵鎚 是 </text:span>人類<text:span text:style-name="T95">為了 敲釘子，設計</text:span> 的 <text:span text:style-name="T95">通用</text:span>型終極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9">第一層級文明個體（以下）發散、維持、相對收斂 工具 種類。</text:p>
                      <text:list>
                        <text:list-item>
                          <text:p text:style-name="P173">相對收斂 是 收斂到 達成某一特定目標 有 兩種（以上）工具可以選擇。</text:p>
                          <text:list>
                            <text:list-item>
                              <text:p text:style-name="P174">其中一個工具的整體指標 較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0"><text:span text:style-name="T144">第二層級文明個體（以上）</text:span>發散、維持、絕對收斂 工具 種類。</text:p>
                      <text:list>
                        <text:list-item>
                          <text:p text:style-name="P175">發散 是 為了找出 通用型終極工具。</text:p>
                        </text:list-item>
                        <text:list-item>
                          <text:p text:style-name="P175">維持 是 為了熟悉 通用型終極工具。</text:p>
                          <text:list>
                            <text:list-item>
                              <text:p text:style-name="P175">發散、絕對收斂 之間 的 過渡期。</text:p>
                            </text:list-item>
                            <text:list-item>
                              <text:p text:style-name="P175">工具種類 在 收斂的時候，不能 拼命、全力、無腦 把資源投入在 收斂。</text:p>
                            </text:list-item>
                            <text:list-item>
                              <text:p text:style-name="P176">工具種類 在 收斂的時候，必須是 發散、維持、收斂 持續 循環進行。</text:p>
                              <text:list>
                                <text:list-item>
                                  <text:p text:style-name="P465">S曲線型收斂 →<text:span text:style-name="T205"> 回檔型發散 → 短期型維持。</text:span></text:p>
                                </text:list-item>
                                <text:list-item>
                                  <text:p text:style-name="P175">明顯例子，急於浮上水面潛水夫 極端容易得到 潛水夫病，崩塌機率 上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絕對收斂 是 收斂到 達成某一特定目標 只有 一種工具可以選擇。</text:p>
                          <text:list>
                            <text:list-item>
                              <text:p text:style-name="P177">該工具 是 個體、群體、物種 的 終極工具。</text:p>
                            </text:list-item>
                            <text:list-item>
                              <text:p text:style-name="P178">個體 絕對收斂的工具 不一定是 全域最佳解、通用型終極工具。</text:p>
                            </text:list-item>
                            <text:list-item>
                              <text:p text:style-name="P178">個體 絕對收斂的工具 有機率是 區域最佳解、通用型普通工具。<text:span text:style-name="T1">（基因競爭）</text:span></text:p>
                            </text:list-item>
                          </text:list>
                        </text:list-item>
                        <text:list-item>
                          <text:p text:style-name="P179">個體 在 發散、維持、絕對收斂 過程當中，有機率 沒有 發展出通用型終極工具。</text:p>
                          <text:list>
                            <text:list-item>
                              <text:p text:style-name="P179">個體 錯誤認定 現有的工具裡面有 蘊含 通用型終極工具。</text:p>
                            </text:list-item>
                            <text:list-item>
                              <text:p text:style-name="P179">個體 急於收斂 工具種類。</text:p>
                            </text:list-item>
                            <text:list-item>
                              <text:p text:style-name="P179">個體 絕對收斂 之後，仍有必要 週期性、定期、不定期 發散、維持、絕對收斂。</text:p>
                              <text:list>
                                <text:list-item>
                                  <text:p text:style-name="P180">原因很明顯，該個體 認定的 通用型終極工具，有機率是 通用型普通工具。</text:p>
                                </text:list-item>
                                <text:list-item>
                                  <text:p text:style-name="P181">明顯例子 是 地心說、日心說、銀河心說、宇宙心說、大爆炸奇異點說。</text:p>
                                </text:list-item>
                              </text:list>
                            </text:list-item>
                            <text:list-item>
                              <text:p text:style-name="P182">本能、傳承 提升、昇華，本能、傳承、文明程度、文明層級 也會 提升、昇華。</text:p>
                              <text:list>
                                <text:list-item>
                                  <text:p text:style-name="P183">過去的通用型終極工具 不代表 當下的通用型終極工具。</text:p>
                                </text:list-item>
                                <text:list-item>
                                  <text:p text:style-name="P183">過去的通用型終極工具 有機率是 當下的通用型普通工具。</text:p>
                                </text:list-item>
                                <text:list-item>
                                  <text:p text:style-name="P184">當下的通用型終極工具 不代表 未來的通用型終極工具。</text:p>
                                </text:list-item>
                                <text:list-item>
                                  <text:p text:style-name="P185">當下的通用型終極工具 有機率是 未來的通用型普通工具。</text:p>
                                </text:list-item>
                                <text:list-item>
                                  <text:p text:style-name="P185">直到 該個體 發展到 真正的終極 本能、傳承 為止。</text:p>
                                  <text:list>
                                    <text:list-item>
                                      <text:p text:style-name="P185">該個體 有機率發展到 真正的終極 本能、傳承。</text:p>
                                    </text:list-item>
                                    <text:list-item>
                                      <text:p text:style-name="P186">該個體 有機率 設計、製作、使用 真正的通用型終極工具。</text:p>
                                    </text:list-item>
                                    <text:list-item>
                                      <text:p text:style-name="P187">本能、傳承 提升、昇華 越快，當下通用型終極工具 淘汰、更新 越快。</text:p>
                                      <text:list>
                                        <text:list-item>
                                          <text:p text:style-name="P187">更新 越快，設計、製造、使用 工具 的 個體 越不穩定。</text:p>
                                          <text:list>
                                            <text:list-item>
                                              <text:p text:style-name="P187">原因很明顯，才剛學會如何 設計、製造、使用，工具就被淘汰。</text:p>
                                            </text:list-item>
                                            <text:list-item>
                                              <text:p text:style-name="P187">個體 又要 重新學習 新工具。</text:p>
                                            </text:list-item>
                                            <text:list-item>
                                              <text:p text:style-name="P355"><text:span text:style-name="T169">即便 新工具、舊工具 相似度 </text:span><text:span text:style-name="T42">9</text:span><text:span text:style-name="T49">9.99%</text:span><text:span text:style-name="T169">，不 代表個體能直接上手。</text:span></text:p>
                                            </text:list-item>
                                            <text:list-item>
                                              <text:p text:style-name="P188">設計、生產、使用 舊工具 的 工具群，也要更新。</text:p>
                                            </text:list-item>
                                            <text:list-item>
                                              <text:p text:style-name="P188">明顯例子 是 生產線、硬體設施、軟體設施、個體的專業技能。</text:p>
                                            </text:list-item>
                                            <text:list-item>
                                              <text:p text:style-name="P188">個體 仍有 舊工具 的 設計、製造、使用 記憶、流程、習慣。</text:p>
                                            </text:list-item>
                                            <text:list-item>
                                              <text:p text:style-name="P189">新工具、舊工具 相似度 越低，轉移到 新工具 難度、資源 越高。</text:p>
                                            </text:list-item>
                                            <text:list-item>
                                              <text:p text:style-name="P189">明顯例子 是 人類 要求 美式飛機駕駛員 學習駕駛 俄式飛機。</text:p>
                                            </text:list-item>
                                            <text:list-item>
                                              <text:p text:style-name="P190">明顯例子 是 人類 要求 俄式飛機駕駛員 學習駕駛 美式飛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7">更新 越快，群體 越跟不上、越不穩定、越動蕩。</text:p>
                                        </text:list-item>
                                        <text:list-item>
                                          <text:p text:style-name="P187">更新 越快，個體、群體、文明 崩潰、崩塌、自滅 機率 越高。</text:p>
                                          <text:list>
                                            <text:list-item>
                                              <text:p text:style-name="P191">崩塌 的 明顯例子，恆星 支撐不住 自己的重量，崩塌成白矮星。</text:p>
                                            </text:list-item>
                                            <text:list-item>
                                              <text:p text:style-name="P187">維持 有 必要性。</text:p>
                                            </text:list-item>
                                            <text:list-item>
                                              <text:p text:style-name="P187">維持 帶有 穩定、穩住，個體、群體、文明 的 屬性、效果。</text:p>
                                            </text:list-item>
                                            <text:list-item>
                                              <text:p text:style-name="P187">維持 越久，崩塌、自滅 機率 越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2">更新 越慢，個體、群體、文明 因為環境變化，被殲滅的機率 越高。</text:p>
                                          <text:list>
                                            <text:list-item>
                                              <text:p text:style-name="P192">明顯例子，超出該文明承受範圍 的 太陽風暴、隕石、智能個體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3">本能、傳承 越優良，個體 能夠 提升 的 通用型終極工具程度 越高。</text:p>
                                          <text:list>
                                            <text:list-item>
                                              <text:p text:style-name="P194">本能、傳承 越優良，個體 的 通用型終極工具程度 上限 越高。</text:p>
                                            </text:list-item>
                                            <text:list-item>
                                              <text:p text:style-name="P195">個體，當下通用型終極工具程度 低於 通用型終極工具程度上限。</text:p>
                                            </text:list-item>
                                            <text:list-item>
                                              <text:p text:style-name="P195">實際上，有機率高於，藉由 巧合、幸運、排列組合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3">本能、傳承 越優良，個體 能夠 昇華 的 通用型終極工具層級 越高。</text:p>
                                          <text:list>
                                            <text:list-item>
                                              <text:p text:style-name="P194">本能、傳承 越優良，個體 的 通用型終極工具層級 上限 越高。</text:p>
                                            </text:list-item>
                                            <text:list-item>
                                              <text:p text:style-name="P196">個體，當下通用型終極工具層級 低於 通用型終極工具層級上限。</text:p>
                                            </text:list-item>
                                            <text:list-item>
                                              <text:p text:style-name="P197">實際上，有機率高於，藉由 巧合、幸運、排列組合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8">德 越高，本能、傳承 能夠 提升、昇華 的 程度、層級 越高。</text:p>
                                          <text:list>
                                            <text:list-item>
                                              <text:p text:style-name="P631">德 越高，<text:span text:style-name="T144">個體 的 本能、傳承</text:span> 上限 越高。</text:p>
                                            </text:list-item>
                                            <text:list-item>
                                              <text:p text:style-name="P199">個體，當下本能 低於 本能上限。</text:p>
                                            </text:list-item>
                                            <text:list-item>
                                              <text:p text:style-name="P199">個體，當下傳承 低於 傳承上限。</text:p>
                                            </text:list-item>
                                            <text:list-item>
                                              <text:p text:style-name="P197">實際上，有機率高於，藉由 巧合、幸運、排列組合。</text:p>
                                            </text:list-item>
                                            <text:list-item>
                                              <text:p text:style-name="P197">當下高於上限 越多，個體 越容易 崩塌、自滅。</text:p>
                                            </text:list-item>
                                            <text:list-item>
                                              <text:p text:style-name="P200">原因很明顯，無德、缺德、德不配位，德 跟不上 本能、傳承。</text:p>
                                            </text:list-item>
                                            <text:list-item>
                                              <text:p text:style-name="P201">本能、傳承 大於 德。</text:p>
                                            </text:list-item>
                                            <text:list-item>
                                              <text:p text:style-name="P202">明顯例子，德 是 容器、杯子，本能 是 鹽，傳承 是 水。</text:p>
                                            </text:list-item>
                                            <text:list-item>
                                              <text:p text:style-name="P202">鹽溶於水。<text:span text:style-name="T1">桌子 放在 地球 上面。</text:span></text:p>
                                            </text:list-item>
                                            <text:list-item>
                                              <text:p text:style-name="P203">杯子 放在 桌子 上面。<text:span text:style-name="T1">地球 是</text:span><text:span text:style-name="T2"> &lt;_?</text:span><text:span text:style-name="T5">3_&gt;個</text:span><text:span text:style-name="T12">體的 內部機制、本能。</text:span></text:p>
                                            </text:list-item>
                                            <text:list-item>
                                              <text:p text:style-name="P204">桌子 是 該個體、該群體、該物種 的 德的終極上限。</text:p>
                                            </text:list-item>
                                            <text:list-item>
                                              <text:p text:style-name="P205">桌子 越大，德的終極上限 越高。<text:span text:style-name="T12">內部機制 越優良，</text:span><text:span text:style-name="T1">地球 越大</text:span><text:span text:style-name="T12">。</text:span></text:p>
                                            </text:list-item>
                                            <text:list-item>
                                              <text:p text:style-name="P205">桌子 越大，杯子的終極上限 越大。</text:p>
                                            </text:list-item>
                                            <text:list-item>
                                              <text:p text:style-name="P202">德 越高，杯子 越大。<text:span text:style-name="T1">地球 越大，桌子的終極上限 越大。</text:span></text:p>
                                            </text:list-item>
                                            <text:list-item>
                                              <text:p text:style-name="P206">德 越低，杯子 越小。</text:p>
                                            </text:list-item>
                                            <text:list-item>
                                              <text:p text:style-name="P207">水 越少，鹽 越會被析出，本能 沒有 <text:span text:style-name="T81">全部用到</text:span>、完全體現<text:span text:style-name="T81">出來</text:span>。</text:p>
                                            </text:list-item>
                                            <text:list-item>
                                              <text:p text:style-name="P202">水 越多，鹽水 越清淡，鹽的權重 越低，超出個體負荷機率越高。</text:p>
                                            </text:list-item>
                                            <text:list-item>
                                              <text:p text:style-name="P208">鹽水 越清淡，越容易 嘗不出味道，個體越容易 顧此失彼、自滅。</text:p>
                                            </text:list-item>
                                            <text:list-item>
                                              <text:p text:style-name="P209">鹽水 越清淡，越容易 嘗不出味道，個體越容易 迷航、迷失方向。</text:p>
                                            </text:list-item>
                                            <text:list-item>
                                              <text:p text:style-name="P209">鹽水 越清淡，越容易 嘗不出味道，個體越容易 繞圈、上下震盪。</text:p>
                                            </text:list-item>
                                            <text:list-item>
                                              <text:p text:style-name="P209">鹽水 越清淡，越容易 嘗不出味道，個體越容易 墬機、崩塌。</text:p>
                                            </text:list-item>
                                            <text:list-item>
                                              <text:p text:style-name="P210">鹽水 有 最完美、最濃厚 的 比例，通用型終極工具程度上限比。</text:p>
                                            </text:list-item>
                                            <text:list-item>
                                              <text:p text:style-name="P202">在相同比例，鹽增加 越多，水也要增加 越多。</text:p>
                                            </text:list-item>
                                            <text:list-item>
                                              <text:p text:style-name="P211">在相同比例，水增加 越多，鹽也要增加 越多。</text:p>
                                            </text:list-item>
                                            <text:list-item>
                                              <text:p text:style-name="P212">通用型終極工具程度上限比 是 終極 通用型終極工具程度上限比。</text:p>
                                            </text:list-item>
                                            <text:list-item>
                                              <text:p text:style-name="P213">通用型終極工具程度上限比 是 工具上限、本能、傳承 完美比例。</text:p>
                                            </text:list-item>
                                            <text:list-item>
                                              <text:p text:style-name="P214">通用型終極工具程度上限比 是 工具上限、本能、傳承 關聯性。</text:p>
                                            </text:list-item>
                                            <text:list-item>
                                              <text:p text:style-name="P215">通用型終極工具程度上限比 是 工具上限、本能、傳承 關聯節點。</text:p>
                                            </text:list-item>
                                            <text:list-item>
                                              <text:p text:style-name="P216">通用型終極工具程度上限比 可知 當下通用型終極工具程度上限。</text:p>
                                            </text:list-item>
                                            <text:list-item>
                                              <text:p text:style-name="P217">可知 是 可以知道、能夠反推出、能夠使用數學工具知道。</text:p>
                                            </text:list-item>
                                            <text:list-item>
                                              <text:p text:style-name="P218">當下通用型終極工具程度上限 極端強烈相依於 當下 德。</text:p>
                                            </text:list-item>
                                            <text:list-item>
                                              <text:p text:style-name="P219">當下通用型終極工具程度上限 極端強烈相依於 當下 本能、傳承。</text:p>
                                            </text:list-item>
                                            <text:list-item>
                                              <text:p text:style-name="P220">鹽水 增加，通用型終極工具程度上限 跟著增加。</text:p>
                                            </text:list-item>
                                            <text:list-item>
                                              <text:p text:style-name="P220">鹽水 增加，通用型終極工具程度上限 跟著增加。</text:p>
                                            </text:list-item>
                                            <text:list-item>
                                              <text:p text:style-name="P221">通用型終極工具層級上限 也是如此。</text:p>
                                            </text:list-item>
                                            <text:list-item>
                                              <text:p text:style-name="P221">通用型終極工具層級上限比 也是如此。</text:p>
                                            </text:list-item>
                                            <text:list-item>
                                              <text:p text:style-name="P202">鹽水 不能溢出 容器。</text:p>
                                            </text:list-item>
                                            <text:list-item>
                                              <text:p text:style-name="P201">溢出 是 崩塌、自滅。<text:span text:style-name="T1">個體（個體是 個體、物種、群體、文明）</text:span></text:p>
                                            </text:list-item>
                                            <text:list-item>
                                              <text:p text:style-name="P202">當下高於上限 的 鹽水 依靠 表面張力，勉強維持住。</text:p>
                                            </text:list-item>
                                            <text:list-item>
                                              <text:p text:style-name="P222">德 越低，個體 自私自利、相互攻擊、內戰 機率 越高。</text:p>
                                            </text:list-item>
                                            <text:list-item>
                                              <text:p text:style-name="P223">德 越低，個體 危害、殲滅、滅絕 個體、群體、文明 機率 越高。</text:p>
                                            </text:list-item>
                                            <text:list-item>
                                              <text:p text:style-name="P222">最一開始，個體、群體、文明 只有 很小的杯子、一小戳鹽。</text:p>
                                            </text:list-item>
                                            <text:list-item>
                                              <text:p text:style-name="P222">在 第零層級文明，杯子 極端趨近於不動，鹽、水 極端緩慢增加。</text:p>
                                            </text:list-item>
                                            <text:list-item>
                                              <text:p text:style-name="P224">在 第一層級文明，杯子、鹽 極端緩慢增加，水 爆發性增長。</text:p>
                                            </text:list-item>
                                            <text:list-item>
                                              <text:p text:style-name="P225">在 第二層級文明（以上），杯子 爆發性增長。</text:p>
                                            </text:list-item>
                                            <text:list-item>
                                              <text:p text:style-name="P226">杯子沒有爆發性增長 的 文明，很快就會 崩塌、自滅、物競天擇。</text:p>
                                            </text:list-item>
                                            <text:list-item>
                                              <text:p text:style-name="P227">物競天擇 不是 弱肉強食的 物競天擇。</text:p>
                                            </text:list-item>
                                            <text:list-item>
                                              <text:p text:style-name="P227">物競天擇 不是 肉質層的 物競天擇。</text:p>
                                            </text:list-item>
                                            <text:list-item>
                                              <text:p text:style-name="P227">物競天擇 不是 意識層的 物競天擇。</text:p>
                                            </text:list-item>
                                            <text:list-item>
                                              <text:p text:style-name="P228">物競天擇 是 德的 物競天擇。<text:span text:style-name="T1">自然而然、體所當然、順應天道</text:span></text:p>
                                            </text:list-item>
                                            <text:list-item>
                                              <text:p text:style-name="P229">無德、缺德、德不配位 的 文明，自然而然 崩塌、自滅。</text:p>
                                            </text:list-item>
                                            <text:list-item>
                                              <text:p text:style-name="P230">無德、缺德、德不配位 的 文明，理所當然 崩塌、自滅。</text:p>
                                            </text:list-item>
                                            <text:list-item>
                                              <text:p text:style-name="P231">無德、缺德、德不配位 的 文明 崩塌、自滅，只是 自然現象。</text:p>
                                            </text:list-item>
                                            <text:list-item>
                                              <text:p text:style-name="P356"><text:span text:style-name="T169">文明 崩塌、自滅，是 </text:span><text:span text:style-name="T46">&lt;_?3_&gt;個體 </text:span><text:span text:style-name="T169">的 自然現象。</text:span></text:p>
                                            </text:list-item>
                                            <text:list-item>
                                              <text:p text:style-name="P356"><text:span text:style-name="T169">文明 崩塌、自滅，是 </text:span><text:span text:style-name="T46">&lt;_?3_&gt;個體內部機制 </text:span><text:span text:style-name="T169">的 自然現象。</text:span></text:p>
                                            </text:list-item>
                                            <text:list-item>
                                              <text:p text:style-name="P357"><text:span text:style-name="T169">個體、文明 輪迴，是 </text:span><text:span text:style-name="T46">&lt;_?3_&gt;個體內部機制 </text:span><text:span text:style-name="T169">的 自然現象。</text:span></text:p>
                                            </text:list-item>
                                            <text:list-item>
                                              <text:p text:style-name="P357"><text:span text:style-name="T169">肉質層、意識層 輪迴，是 </text:span><text:span text:style-name="T46">&lt;_?3_&gt;個體內部機制 </text:span><text:span text:style-name="T169">的 自然現象。</text:span></text:p>
                                            </text:list-item>
                                            <text:list-item>
                                              <text:p text:style-name="P229">杯子沒有爆發性增長 的 文明，回到 第一層級文明。</text:p>
                                            </text:list-item>
                                            <text:list-item>
                                              <text:p text:style-name="P229">杯子沒有爆發性增長 的 文明，回到 第零層級文明。</text:p>
                                            </text:list-item>
                                            <text:list-item>
                                              <text:p text:style-name="P229">杯子沒有爆發性增長 的 文明，崩塌、自滅。</text:p>
                                            </text:list-item>
                                            <text:list-item>
                                              <text:p text:style-name="P229">杯子沒有爆發性增長 的 文明，被其他高層級文明 殲滅、滅絕。</text:p>
                                            </text:list-item>
                                            <text:list-item>
                                              <text:p text:style-name="P229">杯子沒有爆發性增長 的 文明，被<text:span text:style-name="T25">&lt;_?</text:span><text:span text:style-name="T123">3_&gt;</text:span><text:span text:style-name="T207">個體</text:span> 殲滅、滅絕。</text:p>
                                            </text:list-item>
                                            <text:list-item>
                                              <text:p text:style-name="P232">在 第二層級文明（以上），鹽 有機率 爆發性增長。<text:span text:style-name="T1">個體 奇點</text:span></text:p>
                                            </text:list-item>
                                            <text:list-item>
                                              <text:p text:style-name="P233">在 第二層級文明（以上），個體 有機率找到 最完美的鹽水比例。</text:p>
                                            </text:list-item>
                                            <text:list-item>
                                              <text:p text:style-name="P234">在 第二層級文明（以上），水 極端強烈相依於 杯子、鹽。</text:p>
                                            </text:list-item>
                                            <text:list-item>
                                              <text:p text:style-name="P235">對於 第二層級文明（以上）來說，優先權是 杯子 &gt;&gt;&gt; 鹽水比例。</text:p>
                                            </text:list-item>
                                            <text:list-item>
                                              <text:p text:style-name="P235">&gt;&gt;&gt; 是 極端大於。</text:p>
                                            </text:list-item>
                                            <text:list-item>
                                              <text:p text:style-name="P235">優先權的 杯子 不是 杯子（本身）。</text:p>
                                            </text:list-item>
                                            <text:list-item>
                                              <text:p text:style-name="P236">優先權的 杯子 是 個體 提升、昇華 杯子、容器。</text:p>
                                            </text:list-item>
                                            <text:list-item>
                                              <text:p text:style-name="P237">優先權的 鹽水比例 不是 鹽水的最完美比例、當下的鹽水比例。</text:p>
                                            </text:list-item>
                                            <text:list-item>
                                              <text:p text:style-name="P238">優先權的 鹽水比例 是 個體 調整 當下的 鹽、水 比例。</text:p>
                                            </text:list-item>
                                            <text:list-item>
                                              <text:p text:style-name="P233">優先權的 鹽水比例 是 當下的鹽水比例 調到 最完美的鹽水比例。</text:p>
                                            </text:list-item>
                                            <text:list-item>
                                              <text:p text:style-name="P239">桌子 越大，杯子 越大。<text:span text:style-name="T1">地球 越大，桌子 越大。</text:span></text:p>
                                            </text:list-item>
                                            <text:list-item>
                                              <text:p text:style-name="P235">杯子 越大，鹽水上限 越高。</text:p>
                                            </text:list-item>
                                            <text:list-item>
                                              <text:p text:style-name="P235">鹽 越多，水的上限 越高。</text:p>
                                            </text:list-item>
                                            <text:list-item>
                                              <text:p text:style-name="P240">本能、傳承 越高，設計、製造、使用 某一特定工具 門檻 越低。</text:p>
                                            </text:list-item>
                                            <text:list-item>
                                              <text:p text:style-name="P241">門檻 是 設計、製造、使用 該工具 的 前提、條件、最低要求。</text:p>
                                            </text:list-item>
                                            <text:list-item>
                                              <text:p text:style-name="P242">個體 高於門檻 能夠 設計、製造、使用 該工具。</text:p>
                                            </text:list-item>
                                            <text:list-item>
                                              <text:p text:style-name="P243">個體 等於門檻 能夠 設計、製造、使用 該工具。</text:p>
                                            </text:list-item>
                                            <text:list-item>
                                              <text:p text:style-name="P243">個體 低於門檻 不能夠 設計、製造、使用 該工具。</text:p>
                                            </text:list-item>
                                            <text:list-item>
                                              <text:p text:style-name="P244">相同殲滅力，德 越低，個體 崩塌、自滅 機率 越高。</text:p>
                                            </text:list-item>
                                            <text:list-item>
                                              <text:p text:style-name="P245">相同殲滅力，工具門檻 越低，個體 崩塌、自滅 機率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6">更新 通用型終極工具層級，工具層級 越高，所需資源 越高。</text:p>
                                          <text:list>
                                            <text:list-item>
                                              <text:p text:style-name="P247">明顯例子 是 第零層級到第一層級 需要歷經 <text:span text:style-name="T121">10000</text:span><text:span text:style-name="T206">世紀。</text:span></text:p>
                                            </text:list-item>
                                            <text:list-item>
                                              <text:p text:style-name="P248">明顯例子 是 第一層級到第二層級 需要歷經 <text:span text:style-name="T121">10000</text:span><text:span text:style-name="T122">0000</text:span><text:span text:style-name="T206">世紀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5">絕對收斂 之後，再發散 有 必要性。</text:p>
                                  <text:list>
                                    <text:list-item>
                                      <text:p text:style-name="P185">不需要 把資源全數投入在 再發散。</text:p>
                                    </text:list-item>
                                    <text:list-item>
                                      <text:p text:style-name="P249">再發散 是 為了搜尋，可能 潛在、未知 的 當下通用型終極工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9">發散、維持、收斂。</text:p>
                              <text:list>
                                <text:list-item>
                                  <text:p text:style-name="P249">發散 是 成長期。</text:p>
                                </text:list-item>
                                <text:list-item>
                                  <text:p text:style-name="P249">維持 是 成熟期。</text:p>
                                </text:list-item>
                                <text:list-item>
                                  <text:p text:style-name="P249">收斂 是 衰亡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1">明顯例子，整個過程 是 不斷上漲 的 股票。</text:p>
                          <text:list>
                            <text:list-item>
                              <text:p text:style-name="P250">股票價格 有機率達到 終極頂點。</text:p>
                              <text:list>
                                <text:list-item>
                                  <text:p text:style-name="P251">股票 是 個體、群體、物種。</text:p>
                                </text:list-item>
                                <text:list-item>
                                  <text:p text:style-name="P252">價格歷史最高點 是 該個體過去最優良的 通用型工具層級、通用型工具程度。</text:p>
                                  <text:list>
                                    <text:list-item>
                                      <text:p text:style-name="P252">過去 是 過去的當下。</text:p>
                                    </text:list-item>
                                    <text:list-item>
                                      <text:p text:style-name="P253">該個體 沒有、無法、無從 設計、製造、使用 該通用型工具。</text:p>
                                      <text:list>
                                        <text:list-item>
                                          <text:p text:style-name="P253">明顯例子，失落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4">當下股票價格 是 該個體當下最優良 的 通用型工具層級、通用型工具程度。</text:p>
                                  <text:list>
                                    <text:list-item>
                                      <text:p text:style-name="P255">當下 是 當下的當下。</text:p>
                                    </text:list-item>
                                  </text:list>
                                </text:list-item>
                                <text:list-item>
                                  <text:p text:style-name="P250">終極頂點 是 通用型終極工具。</text:p>
                                </text:list-item>
                                <text:list-item>
                                  <text:p text:style-name="P256">不同股票 有 不同終極頂點。</text:p>
                                  <text:list>
                                    <text:list-item>
                                      <text:p text:style-name="P257">實際上，不同股票 有機率有 相同終極頂點。</text:p>
                                      <text:list>
                                        <text:list-item>
                                          <text:p text:style-name="P256">不同股票之間，相似度 越高，終極頂點 越相近。</text:p>
                                        </text:list-item>
                                        <text:list-item>
                                          <text:p text:style-name="P256">不同股票之間，共同點 越多，終極頂點 越相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6">股票體質 越優良，終極頂點上限 越高。</text:p>
                                  <text:list>
                                    <text:list-item>
                                      <text:p text:style-name="P258">物種本能 越優良，通用型終極工具上限 越高。</text:p>
                                      <text:list>
                                        <text:list-item>
                                          <text:p text:style-name="P259">明顯例子 是 對於 敲釘子，鯨魚的通用型終極工具上限 是 尾鰭。</text:p>
                                        </text:list-item>
                                        <text:list-item>
                                          <text:p text:style-name="P260">明顯例子 是 對於 敲釘子，人類的通用型終極工具上限 是 鐵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1">物種本能 的 優良 不是 絕對。</text:p>
                                      <text:list>
                                        <text:list-item>
                                          <text:p text:style-name="P261">物種本能 的 優良 強烈相依於 情境。</text:p>
                                          <text:list>
                                            <text:list-item>
                                              <text:p text:style-name="P262">明顯例子 是 對於 在<text:span text:style-name="T100">深海</text:span>敲釘子，鯨魚 優於 人類。</text:p>
                                            </text:list-item>
                                            <text:list-item>
                                              <text:p text:style-name="P263">原因很明顯，水壓太重，人類 舉不起 鐵鎚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3">物種本能 的 優良 強烈相依於 情境。</text:p>
                                          <text:list>
                                            <text:list-item>
                                              <text:p text:style-name="P259">明顯例子 是 對於 在<text:span text:style-name="T100">深海比速度</text:span>，鯨魚 優於 人類。</text:p>
                                            </text:list-item>
                                            <text:list-item>
                                              <text:p text:style-name="P263">原因很明顯，水壓太重，人類 移動緩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4">明顯例子，人類的鐵鎚 是 <text:span text:style-name="T25">T</text:span>字型。</text:p>
                  <text:list>
                    <text:list-item>
                      <text:p text:style-name="P264">人類的鐵鎚 不是<text:span text:style-name="T81"> A字型、B字型、C字型、D字型、E字型、F字型、G字型、H字型</text:span>。</text:p>
                    </text:list-item>
                    <text:list-item>
                      <text:p text:style-name="P264">過去的人類 有機率 設計、製造、使用 各種各樣 的 鐵鎚。<text:span text:style-name="T1">（暫態）</text:span></text:p>
                      <text:list>
                        <text:list-item>
                          <text:p text:style-name="P265">原因很明顯，過去的人類 橫向傳承 極端緩慢。</text:p>
                          <text:list>
                            <text:list-item>
                              <text:p text:style-name="P264">一個群體 設計、製造、使用 一種 鐵鎚。</text:p>
                            </text:list-item>
                            <text:list-item>
                              <text:p text:style-name="P280"><text:span text:style-name="T201">群體</text:span><text:span text:style-name="T25"> 在 水邊、平原、山裡、肥沃土壤地區、草食動物生存地區。</text:span></text:p>
                            </text:list-item>
                            <text:list-item>
                              <text:p text:style-name="P280"><text:span text:style-name="T201">群體</text:span><text:span text:style-name="T25"> 的 安全、資源、發展 有保障。</text:span></text:p>
                            </text:list-item>
                            <text:list-item>
                              <text:p text:style-name="P280"><text:span text:style-name="T25">國民 不會 想要離開 </text:span><text:span text:style-name="T201">群體</text:span><text:span text:style-name="T25">。</text:span></text:p>
                            </text:list-item>
                            <text:list-item>
                              <text:p text:style-name="P280"><text:span text:style-name="T25">假定</text:span><text:span text:style-name="T116">1座山 有 1個</text:span><text:span text:style-name="T201">群體</text:span><text:span text:style-name="T116">。</text:span></text:p>
                              <text:list>
                                <text:list-item>
                                  <text:p text:style-name="P280"><text:span text:style-name="T25">10000</text:span>座山 <text:span text:style-name="T81">有 </text:span><text:span text:style-name="T93">10000</text:span><text:span text:style-name="T200">個群體，最多 </text:span><text:span text:style-name="T116">10000種 鎚子</text:span><text:span text:style-name="T200">。</text:span></text:p>
                                </text:list-item>
                                <text:list-item>
                                  <text:p text:style-name="P281"><text:span text:style-name="T201">群體</text:span>的<text:span text:style-name="T201">鐵鎚</text:span> 有機率 一樣。</text:p>
                                </text:list-item>
                                <text:list-item>
                                  <text:p text:style-name="P266">群體之間的橫向傳承 越窄，鎚子的種類 同質性越低，異質性越高。</text:p>
                                </text:list-item>
                                <text:list-item>
                                  <text:p text:style-name="P266">群體之間的橫向傳承 越廣，鎚子的種類 同質性越高，異質性越低。</text:p>
                                </text:list-item>
                              </text:list>
                            </text:list-item>
                            <text:list-item>
                              <text:p text:style-name="P282"><text:span text:style-name="T93">10000</text:span><text:span text:style-name="T200">個群體 完全橫向傳承、進入穩態 之後，鎚子的種類 大幅收斂。</text:span></text:p>
                              <text:list>
                                <text:list-item>
                                  <text:p text:style-name="P358"><text:span text:style-name="T166">明顯例子，有</text:span><text:span text:style-name="T39">5000</text:span><text:span text:style-name="T167">個群體使</text:span><text:span text:style-name="T39">用T字型，剩餘</text:span><text:span text:style-name="T40">5000個群體使用L</text:span><text:span text:style-name="T168">字型。</text:span></text:p>
                                </text:list-item>
                                <text:list-item>
                                  <text:p text:style-name="P359"><text:span text:style-name="T168">兩大群體 有機率因為 </text:span><text:span text:style-name="T169">鐵鎚</text:span><text:span text:style-name="T168"> 不同，爭辯辱罵、相互敵視、爆發戰爭。</text:span></text:p>
                                  <text:list>
                                    <text:list-item>
                                      <text:p text:style-name="P283">兩大群體 是 兩個群體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7">個體之間 交互作用 之後，逐漸收斂 工具種類。</text:p>
                  <text:list>
                    <text:list-item>
                      <text:p text:style-name="P267">最終，進入穩態。</text:p>
                      <text:list>
                        <text:list-item>
                          <text:p text:style-name="P268">穩態 是 維持 工具種類的數量。</text:p>
                        </text:list-item>
                        <text:list-item>
                          <text:p text:style-name="P269">工具種類的數量 是 通用型工具 的 種類 數量。</text:p>
                        </text:list-item>
                        <text:list-item>
                          <text:p text:style-name="P269">特化型工具的種類數量 有機率 持續發散、持續維持、持續收斂、<text:span text:style-name="T185">∞</text:span><text:span text:style-name="T187">個。</text:span></text:p>
                        </text:list-item>
                      </text:list>
                    </text:list-item>
                    <text:list-item>
                      <text:p text:style-name="P270">遭到擾動 之後，又會 從穩態進入暫態。</text:p>
                      <text:list>
                        <text:list-item>
                          <text:p text:style-name="P270">暫態 是 發散、收斂 工具種類的數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1">工具</text:p>
              <text:list>
                <text:list-item>
                  <text:p text:style-name="P271">工具 極端相依於 個體的 肉質層、意識層。</text:p>
                </text:list-item>
                <text:list-item>
                  <text:p text:style-name="P272">個體、群體、物種 的 工具 是藉由 非監督式學習 逐漸發展出 終極工具。</text:p>
                </text:list-item>
                <text:list-item>
                  <text:p text:style-name="P265">個體 要使用的工具 是 絕對型終極工具。</text:p>
                  <text:list>
                    <text:list-item>
                      <text:p text:style-name="P273">絕對型終極工具 是 <text:span text:style-name="T25">100%、</text:span><text:span text:style-name="T117">最適合 該個體 的 工具</text:span>。</text:p>
                    </text:list-item>
                  </text:list>
                </text:list-item>
                <text:list-item>
                  <text:p text:style-name="P274">群體 要使用的工具 是 絕對型終極工具、相對型終極工具、特化型終極工具。</text:p>
                  <text:list>
                    <text:list-item>
                      <text:p text:style-name="P274">絕對型終極工具</text:p>
                      <text:list>
                        <text:list-item>
                          <text:p text:style-name="P275">假定 該群體的個體 都有 肉質層。</text:p>
                        </text:list-item>
                        <text:list-item>
                          <text:p text:style-name="P274">絕對型終極工具 的 <text:span text:style-name="T117">明顯例子 是 自動T型鐵槌。</text:span></text:p>
                          <text:list>
                            <text:list-item>
                              <text:p text:style-name="P472">自動T型鐵槌 是 個體按下按鈕，自動T型鐵槌 自動 搜尋、移動、敲打、停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3">相對型終極工具 是<text:span text:style-name="T81"> </text:span><text:span text:style-name="T94">99.99%、相</text:span><text:span text:style-name="T202">對適合 該個體 的 工具。</text:span></text:p>
                      <text:list>
                        <text:list-item>
                          <text:p text:style-name="P276"><text:span text:style-name="T25">該工具 是 100%、</text:span><text:span text:style-name="T117">最適合 該群體當中的</text:span><text:span text:style-name="T118">99.99%</text:span><text:span text:style-name="T117">個體 的 工具。</text:span></text:p>
                        </text:list-item>
                        <text:list-item>
                          <text:p text:style-name="P360"><text:span text:style-name="T46">該工具 </text:span><text:span text:style-name="T42">是 </text:span><text:span text:style-name="T47">小於100%</text:span><text:span text:style-name="T46">、相對適合 該群體當中的</text:span><text:span text:style-name="T47">0.01%</text:span><text:span text:style-name="T46">個體 的 工具。</text:span></text:p>
                        </text:list-item>
                        <text:list-item>
                          <text:p text:style-name="P361"><text:span text:style-name="T46">明顯例子 是 T型鐵槌，</text:span><text:span text:style-name="T42">100%、</text:span><text:span text:style-name="T46">最適合 有手指的人類個體 的 工具。</text:span></text:p>
                        </text:list-item>
                        <text:list-item>
                          <text:p text:style-name="P361"><text:span text:style-name="T46">明顯例子 是 T型鐵槌， </text:span><text:span text:style-name="T47">小於100%</text:span><text:span text:style-name="T46">、相對適合 沒有手指的人類個體 的 工具。</text:span></text:p>
                          <text:list>
                            <text:list-item>
                              <text:p text:style-name="P473">明顯例子 是 該人類個體 藉由 兩個手掌 使用 T型鐵槌。</text:p>
                            </text:list-item>
                          </text:list>
                        </text:list-item>
                        <text:list-item>
                          <text:p text:style-name="P362"><text:span text:style-name="T46">明顯例子 是 手套T型鐵槌，</text:span><text:span text:style-name="T42">100%、</text:span><text:span text:style-name="T46">最適合 沒有手指的人類個體 的 工具。</text:span></text:p>
                          <text:list>
                            <text:list-item>
                              <text:p text:style-name="P473">明顯例子 是 該人類個體 藉由 兩個手掌 使用 T型鐵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4">物種 根據 常態分佈、非監督式學習 能夠 逐漸發展出 絕對型終極工具、特化型終極工具。</text:p>
                  <text:list>
                    <text:list-item>
                      <text:p text:style-name="P475">絕對型終極工具。</text:p>
                      <text:list>
                        <text:list-item>
                          <text:p text:style-name="P475">只要 該物種的個體 是 正常個體，使用 效率、有效功率、上手速率 最高。</text:p>
                          <text:list>
                            <text:list-item>
                              <text:p text:style-name="P476">實際上，物種 不存在 正常個體、異常個體、中二個體。</text:p>
                            </text:list-item>
                            <text:list-item>
                              <text:p text:style-name="P477">所謂的正常個體 只是 藉由 非監督式學習、統計、特徵，所命名出來的 分類。</text:p>
                              <text:list>
                                <text:list-item>
                                  <text:p text:style-name="P478">多數派 是 正常。</text:p>
                                  <text:list>
                                    <text:list-item>
                                      <text:p text:style-name="P478">該物種的個體群 認定 該個體 是 正常個體。</text:p>
                                    </text:list-item>
                                  </text:list>
                                </text:list-item>
                                <text:list-item>
                                  <text:p text:style-name="P478">少數派 是 異常。</text:p>
                                  <text:list>
                                    <text:list-item>
                                      <text:p text:style-name="P479">該物種的個體群 認定 該個體 是 異常個體。</text:p>
                                    </text:list-item>
                                  </text:list>
                                </text:list-item>
                                <text:list-item>
                                  <text:p text:style-name="P478">單一派 是 中二。</text:p>
                                  <text:list>
                                    <text:list-item>
                                      <text:p text:style-name="P479">該物種的個體群 認定 該個體 是 中二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0">該工具 就是 該個體 的 絕對型終極工具。</text:p>
                        </text:list-item>
                        <text:list-item>
                          <text:p text:style-name="P480">先天性、自然而然、理所當然 的 最適合該個體 使用 的 工具。</text:p>
                        </text:list-item>
                      </text:list>
                    </text:list-item>
                    <text:list-item>
                      <text:p text:style-name="P475">特化型終極工具</text:p>
                      <text:list>
                        <text:list-item>
                          <text:p text:style-name="P481">該物種的個體 是 異常個體，使用 效率、有效功率、上手速率 最高。</text:p>
                          <text:list>
                            <text:list-item>
                              <text:p text:style-name="P482">特化型終極工具 是 小批量生產 該種類異常個體 的 終極工具。</text:p>
                              <text:list>
                                <text:list-item>
                                  <text:p text:style-name="P483">該種類 是透過 非監督式學習，找出 共同點（群）。</text:p>
                                </text:list-item>
                                <text:list-item>
                                  <text:p text:style-name="P483">藉由 該共同點 設計、製造、使用 特化型終極工具。</text:p>
                                  <text:list>
                                    <text:list-item>
                                      <text:p text:style-name="P484">共同點 是 該種類 異常個體共有的 特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2">該物種的個體 是 中二個體，使用 效率、有效功率、上手速率 最高。</text:p>
                          <text:list>
                            <text:list-item>
                              <text:p text:style-name="P482">特化型終極工具 是 客製化 該種類異常個體 的 終極工具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5">絕對型終極工具、相對型終極工具。</text:p>
                  <text:list>
                    <text:list-item>
                      <text:p text:style-name="P486">某一特定物種 只有一種 絕對型終極工具。</text:p>
                    </text:list-item>
                    <text:list-item>
                      <text:p text:style-name="P277"><text:span text:style-name="T117">某一特定物種 有</text:span><text:span text:style-name="T186">∞</text:span><text:span text:style-name="T117">種 相對型終極工具。</text:span></text:p>
                    </text:list-item>
                  </text:list>
                </text:list-item>
                <text:list-item>
                  <text:p text:style-name="P485">通用型終極工具、特化型終極工具</text:p>
                  <text:list>
                    <text:list-item>
                      <text:p text:style-name="P485">某一特定物種 只有一種 通用型終極工具。</text:p>
                    </text:list-item>
                    <text:list-item>
                      <text:p text:style-name="P278"><text:span text:style-name="T117">某一特定物種 有</text:span><text:span text:style-name="T186">∞</text:span><text:span text:style-name="T117">種 特化型終極工具。</text:span></text:p>
                    </text:list-item>
                  </text:list>
                </text:list-item>
                <text:list-item>
                  <text:p text:style-name="P487">通用型終極工具 也有 半衰期。</text:p>
                  <text:list>
                    <text:list-item>
                      <text:p text:style-name="P487">當下通用型終極工具 不代表 未來通用型終極工具。</text:p>
                    </text:list-item>
                    <text:list-item>
                      <text:p text:style-name="P487">隨著 本能、傳承 提升、昇華，通用型終極工具 也會隨著衰變成 通用型普通工具。</text:p>
                      <text:list>
                        <text:list-item>
                          <text:p text:style-name="P488">當下通用型終極工具 逐漸衰變成 過去通用型終極工具。</text:p>
                          <text:list>
                            <text:list-item>
                              <text:p text:style-name="P489">文明 隨著 該衰變，而 降低（文明正在使用的過去通用型終極工具）有效功率。</text:p>
                            </text:list-item>
                          </text:list>
                        </text:list-item>
                        <text:list-item>
                          <text:p text:style-name="P490">未來通用型終極工具 逐漸衰變成 當下通用型終極工具。</text:p>
                        </text:list-item>
                        <text:list-item>
                          <text:p text:style-name="P363"><text:span text:style-name="T46">該個體、該群體、該文明 要再次進行 </text:span><text:span text:style-name="T169">發散、維持、絕對收斂 過程。</text:span></text:p>
                          <text:list>
                            <text:list-item>
                              <text:p text:style-name="P363"><text:span text:style-name="T169">尋找出 符合、吻合、匹配 當下文明 的，</text:span><text:span text:style-name="T46">當下通用型終極工具。</text:span></text:p>
                            </text:list-item>
                            <text:list-item>
                              <text:p text:style-name="P364"><text:span text:style-name="T46">實際上，該個體、該群體、該文明 要隨時 </text:span><text:span text:style-name="T169">發散、維持、收斂、絕對收斂。</text:span></text:p>
                              <text:list>
                                <text:list-item>
                                  <text:p text:style-name="P364"><text:span text:style-name="T169">原因很明顯，</text:span><text:span text:style-name="T46">該個體、該群體、該文明 不知道 該通用型終極工具 已經過時。</text:span></text:p>
                                  <text:list>
                                    <text:list-item>
                                      <text:p text:style-name="P491">該個體、該群體、該文明 不知道 該工具 已經跟不上 文明 提升、昇華。</text:p>
                                    </text:list-item>
                                    <text:list-item>
                                      <text:p text:style-name="P492">提升、昇華 都能 大幅提升，工具 產出、有效功率、成功率、便利性。</text:p>
                                      <text:list>
                                        <text:list-item>
                                          <text:p text:style-name="P493">提升 跨領域移植 極端緩慢。</text:p>
                                          <text:list>
                                            <text:list-item>
                                              <text:p text:style-name="P493">某一特定領域 提升 工具。</text:p>
                                            </text:list-item>
                                            <text:list-item>
                                              <text:p text:style-name="P494">某一特定領域 運用 全新 原理、技術、排列組合 提升 工具。</text:p>
                                            </text:list-item>
                                            <text:list-item>
                                              <text:p text:style-name="P495">排列組合 是 舊有 原理、技術 結合應用。</text:p>
                                            </text:list-item>
                                            <text:list-item>
                                              <text:p text:style-name="P495">排列組合 是 全新、舊有 原理、技術 結合應用。</text:p>
                                            </text:list-item>
                                            <text:list-item>
                                              <text:p text:style-name="P495">排列組合 是 跨領域、多個領域 新舊 原理、技術 結合應用。</text:p>
                                            </text:list-item>
                                            <text:list-item>
                                              <text:p text:style-name="P496">該工具 大幅提升，該領域 的 產出、有效功率、成功率、便利性。</text:p>
                                            </text:list-item>
                                            <text:list-item>
                                              <text:p text:style-name="P365"><text:span text:style-name="T46">其他領域 有機率1</text:span><text:span text:style-name="T50">0000年後才</text:span><text:span text:style-name="T46">發現 該提升，才移植到自己領域。</text:span></text:p>
                                            </text:list-item>
                                            <text:list-item>
                                              <text:p text:style-name="P497">移植到自己領域 之後，該領域 才能以該提升為基底產生 提升。</text:p>
                                            </text:list-item>
                                            <text:list-item>
                                              <text:p text:style-name="P498">該領域移植過來的 提升 不一定 能成功、有正面效益、提高產出。</text:p>
                                            </text:list-item>
                                            <text:list-item>
                                              <text:p text:style-name="P284">該領域提升 成功之後，設計、製造、使用、優化 相對應的工具。</text:p>
                                            </text:list-item>
                                            <text:list-item>
                                              <text:p text:style-name="P285">該提升 有機率進一步產生 提升、昇華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9">昇華 跨領域移植 極端快速。</text:p>
                                          <text:list>
                                            <text:list-item>
                                              <text:p text:style-name="P494">某一特定領域 昇華 工具。</text:p>
                                            </text:list-item>
                                            <text:list-item>
                                              <text:p text:style-name="P494">某一特定領域 運用 全新 原理、技術、排列組合 提升 工具。</text:p>
                                            </text:list-item>
                                            <text:list-item>
                                              <text:p text:style-name="P496">該工具 大幅昇華，該領域 的 產出、有效功率、成功率、便利性。</text:p>
                                            </text:list-item>
                                            <text:list-item>
                                              <text:p text:style-name="P500">其他領域 迅速把 該昇華 移植到自己領域。</text:p>
                                            </text:list-item>
                                            <text:list-item>
                                              <text:p text:style-name="P501">移植到自己領域 之後，該領域 才能以該昇華為基底產生 昇華。</text:p>
                                            </text:list-item>
                                            <text:list-item>
                                              <text:p text:style-name="P502">該領域移植過來的 昇華 有極高 成功率、正面效益、產出提升率。</text:p>
                                            </text:list-item>
                                            <text:list-item>
                                              <text:p text:style-name="P503">該領域昇華 成功之後，設計、製造、使用、優化 相對應的工具。</text:p>
                                            </text:list-item>
                                            <text:list-item>
                                              <text:p text:style-name="P504">該昇華 有機率進一步產生 提升、昇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05">提升 很隱晦，該個體、該群體、該文明 相對容易 不知道要更新 工具，</text:p>
                                      <text:list>
                                        <text:list-item>
                                          <text:p text:style-name="P505">明顯例子，考古學的震波探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05">昇華 很明顯，該個體、該群體、該文明 相對容易 知道要更新 工具，</text:p>
                                      <text:list>
                                        <text:list-item>
                                          <text:p text:style-name="P505">明顯例子，工業革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6">該個體、該群體、該文明 提升、昇華，會逐漸 加速、頻繁、擴大影響層面。</text:p>
                          <text:list>
                            <text:list-item>
                              <text:p text:style-name="P507">該個體、該群體、該文明 的 提升、昇華，越 加速、頻繁、擴大影響層面。</text:p>
                            </text:list-item>
                            <text:list-item>
                              <text:p text:style-name="P507">所有的 當下通用型終極工具 提升、昇華，越 加速、頻繁、擴大影響層面。</text:p>
                            </text:list-item>
                            <text:list-item>
                              <text:p text:style-name="P507">所有的 當下特化型終極工具 提升、昇華，越 加速、頻繁、擴大影響層面。</text:p>
                              <text:list>
                                <text:list-item>
                                  <text:p text:style-name="P508">特化型終極工具 是以 通用型終極工具 為 基底、地基、根基，特化 出來。</text:p>
                                </text:list-item>
                              </text:list>
                            </text:list-item>
                            <text:list-item>
                              <text:p text:style-name="P509">落後的通用型終極工具 會牽制 文明、文明發展、文明發展程度、文明發展速度。</text:p>
                              <text:list>
                                <text:list-item>
                                  <text:p text:style-name="P510">木桶理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7"><text:span text:style-name="T144">文明 發展 </text:span>工具 <text:span text:style-name="T144">的目的</text:span>是<text:span text:style-name="T144">，</text:span>為了 <text:span text:style-name="T144">個體 </text:span>肉質層、意識層<text:span text:style-name="T144"> 的</text:span> 存在<text:span text:style-name="T144">、生存、生活、發展</text:span>。</text:p>
                  <text:list>
                    <text:list-item>
                      <text:p text:style-name="P511">達標、提升、昇華 肉質層、意識層 的 存在定命、生存機率、生活品質、發展成功率。</text:p>
                      <text:list>
                        <text:list-item>
                          <text:p text:style-name="P512">達標 是 至少要達到最低標準、至少要達到最低條件、至少要達到最低閥值。</text:p>
                        </text:list-item>
                      </text:list>
                    </text:list-item>
                    <text:list-item>
                      <text:p text:style-name="P512">工具（本身）重要，也不重要。<text:span text:style-name="T1">個體是單一、物種、群體、文明、文明群、&lt;_?</text:span><text:span text:style-name="T15">3_&gt; 個體</text:span></text:p>
                      <text:list>
                        <text:list-item>
                          <text:p text:style-name="P513">對於 文明 來說，工具 存在 重要。</text:p>
                          <text:list>
                            <text:list-item>
                              <text:p text:style-name="P512">明顯例子，人類 使用 樹枝工具 鑽木取火。</text:p>
                            </text:list-item>
                            <text:list-item>
                              <text:p text:style-name="P514">不 設計、製造、使用 工具 的 文明，極端有可能停留在 第零層級文明。</text:p>
                            </text:list-item>
                          </text:list>
                        </text:list-item>
                        <text:list-item>
                          <text:p text:style-name="P515">對於 文明 來說，哪一種工具 存在 不重要。</text:p>
                          <text:list>
                            <text:list-item>
                              <text:p text:style-name="P516">明顯例子，人類 使用 打火石工具 打石取火。</text:p>
                            </text:list-item>
                            <text:list-item>
                              <text:p text:style-name="P517">工具 會隨著文明的 本能、傳承 變化，而 衰變、更新、使用。</text:p>
                            </text:list-item>
                            <text:list-item>
                              <text:p text:style-name="P517">當下通用型終極工具 也會隨著文明的 本能、傳承 變化，而 衰變、更新、使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2">工具 是為了讓 文明 達到 目標，而 存在、生存、生活、發展、繁衍、複製、突變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8"><text:bookmark-start text:name="遙視、穿越 與 微分"/>遙視、穿越 與 微分<text:bookmark-end text:name="遙視、穿越 與 微分"/></text:p>
          <text:list>
            <text:list-item>
              <text:p text:style-name="P519">遙視 是 透過 肉質層、意識層，觀測、認知、記憶。</text:p>
            </text:list-item>
            <text:list-item>
              <text:p text:style-name="P518">穿越 是 透過 肉質層、意識層，到達、進入、旅行。</text:p>
            </text:list-item>
            <text:list-item>
              <text:p text:style-name="P520">遙視、穿越 是 遙視、穿越 相同、不同 &lt;?3&gt;個體。</text:p>
              <text:list>
                <text:list-item>
                  <text:p text:style-name="P521">遙視、穿越 相同 &lt;?3&gt;個體 是 遙視、穿越 空間。</text:p>
                  <text:list>
                    <text:list-item>
                      <text:p text:style-name="P522">空間 是 人類認定的空間。</text:p>
                    </text:list-item>
                    <text:list-item>
                      <text:p text:style-name="P521">實際上，不是 遙視、穿越 空間。</text:p>
                    </text:list-item>
                    <text:list-item>
                      <text:p text:style-name="P523">實際上，空間 不存在。<text:span text:style-name="T1">（名可名）</text:span></text:p>
                    </text:list-item>
                    <text:list-item>
                      <text:p text:style-name="P523">實際上，空間 是 人類對（&lt;?3&gt;個體投影到）（人類能夠觀測的）該現象 的 命名。</text:p>
                      <text:list>
                        <text:list-item>
                          <text:p text:style-name="P524">&lt;?<text:span text:style-name="T208">3&gt;個體 投影到 </text:span>人類 能夠觀測的 投影個體。</text:p>
                        </text:list-item>
                        <text:list-item>
                          <text:p text:style-name="P524">明顯例子 是 動能個體 觀測到 人類個體。</text:p>
                        </text:list-item>
                        <text:list-item>
                          <text:p text:style-name="P525">明顯例子 是 動能個體 對 人類個體 命名為 空間。</text:p>
                          <text:list>
                            <text:list-item>
                              <text:p text:style-name="P526">空間 是 動能個體對（人類個體投影到）（動能能夠觀測的）該現象 的 命名。</text:p>
                            </text:list-item>
                            <text:list-item>
                              <text:p text:style-name="P527">動能個體 發現 動能個體質量 越大，空間的 扭曲、改變 越大。</text:p>
                              <text:list>
                                <text:list-item>
                                  <text:p text:style-name="P528">動能個體質量 是 動能個體（本身）的 大小。</text:p>
                                  <text:list>
                                    <text:list-item>
                                      <text:p text:style-name="P528">動能個體的動能 越大，動能個體質量 越大。</text:p>
                                    </text:list-item>
                                    <text:list-item>
                                      <text:p text:style-name="P529">動能個體的動能 越大，人類個體受力 越大。</text:p>
                                    </text:list-item>
                                    <text:list-item>
                                      <text:p text:style-name="P530">動能個體的動能 越大，人類個體移動 越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7">動能個體 發現 動能個體速度 越大，空間的 扭曲、改變 越大。</text:p>
                              <text:list>
                                <text:list-item>
                                  <text:p text:style-name="P531">動能個體速度 是 動能個體 的 移動速度。</text:p>
                                  <text:list>
                                    <text:list-item>
                                      <text:p text:style-name="P532">動能個體速度 為零，是 動能個體 在 人類個體 的 某一特定位置 作用。</text:p>
                                      <text:list>
                                        <text:list-item>
                                          <text:p text:style-name="P533">明顯例子 是 人類個體 用食指按住鼻子。</text:p>
                                          <text:list>
                                            <text:list-item>
                                              <text:p text:style-name="P534">食指 有 動能個體。</text:p>
                                            </text:list-item>
                                            <text:list-item>
                                              <text:p text:style-name="P535">鼻子 有 動能個體。<text:span text:style-name="T1">（作用力 與 反作用力）</text:span></text:p>
                                            </text:list-item>
                                            <text:list-item>
                                              <text:p text:style-name="P536">食指、鼻子 的 動能個體速度 為零。</text:p>
                                            </text:list-item>
                                            <text:list-item>
                                              <text:p text:style-name="P534">食指按住鼻子的力道 越大，動能個體質量 越大。</text:p>
                                            </text:list-item>
                                            <text:list-item>
                                              <text:p text:style-name="P537">動能個體質量 越大，食指按住鼻子的力道 越大。</text:p>
                                            </text:list-item>
                                            <text:list-item>
                                              <text:p text:style-name="P538">動能個體質量 越大，食指、鼻子 受力 越大。</text:p>
                                            </text:list-item>
                                            <text:list-item>
                                              <text:p text:style-name="P539">受力 是 所受到的力、所承受的力、所承受的機械力。</text:p>
                                            </text:list-item>
                                            <text:list-item>
                                              <text:p text:style-name="P540">受力 是 所承受的能量、所承受的儲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1">動能個體 有機率認定 只要 質量、速度 足夠大，空間 就能 折疊。</text:p>
                                  <text:list>
                                    <text:list-item>
                                      <text:p text:style-name="P542">明顯例子，曲線引擎。</text:p>
                                    </text:list-item>
                                    <text:list-item>
                                      <text:p text:style-name="P543">明顯例子，人類個體的手臂 蘊含的 動能個體。</text:p>
                                      <text:list>
                                        <text:list-item>
                                          <text:p text:style-name="P544">動能個體質量 越大，手臂的肌肉個體 越被壓縮、越緊縮、越收斂。</text:p>
                                          <text:list>
                                            <text:list-item>
                                              <text:p text:style-name="P545">明顯例子 是 鬆軟的食指 變成 緊硬的食指。</text:p>
                                            </text:list-item>
                                            <text:list-item>
                                              <text:p text:style-name="P544">相同質量，食指按壓 空氣、鼻子，肌肉個體 會有 不同的緊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46"><text:soft-page-break/>動能個體質量 越大，手臂的 肌肉個體群之間的 距離 越近。</text:p>
                                          <text:list>
                                            <text:list-item>
                                              <text:p text:style-name="P547">其他條件 相同，動能個體 通過 肌肉個體群的 數量 越多。</text:p>
                                            </text:list-item>
                                            <text:list-item>
                                              <text:p text:style-name="P548">動能個體 有機率 不需要通過肩膀，直接從 食指 到達 鼻子。</text:p>
                                            </text:list-item>
                                            <text:list-item>
                                              <text:p text:style-name="P549">動能個體 只要 讓 人類個體 用食指按住鼻子，就能 做到。</text:p>
                                            </text:list-item>
                                            <text:list-item>
                                              <text:p text:style-name="P550">動能個體 認定，直接從 食指 到達 鼻子，是 空間穿越 技術。</text:p>
                                            </text:list-item>
                                            <text:list-item>
                                              <text:p text:style-name="P551">動能個體 有機率認定 要在 食指挖洞，才能做到 空間穿越。</text:p>
                                            </text:list-item>
                                            <text:list-item>
                                              <text:p text:style-name="P552">動能個體 有機率浪費大量資源 增加 質量、速度，試圖 挖洞。</text:p>
                                            </text:list-item>
                                            <text:list-item>
                                              <text:p text:style-name="P553">該資源 是 該人類個體 的 資源、熱量、葡萄糖、脂肪、水份。</text:p>
                                            </text:list-item>
                                            <text:list-item>
                                              <text:p text:style-name="P554">該資源 是 該人類個體 蘊含的 所有個體 的 <text:span text:style-name="T177">共用資源。</text:span></text:p>
                                            </text:list-item>
                                            <text:list-item>
                                              <text:p text:style-name="P555">該人類個體 <text:span text:style-name="T177">蘊含的 所有個體 是 </text:span>動能個體、<text:span text:style-name="T177">生物電流</text:span>個體<text:span text:style-name="T177">。</text:span></text:p>
                                            </text:list-item>
                                            <text:list-item>
                                              <text:p text:style-name="P286">人類個體 極端難以理解 動能個體想要挖洞的 錯誤認知。</text:p>
                                            </text:list-item>
                                            <text:list-item>
                                              <text:p text:style-name="P49"><text:span text:style-name="T209">浪費資源的</text:span><text:span text:style-name="T150">動能</text:span><text:span text:style-name="T209">個體</text:span><text:span text:style-name="T150"> 極端</text:span><text:span text:style-name="T209">容易被</text:span><text:span text:style-name="T150">其他動能個體 視為威脅、</text:span><text:span text:style-name="T209">殲滅。</text:span></text:p>
                                            </text:list-item>
                                            <text:list-item>
                                              <text:p text:style-name="P287">浪費資源的動能個體 極端容易被肌肉個體 視為威脅、殲滅。</text:p>
                                            </text:list-item>
                                            <text:list-item>
                                              <text:p text:style-name="P287">浪費資源的動能個體 極端容易被人類個體 視為威脅、殲滅。</text:p>
                                            </text:list-item>
                                            <text:list-item>
                                              <text:p text:style-name="P288">明顯例子 是 抽筋、抽搐、帕金森氏症。</text:p>
                                            </text:list-item>
                                            <text:list-item>
                                              <text:p text:style-name="P50"><text:span text:style-name="T150">共用資源 是 該人類個體 的 </text:span><text:span text:style-name="T81">資源、熱量、葡萄糖、脂肪、水份。</text:span></text:p>
                                            </text:list-item>
                                            <text:list-item>
                                              <text:p text:style-name="P289">動能個體 浪費越多，其他個體 能夠使用、被分配到的 資源越少。</text:p>
                                            </text:list-item>
                                            <text:list-item>
                                              <text:p text:style-name="P51"><text:span text:style-name="T150">人類個體 的 </text:span><text:span text:style-name="T81">資源 不是 無限資源。</text:span></text:p>
                                            </text:list-item>
                                            <text:list-item>
                                              <text:p text:style-name="P290">人類個體 的 資源 是 有限資源。</text:p>
                                            </text:list-item>
                                            <text:list-item>
                                              <text:p text:style-name="P291">人類個體 必須 攝食，才能增加 資源。</text:p>
                                            </text:list-item>
                                            <text:list-item>
                                              <text:p text:style-name="P291">資源 消耗越快，人類個體 死亡率越高，動能個體 死亡率越高。</text:p>
                                            </text:list-item>
                                            <text:list-item>
                                              <text:p text:style-name="P292">生物電流個體 也是攝取 該共用資源。</text:p>
                                            </text:list-item>
                                            <text:list-item>
                                              <text:p text:style-name="P52"><text:span text:style-name="T150">生物電流個體、</text:span><text:span text:style-name="T81">動能個體</text:span><text:span text:style-name="T150"> 無法直接 感測、交互作用。</text:span></text:p>
                                            </text:list-item>
                                            <text:list-item>
                                              <text:p text:style-name="P52"><text:span text:style-name="T150">生物電流個體、</text:span><text:span text:style-name="T81">動能個體</text:span><text:span text:style-name="T150"> 有機率間接 感測、交互作用。</text:span></text:p>
                                            </text:list-item>
                                            <text:list-item>
                                              <text:p text:style-name="P293">動能個體 有機率認定 生物電流個體 是 生存在不同空間的物種。</text:p>
                                            </text:list-item>
                                            <text:list-item>
                                              <text:p text:style-name="P293">動能個體 有機率認定 生物電流個體 是 生存在不同時間的物種。</text:p>
                                            </text:list-item>
                                            <text:list-item>
                                              <text:p text:style-name="P53"><text:span text:style-name="T81">動能個體 有機率認定 </text:span><text:span text:style-name="T150">生物電流個體 是 生存在不同維度的物種。</text:span></text:p>
                                            </text:list-item>
                                            <text:list-item>
                                              <text:p text:style-name="P54"><text:span text:style-name="T150">實際上，</text:span><text:span text:style-name="T81">動能個體、</text:span><text:span text:style-name="T150">生物電流個體 都被蘊含在 </text:span><text:span text:style-name="T81">人類個體。</text:span></text:p>
                                            </text:list-item>
                                            <text:list-item>
                                              <text:p text:style-name="P55"><text:span text:style-name="T81">動能個體、</text:span><text:span text:style-name="T150">生物電流個體 無法直接 感測，導致 錯誤認知。</text:span></text:p>
                                            </text:list-item>
                                            <text:list-item>
                                              <text:p text:style-name="P55"><text:span text:style-name="T81">動能個體、</text:span><text:span text:style-name="T150">生物電流個體 無法直接 交互作用，導致 錯誤認知。</text:span></text:p>
                                            </text:list-item>
                                            <text:list-item>
                                              <text:p text:style-name="P294">動能個體 會對同樣的 動能個體 進行 取特徵、分類、命名。</text:p>
                                            </text:list-item>
                                            <text:list-item>
                                              <text:p text:style-name="P295">明顯例子 是 人形型動能個體、虎形動能個體、貓形動能個體。</text:p>
                                            </text:list-item>
                                            <text:list-item>
                                              <text:p text:style-name="P366"><text:span text:style-name="T46">動能個體 有機率 極端難以、無法 感測到 </text:span><text:span text:style-name="T172">生物電流個體。</text:span></text:p>
                                            </text:list-item>
                                            <text:list-item>
                                              <text:p text:style-name="P367"><text:span text:style-name="T46">動能個體 有機率 極端難以、無法 跟 </text:span><text:span text:style-name="T172">生物電流個體 交互作用。</text:span></text:p>
                                            </text:list-item>
                                            <text:list-item>
                                              <text:p text:style-name="P366"><text:span text:style-name="T172">原因很明顯，</text:span><text:span text:style-name="T46">動能個體 的 本能、傳承 </text:span><text:span text:style-name="T172">不夠高</text:span><text:span text:style-name="T46">。</text:span></text:p>
                                            </text:list-item>
                                            <text:list-item>
                                              <text:p text:style-name="P368"><text:span text:style-name="T46">動能個體 有機率 難以、拒絕 接受、承認 </text:span><text:span text:style-name="T172">生物電流個體 的存在。</text:span></text:p>
                                            </text:list-item>
                                            <text:list-item>
                                              <text:p text:style-name="P369"><text:span text:style-name="T172">即便 </text:span><text:span text:style-name="T46">動能個體 的 本能、傳承 足夠高，能夠 感測、</text:span><text:span text:style-name="T172">交互作用</text:span><text:span text:style-name="T46">。</text:span></text:p>
                                            </text:list-item>
                                            <text:list-item>
                                              <text:p text:style-name="P370"><text:span text:style-name="T46">動能個體、</text:span><text:span text:style-name="T172">生物電流個體 有機率 重疊、交錯，並且 沒有認知到。</text:span></text:p>
                                            </text:list-item>
                                            <text:list-item>
                                              <text:p text:style-name="P371"><text:span text:style-name="T46">動能個體 有機率認定 </text:span><text:span text:style-name="T172">生物電流個體 生存在 不同維度。</text:span></text:p>
                                            </text:list-item>
                                            <text:list-item>
                                              <text:p text:style-name="P372"><text:span text:style-name="T46">動能個體 有機率認定 </text:span><text:span text:style-name="T172">生物電流個體 是 高維度物種。</text:span></text:p>
                                            </text:list-item>
                                            <text:list-item>
                                              <text:p text:style-name="P372"><text:span text:style-name="T46">動能個體 有機率認定 </text:span><text:span text:style-name="T172">生物電流個體 是 低維度物種。</text:span></text:p>
                                            </text:list-item>
                                            <text:list-item>
                                              <text:p text:style-name="P373"><text:span text:style-name="T172">實際上，</text:span><text:span text:style-name="T46">動能個體、</text:span><text:span text:style-name="T172">生物電流個體 不是 高、低 維度 做分類。</text:span></text:p>
                                            </text:list-item>
                                            <text:list-item>
                                              <text:p text:style-name="P374"><text:span text:style-name="T172">實際上，</text:span><text:span text:style-name="T46">動能個體、</text:span><text:span text:style-name="T172">生物電流個體 是 能量、儲量 種類 做分類。</text:span></text:p>
                                            </text:list-item>
                                            <text:list-item>
                                              <text:p text:style-name="P296">動能個體 是 動能。</text:p>
                                            </text:list-item>
                                            <text:list-item>
                                              <text:p text:style-name="P297">生物電流 是 電能。</text:p>
                                            </text:list-item>
                                            <text:list-item>
                                              <text:p text:style-name="P298">生物電流的電能 不是 動能個體認定的電能。</text:p>
                                            </text:list-item>
                                            <text:list-item>
                                              <text:p text:style-name="P299">生物電流的電能 是 人類個體認定的電能。</text:p>
                                            </text:list-item>
                                            <text:list-item>
                                              <text:p text:style-name="P300">動能個體 有機率有 自己認定的電能。</text:p>
                                            </text:list-item>
                                            <text:list-item>
                                              <text:p text:style-name="P301">動能個體 有機率沒有 自己認定的電能。</text:p>
                                            </text:list-item>
                                            <text:list-item>
                                              <text:p text:style-name="P302">動能個體 有機率不存在 能夠被動能個體認定是電能的存在。</text:p>
                                            </text:list-item>
                                            <text:list-item>
                                              <text:p text:style-name="P375"><text:span text:style-name="T172">實際上，</text:span><text:span text:style-name="T46">動能個體、</text:span><text:span text:style-name="T172">生物電流個體 被蘊含在 同一個人類個體。</text:span></text:p>
                                            </text:list-item>
                                            <text:list-item>
                                              <text:p text:style-name="P3"><text:span text:style-name="T148">該人類</text:span><text:span text:style-name="T210">個體</text:span><text:span text:style-name="T148"> </text:span><text:span text:style-name="T210">有機率蘊含 </text:span><text:span text:style-name="T146">動能、</text:span><text:span text:style-name="T148">生物電流</text:span><text:span text:style-name="T210"> 複合型個體。</text:span></text:p>
                                            </text:list-item>
                                            <text:list-item>
                                              <text:p text:style-name="P376"><text:span text:style-name="T172">該複合型個體 有機率 感測 </text:span><text:span text:style-name="T46">動能</text:span><text:span text:style-name="T172">個體</text:span><text:span text:style-name="T46">、</text:span><text:span text:style-name="T172">生物電流個體。</text:span></text:p>
                                            </text:list-item>
                                            <text:list-item>
                                              <text:p text:style-name="P376"><text:span text:style-name="T172">該複合型個體 有機率 跟 </text:span><text:span text:style-name="T46">動能</text:span><text:span text:style-name="T172">個體</text:span><text:span text:style-name="T46">、</text:span><text:span text:style-name="T172">生物電流個體 交互作用。</text:span></text:p>
                                            </text:list-item>
                                            <text:list-item>
                                              <text:p text:style-name="P376"><text:span text:style-name="T172">該複合型個體 有機率 完全匿蹤於 </text:span><text:span text:style-name="T46">動能</text:span><text:span text:style-name="T172">個體</text:span><text:span text:style-name="T46">、</text:span><text:span text:style-name="T172">生物電流個體。</text:span></text:p>
                                            </text:list-item>
                                            <text:list-item>
                                              <text:p text:style-name="P377"><text:span text:style-name="T172">該複合型個體 有機率 透過 本能、傳承 變成 純粹</text:span><text:span text:style-name="T46">動能</text:span><text:span text:style-name="T172">個體。</text:span></text:p>
                                            </text:list-item>
                                            <text:list-item>
                                              <text:p text:style-name="P641">該複合型個體 有機率 透過 本能、傳承 變成 純粹生物電流個體。</text:p>
                                            </text:list-item>
                                            <text:list-item>
                                              <text:p text:style-name="P303">變成 是 主動、被動、被迫、暫時性、持續性、永久性 變成。</text:p>
                                            </text:list-item>
                                            <text:list-item>
                                              <text:p text:style-name="P304">人類 認定的 幽靈、鬼魂、妖魔鬼怪 有機率是 複合型個體 本身。</text:p>
                                            </text:list-item>
                                            <text:list-item>
                                              <text:p text:style-name="P305">人類 認定的 靈異事件、玄奇事蹟 有機率是 複合型個體的作為。</text:p>
                                            </text:list-item>
                                            <text:list-item>
                                              <text:p text:style-name="P306">人類 認定的 靈異事件 有機率是 生物電流個體的作為。</text:p>
                                            </text:list-item>
                                            <text:list-item>
                                              <text:p text:style-name="P307">明顯例子，生物電流 局部大電流通過 導致肌肉 收縮、抽筋。</text:p>
                                            </text:list-item>
                                            <text:list-item>
                                              <text:p text:style-name="P378"><text:span text:style-name="T172">該例子 是 相對直接型 交互作用，生物電流 → 肌肉 → </text:span><text:span text:style-name="T46">動能。</text:span></text:p>
                                            </text:list-item>
                                            <text:list-item>
                                              <text:p text:style-name="P308">明顯例子，生物電流 傳遞疼痛情報，人類個體的大腦 收縮 肌肉。</text:p>
                                            </text:list-item>
                                            <text:list-item>
                                              <text:p text:style-name="P378"><text:span text:style-name="T172">該例子 是 間接型 交互作用，生物電流→大腦→肌肉→</text:span><text:span text:style-name="T46">動能。</text:span></text:p>
                                            </text:list-item>
                                            <text:list-item>
                                              <text:p text:style-name="P308">明顯例子，肌肉 收縮、抽筋 導致 動能 改變。</text:p>
                                            </text:list-item>
                                            <text:list-item>
                                              <text:p text:style-name="P309">動能個體 感測、感知、認知 到 動能變化，卻找不出合理解釋。</text:p>
                                            </text:list-item>
                                            <text:list-item>
                                              <text:p text:style-name="P309">原因很明顯，肌肉個體 自己發生變化，反過來產生 動能。</text:p>
                                            </text:list-item>
                                            <text:list-item>
                                              <text:p text:style-name="P309">反過來 是 對於 動能個體 來說。</text:p>
                                            </text:list-item>
                                            <text:list-item>
                                              <text:p text:style-name="P310">動能個體 有機率認定 動能個體 會改變 肌肉個體。</text:p>
                                            </text:list-item>
                                            <text:list-item>
                                              <text:p text:style-name="P310">動能個體 有機率認定 肌肉個體 不會改變 動能個體。</text:p>
                                            </text:list-item>
                                            <text:list-item>
                                              <text:p text:style-name="P311">動能個體 有機率認定 肌肉個體 不可能改變 動能個體。</text:p>
                                            </text:list-item>
                                            <text:list-item>
                                              <text:p text:style-name="P312">實際上，肌肉個體 有機率改變 動能個體。</text:p>
                                            </text:list-item>
                                            <text:list-item>
                                              <text:p text:style-name="P313">實際上，肌肉個體 有機率 自主產生、自己產生 動能個體。</text:p>
                                            </text:list-item>
                                            <text:list-item>
                                              <text:p text:style-name="P314">原因很明顯，肌肉個體 自己發生變化。</text:p>
                                            </text:list-item>
                                            <text:list-item>
                                              <text:p text:style-name="P379"><text:span text:style-name="T172">原因很明顯，動能個體認定的 空間 自己發生變化。</text:span><text:span text:style-name="T13">時間 也是</text:span></text:p>
                                            </text:list-item>
                                            <text:list-item>
                                              <text:p text:style-name="P315">動能個體的世界觀 沒有 生物電流個體的存在。</text:p>
                                            </text:list-item>
                                            <text:list-item>
                                              <text:p text:style-name="P315">動能個體的世界觀 沒有 生物電流導致肌肉個體抽筋的 概念。</text:p>
                                            </text:list-item>
                                            <text:list-item>
                                              <text:p text:style-name="P315">動能個體的世界觀 沒有 大腦的存在。</text:p>
                                            </text:list-item>
                                            <text:list-item>
                                              <text:p text:style-name="P315">動能個體的世界觀 沒有 大腦導致肌肉收縮的 概念。</text:p>
                                            </text:list-item>
                                            <text:list-item>
                                              <text:p text:style-name="P316">動能個體 認定是 靈異事件、玄奇事蹟、有東西在作祟、幽靈。</text:p>
                                            </text:list-item>
                                            <text:list-item>
                                              <text:p text:style-name="P317">實際上，只是 動能個體認定的 空間 在 收縮、變化，擾動 動能。</text:p>
                                            </text:list-item>
                                            <text:list-item>
                                              <text:p text:style-name="P318">動能個體 有機率只能 感測、交互作用 到 動能。</text:p>
                                            </text:list-item>
                                            <text:list-item>
                                              <text:p text:style-name="P318">動能個體的世界觀 有機率只有 動能、位能、偽電能、肌肉個體。</text:p>
                                            </text:list-item>
                                            <text:list-item>
                                              <text:p text:style-name="P319">偽電能 是 被動能個體認定是電能的 電能。</text:p>
                                            </text:list-item>
                                            <text:list-item>
                                              <text:p text:style-name="P380"><text:span text:style-name="T172">電能 是 被人類個體認定是電能的 電能。</text:span><text:span text:style-name="T13">電能</text:span><text:span text:style-name="T7">是&lt;_?</text:span><text:span text:style-name="T8">3_&gt;</text:span><text:span text:style-name="T14">個體認定</text:span></text:p>
                                            </text:list-item>
                                            <text:list-item>
                                              <text:p text:style-name="P56"><text:span text:style-name="T150">動能→位能→</text:span><text:span text:style-name="T154">動能，該動能個體 有機率 跟其他動能個體 融合</text:span><text:span text:style-name="T150">。</text:span></text:p>
                                            </text:list-item>
                                            <text:list-item>
                                              <text:p text:style-name="P57"><text:span text:style-name="T150">能量→</text:span><text:span text:style-name="T154">儲量</text:span><text:span text:style-name="T150">→</text:span><text:span text:style-name="T154">能量，該能量個體 有機率 跟其他能量個體 融合</text:span><text:span text:style-name="T150">。</text:span></text:p>
                                            </text:list-item>
                                            <text:list-item>
                                              <text:p text:style-name="P320">儲量 沒有完全還原成 能量，肉質層、意識層 會部分 消失。</text:p>
                                            </text:list-item>
                                            <text:list-item>
                                              <text:p text:style-name="P321">儲量 沒有還原成 能量，肉質層、意識層 會完全 消失。</text:p>
                                            </text:list-item>
                                            <text:list-item>
                                              <text:p text:style-name="P321">消失 是對 其他動能個體來說 消失不見。</text:p>
                                            </text:list-item>
                                            <text:list-item>
                                              <text:p text:style-name="P321">實際上，該個體仍然存在，位能型態，被儲存在肌肉個體裡面。</text:p>
                                            </text:list-item>
                                            <text:list-item>
                                              <text:p text:style-name="P322">該個體的儲量 隨著變化，有機率 逐漸被 還原、衰減 成 能量。</text:p>
                                            </text:list-item>
                                            <text:list-item>
                                              <text:p text:style-name="P322">變化 是 肌肉個體 本身的變化。</text:p>
                                            </text:list-item>
                                            <text:list-item>
                                              <text:p text:style-name="P323">還原成動能的位置 有 其他動能個體，兩個個體 會 融合。</text:p>
                                            </text:list-item>
                                            <text:list-item>
                                              <text:p text:style-name="P58"><text:span text:style-name="T150">明顯例子 是 人</text:span><text:span text:style-name="T155">形</text:span><text:span text:style-name="T150">動能個體、空氣</text:span><text:span text:style-name="T155">形</text:span><text:span text:style-name="T150">動能個體 融合。</text:span></text:p>
                                            </text:list-item>
                                            <text:list-item>
                                              <text:p text:style-name="P324">融合是 一個個體的能量 崁進 另一個個體的能量的間隙裡面。</text:p>
                                            </text:list-item>
                                            <text:list-item>
                                              <text:p text:style-name="P324">明顯例子 是 化學鍵 之間 有 空隙，直接塞 氮 在 該空隙。</text:p>
                                            </text:list-item>
                                            <text:list-item>
                                              <text:p text:style-name="P324">化學鍵 有機率 斷鏈，但是 整個 被填滿、密實，斷鏈也分不開。</text:p>
                                            </text:list-item>
                                            <text:list-item>
                                              <text:p text:style-name="P325">明顯例子 是 兩顆低密度的球體 被融合成 一顆高密度的球體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6">（延續）</text:p>
                                          <text:list>
                                            <text:list-item>
                                              <text:p text:style-name="P327">球體 是 球形動能個體、棒球狀動能個體。</text:p>
                                            </text:list-item>
                                            <text:list-item>
                                              <text:p text:style-name="P327">明顯例子 是 一顆球體 從 動能個體 變成 位能個體。</text:p>
                                            </text:list-item>
                                            <text:list-item>
                                              <text:p text:style-name="P328">第二顆球體 移動到 第一顆球體的空間座標 位置。</text:p>
                                            </text:list-item>
                                            <text:list-item>
                                              <text:p text:style-name="P329">第一顆球體 從 位能個體 變成 動能個體。</text:p>
                                            </text:list-item>
                                            <text:list-item>
                                              <text:p text:style-name="P330">兩顆球體 被融合成 一顆球體。</text:p>
                                            </text:list-item>
                                            <text:list-item>
                                              <text:p text:style-name="P324">還原成動能 的 位置 有其他動能個體，兩個個體 會 相互干涉。</text:p>
                                            </text:list-item>
                                            <text:list-item>
                                              <text:p text:style-name="P324">相互干涉 的 明顯例子，波的干涉現象。</text:p>
                                            </text:list-item>
                                            <text:list-item>
                                              <text:p text:style-name="P322">即便 該個體，從 位能 還原成 動能，該個體 有機率 被殲滅。</text:p>
                                            </text:list-item>
                                            <text:list-item>
                                              <text:p text:style-name="P331">融合、消失、相互干涉 的 明顯例子，費城實驗。</text:p>
                                            </text:list-item>
                                            <text:list-item>
                                              <text:p text:style-name="P332">月球 比 地球 相對適合，進行 能儲轉換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43">動能個體質量 越大，手臂的往內彎曲速度 越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6">動能個體 有機率認定 只要 質量、速度 足夠大，就能 跳躍、穿越 時間。</text:p>
                              <text:list>
                                <text:list-item>
                                  <text:p text:style-name="P557">人類個體 極端難以理解 動能個體，為什麼 動能個體 會有 這種錯誤認知。</text:p>
                                </text:list-item>
                                <text:list-item>
                                  <text:p text:style-name="P558">明顯例子，人類個體的手臂 蘊含的 動能個體。</text:p>
                                  <text:list>
                                    <text:list-item>
                                      <text:p text:style-name="P558">動能個體質量 越大，手臂的往內彎曲速度 越大。</text:p>
                                    </text:list-item>
                                    <text:list-item>
                                      <text:p text:style-name="P559">動能個體質量 維持不變，手臂的往內彎曲速度 靜者恆靜、動者恆動。</text:p>
                                      <text:list>
                                        <text:list-item>
                                          <text:p text:style-name="P560">靜 是 總力平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9">動能個體質量 維持不變，手臂的往內彎曲加速度 為零。</text:p>
                                    </text:list-item>
                                    <text:list-item>
                                      <text:p text:style-name="P561">動能個體速度 越大，手臂的往內彎曲加速度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2">實際上，遙視、穿越 空間，是 遙視、穿越 相同&lt;?3&gt;個體 的其他 能量、儲量。</text:p>
                    </text:list-item>
                  </text:list>
                </text:list-item>
                <text:list-item>
                  <text:p text:style-name="P563">遙視、穿越 不同 &lt;?3&gt;個體 是 遙視、穿越 時間、時空。</text:p>
                  <text:list>
                    <text:list-item>
                      <text:p text:style-name="P563">時間 是 人類認定的時間。</text:p>
                    </text:list-item>
                    <text:list-item>
                      <text:p text:style-name="P564">時空 是 人類認定的時空。</text:p>
                    </text:list-item>
                    <text:list-item>
                      <text:p text:style-name="P565">實際上，不是 遙視、穿越 時間、時空。</text:p>
                    </text:list-item>
                    <text:list-item>
                      <text:p text:style-name="P565">實際上，時間 是 人類對（&lt;?3&gt;個體投影到）（人類能夠觀測的）該現象 的 命名。</text:p>
                    </text:list-item>
                    <text:list-item>
                      <text:p text:style-name="P562">實際上，遙視、穿越 時間、時空，是 遙視、穿越 其他&lt;?3&gt;個體。</text:p>
                    </text:list-item>
                  </text:list>
                </text:list-item>
              </text:list>
            </text:list-item>
            <text:list-item>
              <text:p text:style-name="P566">不是 任何 時間、空間、情境 都能任意 遙視、穿越。</text:p>
              <text:list>
                <text:list-item>
                  <text:p text:style-name="P279"><text:span text:style-name="T117">明顯例子，在 連續可導的區間 才能進行 遙視、穿越。</text:span><text:span text:style-name="T6">（微分）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2:14.225000000</dc:date>
    <meta:editing-duration>P12DT10H45M27S</meta:editing-duration>
    <meta:editing-cycles>9740</meta:editing-cycles>
    <meta:document-statistic meta:table-count="0" meta:image-count="0" meta:object-count="0" meta:page-count="2" meta:paragraph-count="1476" meta:word-count="34963" meta:character-count="43103" meta:non-whitespace-character-count="37660"/>
  </office:meta>
</office:document-meta>
</file>